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Standard">
      <style:text-properties officeooo:paragraph-rsid="0019713a"/>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9713a" officeooo:paragraph-rsid="0019713a"/>
    </style:style>
    <style:style style:name="P4" style:family="paragraph" style:parent-style-name="Standard">
      <style:text-properties officeooo:paragraph-rsid="001a8156"/>
    </style:style>
    <style:style style:name="P5" style:family="paragraph" style:parent-style-name="Standard">
      <style:text-properties officeooo:paragraph-rsid="001c08f1"/>
    </style:style>
    <style:style style:name="P6" style:family="paragraph" style:parent-style-name="Standard">
      <style:text-properties officeooo:paragraph-rsid="001db1cd"/>
    </style:style>
    <style:style style:name="P7" style:family="paragraph" style:parent-style-name="Standard">
      <style:text-properties officeooo:rsid="001db1cd" officeooo:paragraph-rsid="001db1cd"/>
    </style:style>
    <style:style style:name="P8" style:family="paragraph" style:parent-style-name="Standard">
      <style:text-properties officeooo:rsid="001f429f" officeooo:paragraph-rsid="001db1cd"/>
    </style:style>
    <style:style style:name="P9" style:family="paragraph" style:parent-style-name="Standard">
      <style:text-properties officeooo:rsid="00250835" officeooo:paragraph-rsid="00250835"/>
    </style:style>
    <style:style style:name="P10" style:family="paragraph" style:parent-style-name="Standard">
      <style:text-properties officeooo:paragraph-rsid="002ad6e3"/>
    </style:style>
    <style:style style:name="P11" style:family="paragraph" style:parent-style-name="Standard">
      <style:text-properties officeooo:paragraph-rsid="002f8995"/>
    </style:style>
    <style:style style:name="P12" style:family="paragraph" style:parent-style-name="Standard">
      <style:text-properties officeooo:rsid="00375ffc" officeooo:paragraph-rsid="00375ffc"/>
    </style:style>
    <style:style style:name="P13" style:family="paragraph" style:parent-style-name="Standard">
      <style:text-properties officeooo:paragraph-rsid="003e7663"/>
    </style:style>
    <style:style style:name="P14" style:family="paragraph" style:parent-style-name="Standard">
      <style:text-properties officeooo:paragraph-rsid="00400c94"/>
    </style:style>
    <style:style style:name="P15" style:family="paragraph" style:parent-style-name="Standard">
      <style:text-properties officeooo:rsid="00400c94" officeooo:paragraph-rsid="00400c94"/>
    </style:style>
    <style:style style:name="P16" style:family="paragraph" style:parent-style-name="Standard">
      <style:text-properties officeooo:rsid="0040527b"/>
    </style:style>
    <style:style style:name="P17" style:family="paragraph" style:parent-style-name="Standard">
      <style:text-properties officeooo:paragraph-rsid="0041a069"/>
    </style:style>
    <style:style style:name="P18" style:family="paragraph" style:parent-style-name="Standard">
      <style:text-properties officeooo:paragraph-rsid="0042ea38"/>
    </style:style>
    <style:style style:name="P19" style:family="paragraph" style:parent-style-name="Standard">
      <style:text-properties officeooo:rsid="0042ea38" officeooo:paragraph-rsid="0042ea38"/>
    </style:style>
    <style:style style:name="P20" style:family="paragraph" style:parent-style-name="Standard">
      <style:text-properties officeooo:paragraph-rsid="0045c4e5"/>
    </style:style>
    <style:style style:name="P21" style:family="paragraph" style:parent-style-name="Standard">
      <style:text-properties officeooo:rsid="0045c4e5" officeooo:paragraph-rsid="0045c4e5"/>
    </style:style>
    <style:style style:name="P22" style:family="paragraph" style:parent-style-name="Standard">
      <style:text-properties officeooo:paragraph-rsid="0047101b"/>
    </style:style>
    <style:style style:name="P23" style:family="paragraph" style:parent-style-name="Standard">
      <style:text-properties officeooo:paragraph-rsid="0048cb95"/>
    </style:style>
    <style:style style:name="P24" style:family="paragraph" style:parent-style-name="Standard">
      <style:text-properties officeooo:paragraph-rsid="00491b9d"/>
    </style:style>
    <style:style style:name="P25" style:family="paragraph" style:parent-style-name="Standard">
      <style:text-properties officeooo:paragraph-rsid="004ce904"/>
    </style:style>
    <style:style style:name="P26" style:family="paragraph" style:parent-style-name="Standard">
      <style:text-properties officeooo:rsid="004ce904" officeooo:paragraph-rsid="004ce904"/>
    </style:style>
    <style:style style:name="P27" style:family="paragraph" style:parent-style-name="Standard">
      <style:text-properties officeooo:paragraph-rsid="004d20bd"/>
    </style:style>
    <style:style style:name="P28" style:family="paragraph" style:parent-style-name="Standard">
      <style:text-properties officeooo:paragraph-rsid="004e99f4"/>
    </style:style>
    <style:style style:name="P29" style:family="paragraph" style:parent-style-name="Standard">
      <style:text-properties officeooo:rsid="004e99f4" officeooo:paragraph-rsid="004e99f4"/>
    </style:style>
    <style:style style:name="P30" style:family="paragraph" style:parent-style-name="Standard">
      <style:text-properties officeooo:paragraph-rsid="00502c88"/>
    </style:style>
    <style:style style:name="P31" style:family="paragraph" style:parent-style-name="Standard">
      <style:text-properties officeooo:paragraph-rsid="0052c50f"/>
    </style:style>
    <style:style style:name="P32" style:family="paragraph" style:parent-style-name="Standard">
      <style:text-properties officeooo:rsid="005406b2" officeooo:paragraph-rsid="005406b2"/>
    </style:style>
    <style:style style:name="P33" style:family="paragraph" style:parent-style-name="Standard">
      <style:text-properties officeooo:paragraph-rsid="0054ceee"/>
    </style:style>
    <style:style style:name="P34" style:family="paragraph" style:parent-style-name="Standard">
      <style:text-properties officeooo:rsid="0054ceee" officeooo:paragraph-rsid="0054ceee"/>
    </style:style>
    <style:style style:name="P35" style:family="paragraph" style:parent-style-name="Standard">
      <style:text-properties officeooo:paragraph-rsid="0057156e"/>
    </style:style>
    <style:style style:name="P36" style:family="paragraph" style:parent-style-name="Standard">
      <style:text-properties officeooo:rsid="0057156e" officeooo:paragraph-rsid="0057156e"/>
    </style:style>
    <style:style style:name="P37" style:family="paragraph" style:parent-style-name="Standard">
      <style:text-properties officeooo:paragraph-rsid="005aa7c7"/>
    </style:style>
    <style:style style:name="P38" style:family="paragraph" style:parent-style-name="Standard">
      <style:text-properties officeooo:rsid="0058a128" officeooo:paragraph-rsid="0058a128"/>
    </style:style>
    <style:style style:name="P39" style:family="paragraph" style:parent-style-name="Standard">
      <style:text-properties officeooo:paragraph-rsid="005b1172"/>
    </style:style>
    <style:style style:name="P40" style:family="paragraph" style:parent-style-name="Standard">
      <style:text-properties officeooo:rsid="005b1997" officeooo:paragraph-rsid="005b1997"/>
    </style:style>
    <style:style style:name="P41" style:family="paragraph" style:parent-style-name="Standard">
      <style:text-properties officeooo:paragraph-rsid="005f1f97"/>
    </style:style>
    <style:style style:name="P42" style:family="paragraph" style:parent-style-name="Standard">
      <style:text-properties officeooo:rsid="005f1f97" officeooo:paragraph-rsid="005f1f97"/>
    </style:style>
    <style:style style:name="P43" style:family="paragraph" style:parent-style-name="Standard">
      <style:text-properties officeooo:paragraph-rsid="005f7b62"/>
    </style:style>
    <style:style style:name="P44" style:family="paragraph" style:parent-style-name="Standard">
      <style:text-properties officeooo:paragraph-rsid="006109f3"/>
    </style:style>
    <style:style style:name="P45" style:family="paragraph" style:parent-style-name="Standard">
      <style:text-properties officeooo:rsid="0062f7d2" officeooo:paragraph-rsid="0062f7d2"/>
    </style:style>
    <style:style style:name="P46" style:family="paragraph" style:parent-style-name="Standard">
      <style:text-properties officeooo:rsid="00630fbc" officeooo:paragraph-rsid="00630fbc"/>
    </style:style>
    <style:style style:name="P47" style:family="paragraph" style:parent-style-name="Standard">
      <style:text-properties officeooo:paragraph-rsid="0065f086"/>
    </style:style>
    <style:style style:name="P48" style:family="paragraph" style:parent-style-name="Standard">
      <style:text-properties officeooo:rsid="0065f086" officeooo:paragraph-rsid="0065f086"/>
    </style:style>
    <style:style style:name="P49" style:family="paragraph" style:parent-style-name="Standard">
      <style:text-properties officeooo:paragraph-rsid="0067d3e3"/>
    </style:style>
    <style:style style:name="P50" style:family="paragraph" style:parent-style-name="Standard">
      <style:text-properties officeooo:paragraph-rsid="0069c07f"/>
    </style:style>
    <style:style style:name="P51" style:family="paragraph" style:parent-style-name="Standard">
      <style:text-properties officeooo:rsid="0069c07f" officeooo:paragraph-rsid="0069c07f"/>
    </style:style>
    <style:style style:name="P52" style:family="paragraph" style:parent-style-name="Standard">
      <style:text-properties officeooo:paragraph-rsid="006c1f2a"/>
    </style:style>
    <style:style style:name="P53" style:family="paragraph" style:parent-style-name="Standard">
      <style:text-properties officeooo:paragraph-rsid="006d9cb3"/>
    </style:style>
    <style:style style:name="P54" style:family="paragraph" style:parent-style-name="Standard">
      <style:text-properties officeooo:paragraph-rsid="0070bd3e"/>
    </style:style>
    <style:style style:name="P55" style:family="paragraph" style:parent-style-name="Standard">
      <style:text-properties officeooo:paragraph-rsid="0071c47a"/>
    </style:style>
    <style:style style:name="P56" style:family="paragraph" style:parent-style-name="Standard">
      <style:text-properties officeooo:paragraph-rsid="0071ea39"/>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end" style:justify-single-word="false"/>
    </style:style>
    <style:style style:name="P59" style:family="paragraph" style:parent-style-name="Standard">
      <style:paragraph-properties fo:break-before="page"/>
      <style:text-properties fo:font-weight="bold" officeooo:paragraph-rsid="0052c50f" style:font-weight-asian="bold" style:font-weight-complex="bold"/>
    </style:style>
    <style:style style:name="T1" style:family="text">
      <style:text-properties officeooo:rsid="0019713a"/>
    </style:style>
    <style:style style:name="T2" style:family="text">
      <style:text-properties officeooo:rsid="001a8156"/>
    </style:style>
    <style:style style:name="T3" style:family="text">
      <style:text-properties style:text-position="super 58%" officeooo:rsid="001a8156"/>
    </style:style>
    <style:style style:name="T4" style:family="text">
      <style:text-properties style:text-position="super 58%" officeooo:rsid="0071ea39"/>
    </style:style>
    <style:style style:name="T5" style:family="text">
      <style:text-properties officeooo:rsid="001c08f1"/>
    </style:style>
    <style:style style:name="T6" style:family="text">
      <style:text-properties officeooo:rsid="001db1cd"/>
    </style:style>
    <style:style style:name="T7" style:family="text">
      <style:text-properties officeooo:rsid="001f429f"/>
    </style:style>
    <style:style style:name="T8" style:family="text">
      <style:text-properties officeooo:rsid="001f65ad"/>
    </style:style>
    <style:style style:name="T9" style:family="text">
      <style:text-properties officeooo:rsid="00201a21"/>
    </style:style>
    <style:style style:name="T10" style:family="text">
      <style:text-properties officeooo:rsid="002164b2"/>
    </style:style>
    <style:style style:name="T11" style:family="text">
      <style:text-properties officeooo:rsid="00228c8c"/>
    </style:style>
    <style:style style:name="T12" style:family="text">
      <style:text-properties officeooo:rsid="002321e2"/>
    </style:style>
    <style:style style:name="T13" style:family="text">
      <style:text-properties officeooo:rsid="00295c20"/>
    </style:style>
    <style:style style:name="T14" style:family="text">
      <style:text-properties officeooo:rsid="002cd5c3"/>
    </style:style>
    <style:style style:name="T15" style:family="text">
      <style:text-properties officeooo:rsid="002f8995"/>
    </style:style>
    <style:style style:name="T16" style:family="text">
      <style:text-properties officeooo:rsid="0030b6be"/>
    </style:style>
    <style:style style:name="T17" style:family="text">
      <style:text-properties officeooo:rsid="00318b33"/>
    </style:style>
    <style:style style:name="T18" style:family="text">
      <style:text-properties officeooo:rsid="0031b483"/>
    </style:style>
    <style:style style:name="T19" style:family="text">
      <style:text-properties officeooo:rsid="00330ebe"/>
    </style:style>
    <style:style style:name="T20" style:family="text">
      <style:text-properties officeooo:rsid="00362ea1"/>
    </style:style>
    <style:style style:name="T21" style:family="text">
      <style:text-properties officeooo:rsid="00375ffc"/>
    </style:style>
    <style:style style:name="T22" style:family="text">
      <style:text-properties officeooo:rsid="0038717f"/>
    </style:style>
    <style:style style:name="T23" style:family="text">
      <style:text-properties officeooo:rsid="0039a111"/>
    </style:style>
    <style:style style:name="T24" style:family="text">
      <style:text-properties officeooo:rsid="003b2414"/>
    </style:style>
    <style:style style:name="T25" style:family="text">
      <style:text-properties officeooo:rsid="003c4801"/>
    </style:style>
    <style:style style:name="T26" style:family="text">
      <style:text-properties officeooo:rsid="003e7663"/>
    </style:style>
    <style:style style:name="T27" style:family="text">
      <style:text-properties officeooo:rsid="00400c94"/>
    </style:style>
    <style:style style:name="T28" style:family="text">
      <style:text-properties officeooo:rsid="0040527b"/>
    </style:style>
    <style:style style:name="T29" style:family="text">
      <style:text-properties officeooo:rsid="0041a069"/>
    </style:style>
    <style:style style:name="T30" style:family="text">
      <style:text-properties officeooo:rsid="0042ea38"/>
    </style:style>
    <style:style style:name="T31" style:family="text">
      <style:text-properties officeooo:rsid="0045c4e5"/>
    </style:style>
    <style:style style:name="T32" style:family="text">
      <style:text-properties officeooo:rsid="0048cb95"/>
    </style:style>
    <style:style style:name="T33" style:family="text">
      <style:text-properties officeooo:rsid="00491b9d"/>
    </style:style>
    <style:style style:name="T34" style:family="text">
      <style:text-properties officeooo:rsid="004af74e"/>
    </style:style>
    <style:style style:name="T35" style:family="text">
      <style:text-properties officeooo:rsid="004ce904"/>
    </style:style>
    <style:style style:name="T36" style:family="text">
      <style:text-properties officeooo:rsid="004d20bd"/>
    </style:style>
    <style:style style:name="T37" style:family="text">
      <style:text-properties officeooo:rsid="004e0a67"/>
    </style:style>
    <style:style style:name="T38" style:family="text">
      <style:text-properties officeooo:rsid="004e99f4"/>
    </style:style>
    <style:style style:name="T39" style:family="text">
      <style:text-properties officeooo:rsid="00502c88"/>
    </style:style>
    <style:style style:name="T40" style:family="text">
      <style:text-properties officeooo:rsid="00520ab0"/>
    </style:style>
    <style:style style:name="T41" style:family="text">
      <style:text-properties officeooo:rsid="005406b2"/>
    </style:style>
    <style:style style:name="T42" style:family="text">
      <style:text-properties officeooo:rsid="0054ceee"/>
    </style:style>
    <style:style style:name="T43" style:family="text">
      <style:text-properties officeooo:rsid="0057156e"/>
    </style:style>
    <style:style style:name="T44" style:family="text">
      <style:text-properties officeooo:rsid="0059a068"/>
    </style:style>
    <style:style style:name="T45" style:family="text">
      <style:text-properties officeooo:rsid="005aa7c7"/>
    </style:style>
    <style:style style:name="T46" style:family="text">
      <style:text-properties officeooo:rsid="005b1172"/>
    </style:style>
    <style:style style:name="T47" style:family="text">
      <style:text-properties officeooo:rsid="005b3a91"/>
    </style:style>
    <style:style style:name="T48" style:family="text">
      <style:text-properties officeooo:rsid="005d3811"/>
    </style:style>
    <style:style style:name="T49" style:family="text">
      <style:text-properties officeooo:rsid="005f1f97"/>
    </style:style>
    <style:style style:name="T50" style:family="text">
      <style:text-properties officeooo:rsid="005f7b62"/>
    </style:style>
    <style:style style:name="T51" style:family="text">
      <style:text-properties officeooo:rsid="006109f3"/>
    </style:style>
    <style:style style:name="T52" style:family="text">
      <style:text-properties officeooo:rsid="0062f7d2"/>
    </style:style>
    <style:style style:name="T53" style:family="text">
      <style:text-properties officeooo:rsid="0064e2f7"/>
    </style:style>
    <style:style style:name="T54" style:family="text">
      <style:text-properties officeooo:rsid="0065f086"/>
    </style:style>
    <style:style style:name="T55" style:family="text">
      <style:text-properties officeooo:rsid="0067d3e3"/>
    </style:style>
    <style:style style:name="T56" style:family="text">
      <style:text-properties officeooo:rsid="0069c07f"/>
    </style:style>
    <style:style style:name="T57" style:family="text">
      <style:text-properties officeooo:rsid="006a9a5c"/>
    </style:style>
    <style:style style:name="T58" style:family="text">
      <style:text-properties officeooo:rsid="006a9c69"/>
    </style:style>
    <style:style style:name="T59" style:family="text">
      <style:text-properties officeooo:rsid="006c1f2a"/>
    </style:style>
    <style:style style:name="T60" style:family="text">
      <style:text-properties officeooo:rsid="006d9cb3"/>
    </style:style>
    <style:style style:name="T61" style:family="text">
      <style:text-properties officeooo:rsid="006f98aa"/>
    </style:style>
    <style:style style:name="T62" style:family="text">
      <style:text-properties officeooo:rsid="0070bd3e"/>
    </style:style>
    <style:style style:name="T63" style:family="text">
      <style:text-properties officeooo:rsid="0071c47a"/>
    </style:style>
    <style:style style:name="T64" style:family="text">
      <style:text-properties officeooo:rsid="0071ea3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gjnzh-OrCiE" text:style-name="Internet_20_link" text:visited-style-name="Visited_20_Internet_20_Link">Maxwell's Equations in Tensor Form</text:a></text:p>
      <text:p text:style-name="Standard"/>
      <text:p text:style-name="P2">Introduction</text:p>
      <text:p text:style-name="Standard"/>
      <text:p text:style-name="Standard"><text:span text:style-name="T1">W</text:span>e are going to continue our examination of <text:a xlink:type="simple" xlink:href="https://en.wikipedia.org/wiki/Maxwell%27s_equations" text:style-name="Internet_20_link" text:visited-style-name="Visited_20_Internet_20_Link">Maxwell's equations</text:a> in the context of prerequisites to QED so it's a very formal examination of Maxwell's equations, as I've been saying over and over again we're going to do it in reciprocal space eventually but we've been stuck in real space because it's a really rich topic and I want to cover I want to squeeze all the prerequisite juice out of it that we can</text:p>
      <text:p text:style-name="Standard">and now that we've gotten the potential formulation down, that is, we've written the Maxwell's equations as two second order differential equations that counts as a different form of Maxwell's equations. <text:span text:style-name="T2">T</text:span>he question is though, is it how different, is it really because if you look at regular old Maxwell's equations and when I say regular what I mean is we're treating electric field and the magnetic field as vector fields, regular vector fields and we've got four first order differential equations now first order and time first order in space because these are differential operators:</text:p>
      <text:p text:style-name="P3"/>
      <table:table table:name="Table1" table:style-name="Table1">
        <table:table-column table:style-name="Table1.A"/>
        <table:table-column table:style-name="Table1.B"/>
        <table:table-header-rows>
          <table:table-row>
            <table:table-cell table:style-name="Table1.A1" office:value-type="string">
              <text:p text:style-name="P57"><draw:frame draw:style-name="fr1" draw:name="Object1" text:anchor-type="as-char" svg:y="-0.2102in" svg:width="4.4898in" svg:height="0.2689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58">(<text:sequence text:ref-name="refText0" text:name="Text" text:formula="ooow:Text+1" style:num-format="1">1</text:sequence>)</text:p>
            </table:table-cell>
          </table:table-row>
        </table:table-header-rows>
      </table:table>
      <text:p text:style-name="P3"/>
      <table:table table:name="Table2" table:style-name="Table2">
        <table:table-column table:style-name="Table2.A"/>
        <table:table-column table:style-name="Table2.B"/>
        <table:table-header-rows>
          <table:table-row>
            <table:table-cell table:style-name="Table2.A1" office:value-type="string">
              <text:p text:style-name="P57"><draw:frame draw:style-name="fr1" draw:name="Object2" text:anchor-type="as-char" svg:y="-0.9807in" svg:width="2.1055in" svg:height="1.9173in" draw:z-index="1"><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58">(<text:sequence text:ref-name="refText1" text:name="Text" text:formula="ooow:Text+1" style:num-format="1">2</text:sequence>)</text:p>
            </table:table-cell>
          </table:table-row>
        </table:table-header-rows>
      </table:table>
      <text:p text:style-name="P1"/>
      <text:p text:style-name="P4"><text:span text:style-name="T2">W</text:span>e have compressed it into two equations, there's no doubt about that, but they're two <text:span text:style-name="T2">2</text:span><text:span text:style-name="T3">nd</text:span><text:span text:style-name="T2"> </text:span>order differential equations so the actual mathematical content, complexity and sophistication is arguably not improved:</text:p>
      <table:table table:name="Table3" table:style-name="Table3">
        <table:table-column table:style-name="Table3.A"/>
        <table:table-column table:style-name="Table3.B"/>
        <table:table-header-rows>
          <table:table-row>
            <table:table-cell table:style-name="Table3.A1" office:value-type="string">
              <text:p text:style-name="P57"><draw:frame draw:style-name="fr1" draw:name="Object3" text:anchor-type="as-char" svg:y="-0.6146in" svg:width="3.7008in" svg:height="1.1846in" draw:z-index="2"><draw:object xlink:href="./Object 3" xlink:type="simple" xlink:show="embed" xlink:actuate="onLoad"/><draw:image xlink:href="./ObjectReplacements/Object 3" xlink:type="simple" xlink:show="embed" xlink:actuate="onLoad"/><svg:desc>formula</svg:desc></draw:frame></text:p>
            </table:table-cell>
            <table:table-cell table:style-name="Table3.A1" office:value-type="string">
              <text:p text:style-name="P58">(<text:sequence text:ref-name="refText2" text:name="Text" text:formula="ooow:Text+1" style:num-format="1">3</text:sequence>)</text:p>
            </table:table-cell>
          </table:table-row>
        </table:table-header-rows>
      </table:table>
      <text:p text:style-name="P4"/>
      <text:p text:style-name="P5"><text:span text:style-name="T5">T</text:span>oday we're actually going to see about actually improving the knowledge density of these equations and we're going to take Maxwell's equations and write these four equations in tensor form and the goal here is to understand this notion this principle: I can take the electric field and the magnetic field and I can transform them from one reference frame to another reference frame from one <text:span text:style-name="T5">L</text:span>orentz frame to another, I can make these transformations and if I do that and I substitute the transform fields into this these four expressions I'm going to get the exact same four expressions in terms of these transformed fields. <text:span text:style-name="T5">T</text:span>he problem <text:span text:style-name="T5">i</text:span>s that's certainly not obvious we would have to execute this transformation and then plow through the mathematics and simplify things to get all of this written in prime <text:span text:style-name="T5">vector and scalars</text:span> like we'd have to do that and it would take a long time.</text:p>
      <text:p text:style-name="P5"><text:soft-page-break/></text:p>
      <text:p text:style-name="P5"><text:span text:style-name="T5">T</text:span>he fact that it is true is a big hint that we can create a relativistic form of this that uses what we call manifest <text:span text:style-name="T5">L</text:span>oren<text:span text:style-name="T5">t</text:span>z <text:span text:style-name="T5">in</text:span>variants which means that these equations will be not only, well they are <text:span text:style-name="T5">L</text:span>oren<text:span text:style-name="T5">t</text:span>z <text:span text:style-name="T5">in</text:span>variant but we are going to be able to write them down in a form that demonstrates the <text:span text:style-name="T5">L</text:span>orentz <text:span text:style-name="T5">in</text:span>variance just by their visual structure ultimately there is an improvement, a mathematical density improvement so to speak and the idea is well with mathematical improvement should come</text:p>
      <text:p text:style-name="Standard">some <text:span text:style-name="T5">interpretation</text:span> improvement so that's what we're going to do today and let's begin.</text:p>
      <text:p text:style-name="Standard"/>
      <text:p text:style-name="P2">The Four Vector</text:p>
      <text:p text:style-name="Standard"/>
      <text:p text:style-name="P6"><text:span text:style-name="T6">W</text:span>e have already worked pretty hard to understand the vector potential which is these three components of the vector potential<draw:frame draw:style-name="fr1" draw:name="Object4" text:anchor-type="as-char" svg:y="-0.1484in" svg:width="0.7835in" svg:height="0.2091in" draw:z-index="3"><draw:object xlink:href="./Object 4" xlink:type="simple" xlink:show="embed" xlink:actuate="onLoad"/><draw:image xlink:href="./ObjectReplacements/Object 4" xlink:type="simple" xlink:show="embed" xlink:actuate="onLoad"/></draw:frame>which we write as<draw:frame draw:style-name="fr1" draw:name="Object5" text:anchor-type="as-char" svg:y="-0.1484in" svg:width="0.2083in" svg:height="0.1839in" draw:z-index="4"><draw:object xlink:href="./Object 5" xlink:type="simple" xlink:show="embed" xlink:actuate="onLoad"/><draw:image xlink:href="./ObjectReplacements/Object 5" xlink:type="simple" xlink:show="embed" xlink:actuate="onLoad"/></draw:frame>now that we've mastered this vector potential idea and we also learned about the scalar potential now that we have these two potentials and we understand the relationship to<draw:frame draw:style-name="fr1" draw:name="Object6" text:anchor-type="as-char" svg:y="-0.1484in" svg:width="0.202in" svg:height="0.1839in" draw:z-index="5"><draw:object xlink:href="./Object 6" xlink:type="simple" xlink:show="embed" xlink:actuate="onLoad"/><draw:image xlink:href="./ObjectReplacements/Object 6" xlink:type="simple" xlink:show="embed" xlink:actuate="onLoad"/><svg:desc>formula</svg:desc></draw:frame>and<draw:frame draw:style-name="fr1" draw:name="Object7" text:anchor-type="as-char" svg:y="-0.1484in" svg:width="0.2in" svg:height="0.1839in" draw:z-index="6"><draw:object xlink:href="./Object 7" xlink:type="simple" xlink:show="embed" xlink:actuate="onLoad"/><draw:image xlink:href="./ObjectReplacements/Object 7" xlink:type="simple" xlink:show="embed" xlink:actuate="onLoad"/><svg:desc>formula</svg:desc></draw:frame>, well our first step into unifying Maxwell's equations into a tensor expression, is to first unify these two potentials together into a four vector and that four vector we call the <text:a xlink:type="simple" xlink:href="https://en.wikipedia.org/wiki/Electromagnetic_four-potential" text:style-name="Internet_20_link" text:visited-style-name="Visited_20_Internet_20_Link">four potential</text:a> and its first component in <text:span text:style-name="T6">S</text:span>I units is the scalar potential over<draw:frame draw:style-name="fr1" draw:name="Object8" text:anchor-type="as-char" svg:y="-0.1484in" svg:width="0.1626in" svg:height="0.1839in" draw:z-index="7"><draw:object xlink:href="./Object 8" xlink:type="simple" xlink:show="embed" xlink:actuate="onLoad"/><draw:image xlink:href="./ObjectReplacements/Object 8" xlink:type="simple" xlink:show="embed" xlink:actuate="onLoad"/></draw:frame>and then<draw:frame draw:style-name="fr1" draw:name="Object9" text:anchor-type="as-char" svg:y="-0.1484in" svg:width="0.7835in" svg:height="0.2091in" draw:z-index="8"><draw:object xlink:href="./Object 9" xlink:type="simple" xlink:show="embed" xlink:actuate="onLoad"/><draw:image xlink:href="./ObjectReplacements/Object 9" xlink:type="simple" xlink:show="embed" xlink:actuate="onLoad"/><svg:desc>formula</svg:desc></draw:frame>the three components of the vector potential:</text:p>
      <text:p text:style-name="P7"/>
      <table:table table:name="Table4" table:style-name="Table4">
        <table:table-column table:style-name="Table4.A"/>
        <table:table-column table:style-name="Table4.B"/>
        <table:table-header-rows>
          <table:table-row>
            <table:table-cell table:style-name="Table4.A1" office:value-type="string">
              <text:p text:style-name="P57"><draw:frame draw:style-name="fr1" draw:name="Object10" text:anchor-type="as-char" svg:y="-0.2in" svg:width="2.8047in" svg:height="0.2902in" draw:z-index="9"><draw:object xlink:href="./Object 10" xlink:type="simple" xlink:show="embed" xlink:actuate="onLoad"/><draw:image xlink:href="./ObjectReplacements/Object 10" xlink:type="simple" xlink:show="embed" xlink:actuate="onLoad"/><svg:desc>formula</svg:desc></draw:frame></text:p>
            </table:table-cell>
            <table:table-cell table:style-name="Table4.A1" office:value-type="string">
              <text:p text:style-name="P58">(<text:sequence text:ref-name="refText3" text:name="Text" text:formula="ooow:Text+1" style:num-format="1">4</text:sequence>)</text:p>
            </table:table-cell>
          </table:table-row>
        </table:table-header-rows>
      </table:table>
      <text:p text:style-name="P6"/>
      <text:p text:style-name="P6"><text:span text:style-name="T6">T</text:span>his is in one frame of reference so we're in some reference frame some inertial reference frame and in that inertial reference frame we have a vector potential that's a function of<draw:frame draw:style-name="fr1" draw:name="Object11" text:anchor-type="as-char" svg:y="-0.1484in" svg:width="0.648in" svg:height="0.1839in" draw:z-index="16"><draw:object xlink:href="./Object 11" xlink:type="simple" xlink:show="embed" xlink:actuate="onLoad"/><draw:image xlink:href="./ObjectReplacements/Object 11" xlink:type="simple" xlink:show="embed" xlink:actuate="onLoad"/></draw:frame>and we have a scalar potential likewise it's a function of<draw:frame draw:style-name="fr1" draw:name="Object12" text:anchor-type="as-char" svg:y="-0.1484in" svg:width="0.648in" svg:height="0.1839in" draw:z-index="17"><draw:object xlink:href="./Object 12" xlink:type="simple" xlink:show="embed" xlink:actuate="onLoad"/><draw:image xlink:href="./ObjectReplacements/Object 12" xlink:type="simple" xlink:show="embed" xlink:actuate="onLoad"/><svg:desc>formula</svg:desc></draw:frame>and we're going to combine these two together into a four potential. now first to be clear that's not an arbitrary step you can't just take any four things and make a four percent and make a four vector out of it or line them up and call it a four vector. <text:span text:style-name="T6">W</text:span>e have to understand what it means to be a four vector and the idea of course is that if I switch to a different Loren<text:span text:style-name="T7">t</text:span>z reference frame that that's going to be a Loren<text:span text:style-name="T7">t</text:span>z transformation of exactly the form that we learned about in earlier sections of this lecture:</text:p>
      <text:p text:style-name="P7"/>
      <table:table table:name="Table5" table:style-name="Table5">
        <table:table-column table:style-name="Table5.A"/>
        <table:table-column table:style-name="Table5.B"/>
        <table:table-header-rows>
          <table:table-row>
            <table:table-cell table:style-name="Table5.A1" office:value-type="string">
              <text:p text:style-name="P57"><draw:frame draw:style-name="fr1" draw:name="Object13" text:anchor-type="as-char" svg:y="-0.2in" svg:width="3.1252in" svg:height="0.2902in" draw:z-index="28"><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58">(<text:sequence text:ref-name="refText4" text:name="Text" text:formula="ooow:Text+1" style:num-format="1">5</text:sequence>)</text:p>
            </table:table-cell>
          </table:table-row>
        </table:table-header-rows>
      </table:table>
      <text:p text:style-name="P8"/>
      <table:table table:name="Table6" table:style-name="Table6">
        <table:table-column table:style-name="Table6.A"/>
        <table:table-column table:style-name="Table6.B"/>
        <table:table-header-rows>
          <table:table-row>
            <table:table-cell table:style-name="Table6.A1" office:value-type="string">
              <text:p text:style-name="P57"><draw:frame draw:style-name="fr1" draw:name="Object14" text:anchor-type="as-char" svg:y="-0.2154in" svg:width="1.1811in" svg:height="0.2874in" draw:z-index="29"><draw:object xlink:href="./Object 14" xlink:type="simple" xlink:show="embed" xlink:actuate="onLoad"/><draw:image xlink:href="./ObjectReplacements/Object 14" xlink:type="simple" xlink:show="embed" xlink:actuate="onLoad"/><svg:desc>formula</svg:desc></draw:frame></text:p>
            </table:table-cell>
            <table:table-cell table:style-name="Table6.A1" office:value-type="string">
              <text:p text:style-name="P58">(<text:sequence text:ref-name="refText5" text:name="Text" text:formula="ooow:Text+1" style:num-format="1">6</text:sequence>)</text:p>
            </table:table-cell>
          </table:table-row>
        </table:table-header-rows>
      </table:table>
      <text:p text:style-name="P6"/>
      <text:p text:style-name="P6"><text:span text:style-name="T8">W</text:span>e now know that we can take this <text:span text:style-name="T8">L</text:span>orentz transformation matrix take our four potential and transform it to a new Loren<text:span text:style-name="T8">t</text:span>z frame using the architecture of this Lorentz transformation matrix that's what it means to be a four potential. <text:span text:style-name="T9">N</text:span>ow you could ask the question well how do we know that this is a <text:span text:style-name="T9">four </text:span>potential, that we can make this construction that we know that this is the case? <text:span text:style-name="T9">T</text:span>hat's a good question and the answer is actually tricky but we're not going to go into it, that's one of the rabbit holes we are not going to go down. <text:span text:style-name="T9">Y</text:span>ou can google it, the proof is actually a little bit more subtle than you would imagine or the understanding is a little more subtle than you would imagine but for the purposes of getting into QED <text:sequence-ref text:reference-format="text" text:ref-name="refText3">(4)</text:sequence-ref><text:s/>is a four potential and this transformation <text:sequence-ref text:reference-format="text" text:ref-name="refText5">(6)</text:sequence-ref><text:s/>is true. <text:span text:style-name="T10">W</text:span>e're going to do this again for <text:span text:style-name="T10">the four </text:span>current, we're going to write the four current down as the three dimensional current density <draw:frame draw:style-name="fr1" draw:name="Object15" text:anchor-type="as-char" svg:y="-0.1484in" svg:width="0.1638in" svg:height="0.1839in" draw:z-index="30"><draw:object xlink:href="./Object 15" xlink:type="simple" xlink:show="embed" xlink:actuate="onLoad"/><draw:image xlink:href="./ObjectReplacements/Object 15" xlink:type="simple" xlink:show="embed" xlink:actuate="onLoad"/></draw:frame>, which we've already discussed, which is a function again of<draw:frame draw:style-name="fr1" draw:name="Object16" text:anchor-type="as-char" svg:y="-0.1484in" svg:width="0.648in" svg:height="0.1839in" draw:z-index="31"><draw:object xlink:href="./Object 16" xlink:type="simple" xlink:show="embed" xlink:actuate="onLoad"/><draw:image xlink:href="./ObjectReplacements/Object 16" xlink:type="simple" xlink:show="embed" xlink:actuate="onLoad"/><svg:desc>formula</svg:desc></draw:frame>and the charge density<draw:frame draw:style-name="fr1" draw:name="Object17" text:anchor-type="as-char" svg:y="-0.089in" svg:width="0.1984in" svg:height="0.1307in" draw:z-index="43"><draw:object xlink:href="./Object 17" xlink:type="simple" xlink:show="embed" xlink:actuate="onLoad"/><draw:image xlink:href="./ObjectReplacements/Object 17" xlink:type="simple" xlink:show="embed" xlink:actuate="onLoad"/></draw:frame>which is <text:span text:style-name="T10">also </text:span>a function of<draw:frame draw:style-name="fr1" draw:name="Object18" text:anchor-type="as-char" svg:y="-0.1484in" svg:width="0.648in" svg:height="0.1839in" draw:z-index="44"><draw:object xlink:href="./Object 18" xlink:type="simple" xlink:show="embed" xlink:actuate="onLoad"/><draw:image xlink:href="./ObjectReplacements/Object 18" xlink:type="simple" xlink:show="embed" xlink:actuate="onLoad"/><svg:desc>formula</svg:desc></draw:frame>and we're going to combine those into a <text:span text:style-name="T10">four</text:span> current as well and when we do that, what we mean is that we can transform it using a Lorentz transformation matrix and <text:soft-page-break/>this is the matrix that we spent so much time getting familiar with earlier and now we're getting the payoff.</text:p>
      <text:p text:style-name="Standard"/>
      <text:p text:style-name="Standard"><text:span text:style-name="T11">W</text:span>ith that first step we now need to understand that the way we're going to construct this is with four potential components so <text:sequence-ref text:reference-format="text" text:ref-name="refText3">(4)</text:sequence-ref><text:s/><text:span text:style-name="T12">are </text:span>the <text:span text:style-name="T12">contravariant</text:span> components of the <text:span text:style-name="T12">vector four potential, </text:span><text:span text:style-name="T12"><text:sequence-ref text:reference-format="text" text:ref-name="refText4">(5)</text:sequence-ref></text:span><text:span text:style-name="T12"><text:s/></text:span>are the covariant components of the vector <text:span text:style-name="T12">four</text:span> potential and these minus signs are introduced because we are assuming a mostly minus metric for our work. <text:span text:style-name="T12">W</text:span>e're going to use <text:span text:style-name="T12">SI</text:span> units, the <text:span text:style-name="T12">SI </text:span>units is really ultimately what this<draw:frame draw:style-name="fr1" draw:name="Object19" text:anchor-type="as-char" svg:y="-0.1484in" svg:width="0.1626in" svg:height="0.1839in" draw:z-index="10"><draw:object xlink:href="./Object 19" xlink:type="simple" xlink:show="embed" xlink:actuate="onLoad"/><draw:image xlink:href="./ObjectReplacements/Object 19" xlink:type="simple" xlink:show="embed" xlink:actuate="onLoad"/></draw:frame>, this speed of light constant comes from and we are going to use this mostly minus metric which is constant so we're <text:span text:style-name="T12">in </text:span>flat space time and mostly minus metric, even if you're in spherical or cylindrical coordinates you could always transform to <text:span text:style-name="T12">C</text:span>artesian coordinates and every point in space time would have this value for the metric and when you lower this index using this metric you're going to introduce these minus signs so that's using this very classic standard formula depicted right here <text:sequence-ref text:reference-format="text" text:ref-name="refText4">(5)</text:sequence-ref><text:s/>so that's the first step is we have to now in order to simplify Maxwell's equations</text:p>
      <text:p text:style-name="Standard">we have to realize that our vector and our scalar thing is actually a unified object called the four potential and that little unification is what opens the door to creating the electromagnetic field tensor which is our next subject.</text:p>
      <text:p text:style-name="Standard"/>
      <text:p text:style-name="P2">Transformation Matrix</text:p>
      <text:p text:style-name="Standard"/>
      <text:p text:style-name="Standard"><text:span text:style-name="T12">B</text:span>efore we move on I actually wrote this out a little bit more thoroughly so you could see it but this notion of transforming using the Lorentz transformation matrix. I'll remind you we went through in earlier lessons derived the most general form of this Lorenz transformation matrix and that general form, I suppose I should take these<draw:frame draw:style-name="fr1" draw:name="Object20" text:anchor-type="as-char" svg:y="-0.1228in" svg:width="0.2043in" svg:height="0.1646in" draw:z-index="11"><draw:object xlink:href="./Object 20" xlink:type="simple" xlink:show="embed" xlink:actuate="onLoad"/><draw:image xlink:href="./ObjectReplacements/Object 20" xlink:type="simple" xlink:show="embed" xlink:actuate="onLoad"/></draw:frame>in the denominator and give them parentheses because they're meant to be the magnitude of<draw:frame draw:style-name="fr1" draw:name="Object21" text:anchor-type="as-char" svg:y="-0.1228in" svg:width="0.2043in" svg:height="0.1646in" draw:z-index="46"><draw:object xlink:href="./Object 21" xlink:type="simple" xlink:show="embed" xlink:actuate="onLoad"/><draw:image xlink:href="./ObjectReplacements/Object 21" xlink:type="simple" xlink:show="embed" xlink:actuate="onLoad"/></draw:frame>the velocity<draw:frame draw:style-name="fr1" draw:name="Object22" text:anchor-type="as-char" svg:y="-0.1228in" svg:width="0.2043in" svg:height="0.1646in" draw:z-index="53"><draw:object xlink:href="./Object 22" xlink:type="simple" xlink:show="embed" xlink:actuate="onLoad"/><draw:image xlink:href="./ObjectReplacements/Object 22" xlink:type="simple" xlink:show="embed" xlink:actuate="onLoad"/></draw:frame>whereas this<draw:frame draw:style-name="fr1" draw:name="Object23" text:anchor-type="as-char" svg:y="-0.1602in" svg:width="0.2547in" svg:height="0.202in" draw:z-index="54"><draw:object xlink:href="./Object 23" xlink:type="simple" xlink:show="embed" xlink:actuate="onLoad"/><draw:image xlink:href="./ObjectReplacements/Object 23" xlink:type="simple" xlink:show="embed" xlink:actuate="onLoad"/></draw:frame>here is the second component of<draw:frame draw:style-name="fr1" draw:name="Object24" text:anchor-type="as-char" svg:y="-0.1228in" svg:width="0.2043in" svg:height="0.1646in" draw:z-index="55"><draw:object xlink:href="./Object 24" xlink:type="simple" xlink:show="embed" xlink:actuate="onLoad"/><draw:image xlink:href="./ObjectReplacements/Object 24" xlink:type="simple" xlink:show="embed" xlink:actuate="onLoad"/><svg:desc>formula</svg:desc></draw:frame></text:p>
      <text:p text:style-name="P9"/>
      <table:table table:name="Table7" table:style-name="Table7">
        <table:table-column table:style-name="Table7.A"/>
        <table:table-column table:style-name="Table7.B"/>
        <table:table-header-rows>
          <table:table-row>
            <table:table-cell table:style-name="Table7.A1" office:value-type="string">
              <text:p text:style-name="P57"><draw:frame draw:style-name="fr1" draw:name="Object25" text:anchor-type="as-char" svg:y="-0.9665in" svg:width="5.4874in" svg:height="1.8154in" draw:z-index="60"><draw:object xlink:href="./Object 25" xlink:type="simple" xlink:show="embed" xlink:actuate="onLoad"/><draw:image xlink:href="./ObjectReplacements/Object 25" xlink:type="simple" xlink:show="embed" xlink:actuate="onLoad"/><svg:desc>formula</svg:desc></draw:frame></text:p>
            </table:table-cell>
            <table:table-cell table:style-name="Table7.A1" office:value-type="string">
              <text:p text:style-name="P58">(<text:sequence text:ref-name="refText6" text:name="Text" text:formula="ooow:Text+1" style:num-format="1">7</text:sequence>)</text:p>
            </table:table-cell>
          </table:table-row>
        </table:table-header-rows>
      </table:table>
      <text:p text:style-name="Standard"/>
      <text:p text:style-name="P10"><text:span text:style-name="T13">I</text:span>f<draw:frame draw:style-name="fr1" draw:name="Object26" text:anchor-type="as-char" svg:y="-0.1244in" svg:width="0.2055in" svg:height="0.1654in" draw:z-index="57"><draw:object xlink:href="./Object 26" xlink:type="simple" xlink:show="embed" xlink:actuate="onLoad"/><draw:image xlink:href="./ObjectReplacements/Object 26" xlink:type="simple" xlink:show="embed" xlink:actuate="onLoad"/></draw:frame>is a vector <text:span text:style-name="T13">then</text:span><text:span text:style-name="T13"><draw:frame draw:style-name="fr1" draw:name="Object27" text:anchor-type="as-char" svg:y="-0.1602in" svg:width="1.428in" svg:height="0.202in" draw:z-index="58"><draw:object xlink:href="./Object 27" xlink:type="simple" xlink:show="embed" xlink:actuate="onLoad"/><draw:image xlink:href="./ObjectReplacements/Object 27" xlink:type="simple" xlink:show="embed" xlink:actuate="onLoad"/></draw:frame></text:span><text:span text:style-name="T13">. I</text:span>t's a little bit sloppy the way I did it but now I've cleaned it up with these parentheses but the point is this is a mess of a matrix, you've got these<draw:frame draw:style-name="fr1" draw:name="Object28" text:anchor-type="as-char" svg:y="-0.0866in" svg:width="0.2008in" svg:height="0.1283in" draw:z-index="59"><draw:object xlink:href="./Object 28" xlink:type="simple" xlink:show="embed" xlink:actuate="onLoad"/><draw:image xlink:href="./ObjectReplacements/Object 28" xlink:type="simple" xlink:show="embed" xlink:actuate="onLoad"/></draw:frame>term of course and then you've got the components of the velocity and you clearly are going to mix up all these components of the four potential together to get the four potential <text:span text:style-name="T14">in </text:span>the new reference frame</text:p>
      <text:p text:style-name="P10"/>
      <table:table table:name="Table8" table:style-name="Table8">
        <table:table-column table:style-name="Table8.A"/>
        <table:table-column table:style-name="Table8.B"/>
        <table:table-header-rows>
          <table:table-row>
            <table:table-cell table:style-name="Table8.A1" office:value-type="string">
              <text:p text:style-name="P57"><draw:frame draw:style-name="fr1" draw:name="Object30" text:anchor-type="as-char" svg:y="-0.7154in" svg:width="5.3161in" svg:height="1.3244in" draw:z-index="61"><draw:object xlink:href="./Object 30" xlink:type="simple" xlink:show="embed" xlink:actuate="onLoad"/><draw:image xlink:href="./ObjectReplacements/Object 30" xlink:type="simple" xlink:show="embed" xlink:actuate="onLoad"/><svg:desc>formula</svg:desc></draw:frame></text:p>
            </table:table-cell>
            <table:table-cell table:style-name="Table8.A1" office:value-type="string">
              <text:p text:style-name="P58">(<text:sequence text:ref-name="refText7" text:name="Text" text:formula="ooow:Text+1" style:num-format="1">8</text:sequence>)</text:p>
            </table:table-cell>
          </table:table-row>
        </table:table-header-rows>
      </table:table>
      <text:p text:style-name="P10"><text:soft-page-break/></text:p>
      <text:p text:style-name="P11"><text:span text:style-name="T15">W</text:span>hat's interesting about this is and if we just did a boost in the<draw:frame draw:style-name="fr1" draw:name="Object29" text:anchor-type="as-char" svg:y="-0.1484in" svg:width="0.1701in" svg:height="0.1839in" draw:z-index="62"><draw:object xlink:href="./Object 29" xlink:type="simple" xlink:show="embed" xlink:actuate="onLoad"/><draw:image xlink:href="./ObjectReplacements/Object 29" xlink:type="simple" xlink:show="embed" xlink:actuate="onLoad"/><svg:desc>formula</svg:desc></draw:frame>direction for example this is how it would ultimately look if you calculated the new components <text:sequence-ref text:reference-format="text" text:ref-name="refText7">(8)</text:sequence-ref><text:s/>but note by the way this is a there's a little bit of a subtle trick here remember that<draw:frame draw:style-name="fr1" draw:name="Object31" text:anchor-type="as-char" svg:y="-0.1484in" svg:width="0.261in" svg:height="0.2091in" draw:z-index="63"><draw:object xlink:href="./Object 31" xlink:type="simple" xlink:show="embed" xlink:actuate="onLoad"/><draw:image xlink:href="./ObjectReplacements/Object 31" xlink:type="simple" xlink:show="embed" xlink:actuate="onLoad"/></draw:frame>is a function of<draw:frame draw:style-name="fr1" draw:name="Object32" text:anchor-type="as-char" svg:y="-0.152in" svg:width="0.7736in" svg:height="0.1992in" draw:z-index="64"><draw:object xlink:href="./Object 32" xlink:type="simple" xlink:show="embed" xlink:actuate="onLoad"/><draw:image xlink:href="./ObjectReplacements/Object 32" xlink:type="simple" xlink:show="embed" xlink:actuate="onLoad"/><svg:desc>formula</svg:desc></draw:frame>and when I do this transformation, when I multiply these matri<text:span text:style-name="T16">x</text:span> elements by this column vector, I end up with<draw:frame draw:style-name="fr1" draw:name="Object33" text:anchor-type="as-char" svg:y="-0.1484in" svg:width="0.7835in" svg:height="0.2091in" draw:z-index="65"><draw:object xlink:href="./Object 33" xlink:type="simple" xlink:show="embed" xlink:actuate="onLoad"/><draw:image xlink:href="./ObjectReplacements/Object 33" xlink:type="simple" xlink:show="embed" xlink:actuate="onLoad"/></draw:frame>on the right hand side but what's interesting about it is this expression, for example <text:span text:style-name="T17">(second from the top of the result)</text:span><text:span text:style-name="T17"><draw:frame draw:style-name="fr1" draw:name="Object34" text:anchor-type="as-char" svg:y="-0.1484in" svg:width="0.3075in" svg:height="0.2091in" draw:z-index="66"><draw:object xlink:href="./Object 34" xlink:type="simple" xlink:show="embed" xlink:actuate="onLoad"/><draw:image xlink:href="./ObjectReplacements/Object 34" xlink:type="simple" xlink:show="embed" xlink:actuate="onLoad"/></draw:frame></text:span>or I guess you could say it's<draw:frame draw:style-name="fr1" draw:name="Object36" text:anchor-type="as-char" svg:y="-0.1602in" svg:width="0.2846in" svg:height="0.1957in" draw:z-index="67"><draw:object xlink:href="./Object 36" xlink:type="simple" xlink:show="embed" xlink:actuate="onLoad"/><draw:image xlink:href="./ObjectReplacements/Object 36" xlink:type="simple" xlink:show="embed" xlink:actuate="onLoad"/><svg:desc>formula</svg:desc></draw:frame>using our component notation, mean<text:span text:style-name="T18">s</text:span> the same thing. <text:span text:style-name="T18">T</text:span>his is still going to be a function of<draw:frame draw:style-name="fr1" draw:name="Object35" text:anchor-type="as-char" svg:y="-0.152in" svg:width="0.7736in" svg:height="0.1992in" draw:z-index="68"><draw:object xlink:href="./Object 35" xlink:type="simple" xlink:show="embed" xlink:actuate="onLoad"/><draw:image xlink:href="./ObjectReplacements/Object 35" xlink:type="simple" xlink:show="embed" xlink:actuate="onLoad"/><svg:desc>formula</svg:desc></draw:frame>but notice these guys are in the un-primed frame <text:s text:c="2"/>so this is an annoying little problem right because you're transforming the potential from the un-prime<text:span text:style-name="T18">d</text:span> to the prime<text:span text:style-name="T18">d</text:span> system but you're left with these functions that are still in terms of the un-primed system so you have to transform all of the<draw:frame draw:style-name="fr1" draw:name="Object37" text:anchor-type="as-char" svg:y="-0.152in" svg:width="0.7736in" svg:height="0.1992in" draw:z-index="69"><draw:object xlink:href="./Object 37" xlink:type="simple" xlink:show="embed" xlink:actuate="onLoad"/><draw:image xlink:href="./ObjectReplacements/Object 37" xlink:type="simple" xlink:show="embed" xlink:actuate="onLoad"/><svg:desc>formula</svg:desc></draw:frame>inside these functions to<draw:frame draw:style-name="fr1" draw:name="Object38" text:anchor-type="as-char" svg:y="-0.152in" svg:width="0.9598in" svg:height="0.1992in" draw:z-index="70"><draw:object xlink:href="./Object 38" xlink:type="simple" xlink:show="embed" xlink:actuate="onLoad"/><draw:image xlink:href="./ObjectReplacements/Object 38" xlink:type="simple" xlink:show="embed" xlink:actuate="onLoad"/><svg:desc>formula</svg:desc></draw:frame>so when you study this, don't forget that and the idea is why would you want to study it? <text:span text:style-name="T19">W</text:span>ell you might want to prove to yourself that the <text:span text:style-name="T18">C</text:span>oulomb gauge in the<draw:frame draw:style-name="fr1" draw:name="Object39" text:anchor-type="as-char" svg:y="-0.152in" svg:width="0.6366in" svg:height="0.1992in" draw:z-index="71"><draw:object xlink:href="./Object 39" xlink:type="simple" xlink:show="embed" xlink:actuate="onLoad"/><draw:image xlink:href="./ObjectReplacements/Object 39" xlink:type="simple" xlink:show="embed" xlink:actuate="onLoad"/></draw:frame>frame, if you transform to the prime<text:span text:style-name="T20">d</text:span> frame, this is not necessarily equal to zero, in fact it probably won't be but in order to do this check you have to take derivatives with the prim<text:span text:style-name="T20">ed</text:span> variables and you have to make sure you convert this<draw:frame draw:style-name="fr1" draw:name="Object40" text:anchor-type="as-char" svg:y="-0.152in" svg:width="0.6366in" svg:height="0.1992in" draw:z-index="74"><draw:object xlink:href="./Object 40" xlink:type="simple" xlink:show="embed" xlink:actuate="onLoad"/><draw:image xlink:href="./ObjectReplacements/Object 40" xlink:type="simple" xlink:show="embed" xlink:actuate="onLoad"/><svg:desc>formula</svg:desc></draw:frame><text:span text:style-name="T20">t</text:span>o<draw:frame draw:style-name="fr1" draw:name="Object41" text:anchor-type="as-char" svg:y="-0.152in" svg:width="0.7764in" svg:height="0.1992in" draw:z-index="79"><draw:object xlink:href="./Object 41" xlink:type="simple" xlink:show="embed" xlink:actuate="onLoad"/><draw:image xlink:href="./ObjectReplacements/Object 41" xlink:type="simple" xlink:show="embed" xlink:actuate="onLoad"/><svg:desc>formula</svg:desc></draw:frame>not just<draw:frame draw:style-name="fr1" draw:name="Object42" text:anchor-type="as-char" svg:y="-0.1484in" svg:width="0.2083in" svg:height="0.1839in" draw:z-index="84"><draw:object xlink:href="./Object 42" xlink:type="simple" xlink:show="embed" xlink:actuate="onLoad"/><draw:image xlink:href="./ObjectReplacements/Object 42" xlink:type="simple" xlink:show="embed" xlink:actuate="onLoad"/></draw:frame>to<draw:frame draw:style-name="fr1" draw:name="Object43" text:anchor-type="as-char" svg:y="-0.1484in" svg:width="0.2547in" svg:height="0.1839in" draw:z-index="86"><draw:object xlink:href="./Object 43" xlink:type="simple" xlink:show="embed" xlink:actuate="onLoad"/><draw:image xlink:href="./ObjectReplacements/Object 43" xlink:type="simple" xlink:show="embed" xlink:actuate="onLoad"/><svg:desc>formula</svg:desc></draw:frame>. <text:span text:style-name="T21">T</text:span>hat is the point of the value of being a four vector. <text:span text:style-name="T21">N</text:span>ow with this four vector potential we are going to now derive an <text:a xlink:type="simple" xlink:href="https://en.wikipedia.org/wiki/Electromagnetic_tensor" text:style-name="Internet_20_link" text:visited-style-name="Visited_20_Internet_20_Link"><text:span text:style-name="T22">E</text:span></text:a><text:a xlink:type="simple" xlink:href="https://en.wikipedia.org/wiki/Electromagnetic_tensor" text:style-name="Internet_20_link" text:visited-style-name="Visited_20_Internet_20_Link">lectromagnetic field tensor</text:a>.</text:p>
      <text:p text:style-name="P12"/>
      <table:table table:name="Table9" table:style-name="Table9">
        <table:table-column table:style-name="Table9.A"/>
        <table:table-column table:style-name="Table9.B"/>
        <table:table-header-rows>
          <table:table-row>
            <table:table-cell table:style-name="Table9.A1" office:value-type="string">
              <text:p text:style-name="P57"><draw:frame draw:style-name="fr1" draw:name="Object44" text:anchor-type="as-char" svg:y="-0.6417in" svg:width="4.7071in" svg:height="1.2098in" draw:z-index="88"><draw:object xlink:href="./Object 44" xlink:type="simple" xlink:show="embed" xlink:actuate="onLoad"/><draw:image xlink:href="./ObjectReplacements/Object 44" xlink:type="simple" xlink:show="embed" xlink:actuate="onLoad"/><svg:desc>formula</svg:desc></draw:frame></text:p>
            </table:table-cell>
            <table:table-cell table:style-name="Table9.A1" office:value-type="string">
              <text:p text:style-name="P58">(<text:sequence text:ref-name="refText8" text:name="Text" text:formula="ooow:Text+1" style:num-format="1">9</text:sequence>)</text:p>
            </table:table-cell>
          </table:table-row>
        </table:table-header-rows>
      </table:table>
      <text:p text:style-name="Standard"/>
      <text:p text:style-name="Standard"><text:span text:style-name="T22">W</text:span>ikipedia gives us this beautiful definition of the electromagnetic field tensor<draw:frame draw:style-name="fr1" draw:name="Object45" text:anchor-type="as-char" svg:y="-0.1484in" svg:width="0.3398in" svg:height="0.1839in" draw:z-index="89"><draw:object xlink:href="./Object 45" xlink:type="simple" xlink:show="embed" xlink:actuate="onLoad"/><draw:image xlink:href="./ObjectReplacements/Object 45" xlink:type="simple" xlink:show="embed" xlink:actuate="onLoad"/></draw:frame>and it does it component by component as long as you understand that<draw:frame draw:style-name="fr1" draw:name="Object46" text:anchor-type="as-char" svg:y="-0.1484in" svg:width="0.2083in" svg:height="0.1839in" draw:z-index="90"><draw:object xlink:href="./Object 46" xlink:type="simple" xlink:show="embed" xlink:actuate="onLoad"/><draw:image xlink:href="./ObjectReplacements/Object 46" xlink:type="simple" xlink:show="embed" xlink:actuate="onLoad"/></draw:frame>now is the four potential and these indices run from these indices run from<draw:frame draw:style-name="fr1" draw:name="Object47" text:anchor-type="as-char" svg:y="-0.1484in" svg:width="0.6516in" svg:height="0.1839in" draw:z-index="92"><draw:object xlink:href="./Object 47" xlink:type="simple" xlink:show="embed" xlink:actuate="onLoad"/><draw:image xlink:href="./ObjectReplacements/Object 47" xlink:type="simple" xlink:show="embed" xlink:actuate="onLoad"/></draw:frame>and when you do this and you execute this for each of the possible combinations for example<draw:frame draw:style-name="fr1" draw:name="Object48" text:anchor-type="as-char" svg:y="-0.1602in" svg:width="0.311in" svg:height="0.1957in" draw:z-index="93"><draw:object xlink:href="./Object 48" xlink:type="simple" xlink:show="embed" xlink:actuate="onLoad"/><draw:image xlink:href="./ObjectReplacements/Object 48" xlink:type="simple" xlink:show="embed" xlink:actuate="onLoad"/></draw:frame>all the way to I guess<draw:frame draw:style-name="fr1" draw:name="Object49" text:anchor-type="as-char" svg:y="-0.1602in" svg:width="0.3102in" svg:height="0.1957in" draw:z-index="94"><draw:object xlink:href="./Object 49" xlink:type="simple" xlink:show="embed" xlink:actuate="onLoad"/><draw:image xlink:href="./ObjectReplacements/Object 49" xlink:type="simple" xlink:show="embed" xlink:actuate="onLoad"/><svg:desc>formula</svg:desc></draw:frame>, you will generate a tensor that has components and each of the components can be expressed as the components of the electric or magnetic field and with the caveat that you have a few minus signs in there and a couple factors of<draw:frame draw:style-name="fr1" draw:name="Object50" text:anchor-type="as-char" svg:y="-0.1484in" svg:width="0.1626in" svg:height="0.1839in" draw:z-index="95"><draw:object xlink:href="./Object 50" xlink:type="simple" xlink:show="embed" xlink:actuate="onLoad"/><draw:image xlink:href="./ObjectReplacements/Object 50" xlink:type="simple" xlink:show="embed" xlink:actuate="onLoad"/></draw:frame> and <text:span text:style-name="T22">the </text:span>first thing you can notice from this definition is that<draw:frame draw:style-name="fr1" draw:name="Object51" text:anchor-type="as-char" svg:y="-0.1484in" svg:width="0.3398in" svg:height="0.1839in" draw:z-index="96"><draw:object xlink:href="./Object 51" xlink:type="simple" xlink:show="embed" xlink:actuate="onLoad"/><draw:image xlink:href="./ObjectReplacements/Object 51" xlink:type="simple" xlink:show="embed" xlink:actuate="onLoad"/><svg:desc>formula</svg:desc></draw:frame>is anti-symmetric right if you switch <draw:frame draw:style-name="fr1" draw:name="Object52" text:anchor-type="as-char" svg:y="-0.0827in" svg:width="0.1929in" svg:height="0.1244in" draw:z-index="98"><draw:object xlink:href="./Object 52" xlink:type="simple" xlink:show="embed" xlink:actuate="onLoad"/><draw:image xlink:href="./ObjectReplacements/Object 52" xlink:type="simple" xlink:show="embed" xlink:actuate="onLoad"/></draw:frame>and<draw:frame draw:style-name="fr1" draw:name="Object53" text:anchor-type="as-char" svg:y="-0.0862in" svg:width="0.1929in" svg:height="0.0957in" draw:z-index="99"><draw:object xlink:href="./Object 53" xlink:type="simple" xlink:show="embed" xlink:actuate="onLoad"/><draw:image xlink:href="./ObjectReplacements/Object 53" xlink:type="simple" xlink:show="embed" xlink:actuate="onLoad"/></draw:frame>you switch the sign of this thing and indeed this whole thing is obviously anti-symmetric<draw:frame draw:style-name="fr1" draw:name="Object54" text:anchor-type="as-char" svg:y="-0.1484in" svg:width="0.8638in" svg:height="0.1839in" draw:z-index="100"><draw:object xlink:href="./Object 54" xlink:type="simple" xlink:show="embed" xlink:actuate="onLoad"/><draw:image xlink:href="./ObjectReplacements/Object 54" xlink:type="simple" xlink:show="embed" xlink:actuate="onLoad"/><svg:desc>formula</svg:desc></draw:frame>, the diagonals are zero, that's important and this is the definition of the electromagnetic field tensor and the metric that we're using here for this is the mostly minus metric<draw:frame draw:style-name="fr1" draw:name="Object55" text:anchor-type="as-char" svg:y="-0.152in" svg:width="0.711in" svg:height="0.1992in" draw:z-index="101"><draw:object xlink:href="./Object 55" xlink:type="simple" xlink:show="embed" xlink:actuate="onLoad"/><draw:image xlink:href="./ObjectReplacements/Object 55" xlink:type="simple" xlink:show="embed" xlink:actuate="onLoad"/></draw:frame>. <text:span text:style-name="T22">I</text:span>f you use the mostly the mostly positive metric<draw:frame draw:style-name="fr1" draw:name="Object56" text:anchor-type="as-char" svg:y="-0.152in" svg:width="0.7799in" svg:height="0.1992in" draw:z-index="102"><draw:object xlink:href="./Object 56" xlink:type="simple" xlink:show="embed" xlink:actuate="onLoad"/><draw:image xlink:href="./ObjectReplacements/Object 56" xlink:type="simple" xlink:show="embed" xlink:actuate="onLoad"/><svg:desc>formula</svg:desc></draw:frame>, all the sign switch but we're not going to do that.</text:p>
      <text:p text:style-name="Standard"/>
      <text:p text:style-name="P13"><text:span text:style-name="T23">N</text:span>ow <text:span text:style-name="T25">you know </text:span>right away that this is a tensor and it's <text:span text:style-name="T23">L</text:span>oren<text:span text:style-name="T23">t</text:span>z <text:span text:style-name="T23">in</text:span>variant because if you look at this you see this is <text:span text:style-name="T23">a </text:span>fully indexed object so clearly it's every one of those things is subject to a Loren<text:span text:style-name="T23">t</text:span>z transformation and you'll just change<draw:frame draw:style-name="fr1" draw:name="Object57" text:anchor-type="as-char" svg:y="-0.0827in" svg:width="0.1929in" svg:height="0.1244in" draw:z-index="103"><draw:object xlink:href="./Object 57" xlink:type="simple" xlink:show="embed" xlink:actuate="onLoad"/><draw:image xlink:href="./ObjectReplacements/Object 57" xlink:type="simple" xlink:show="embed" xlink:actuate="onLoad"/></draw:frame><text:span text:style-name="T23">to</text:span><text:span text:style-name="T23"><draw:frame draw:style-name="fr1" draw:name="Object58" text:anchor-type="as-char" svg:y="-0.1484in" svg:width="0.2398in" svg:height="0.1902in" draw:z-index="104"><draw:object xlink:href="./Object 58" xlink:type="simple" xlink:show="embed" xlink:actuate="onLoad"/><draw:image xlink:href="./ObjectReplacements/Object 58" xlink:type="simple" xlink:show="embed" xlink:actuate="onLoad"/></draw:frame></text:span><text:span text:style-name="T23">and</text:span><text:span text:style-name="T23"><draw:frame draw:style-name="fr1" draw:name="Object59" text:anchor-type="as-char" svg:y="-0.0862in" svg:width="0.1929in" svg:height="0.0957in" draw:z-index="106"><draw:object xlink:href="./Object 59" xlink:type="simple" xlink:show="embed" xlink:actuate="onLoad"/><draw:image xlink:href="./ObjectReplacements/Object 59" xlink:type="simple" xlink:show="embed" xlink:actuate="onLoad"/><svg:desc>formula</svg:desc></draw:frame></text:span><text:span text:style-name="T23">to</text:span><text:span text:style-name="T23"><draw:frame draw:style-name="fr1" draw:name="Object60" text:anchor-type="as-char" svg:y="-0.1484in" svg:width="0.2398in" svg:height="0.1839in" draw:z-index="107"><draw:object xlink:href="./Object 60" xlink:type="simple" xlink:show="embed" xlink:actuate="onLoad"/><draw:image xlink:href="./ObjectReplacements/Object 60" xlink:type="simple" xlink:show="embed" xlink:actuate="onLoad"/><svg:desc>formula</svg:desc></draw:frame></text:span>and you'll have an expression that's true in the new frame<draw:frame draw:style-name="fr1" draw:name="Object61" text:anchor-type="as-char" svg:y="-0.1634in" svg:width="0.3953in" svg:height="0.1992in" draw:z-index="108"><draw:object xlink:href="./Object 61" xlink:type="simple" xlink:show="embed" xlink:actuate="onLoad"/><draw:image xlink:href="./ObjectReplacements/Object 61" xlink:type="simple" xlink:show="embed" xlink:actuate="onLoad"/><svg:desc>formula</svg:desc></draw:frame>will be true so this is an electromagnetic field tensor. <text:span text:style-name="T23">N</text:span>ow what you don't have to worry about so much in this prerequisite work is this whole notion of a tensor should never be separated from its unit vector part it's the part that makes it a tensor<draw:frame draw:style-name="fr1" draw:name="Object62" text:anchor-type="as-char" svg:y="-0.1484in" svg:width="0.8098in" svg:height="0.1839in" draw:z-index="109"><draw:object xlink:href="./Object 62" xlink:type="simple" xlink:show="embed" xlink:actuate="onLoad"/><draw:image xlink:href="./ObjectReplacements/Object 62" xlink:type="simple" xlink:show="embed" xlink:actuate="onLoad"/><svg:desc>formula</svg:desc></draw:frame>this in other words is simply a component a real number, this guy here is the actual tensor piece that <text:s/>makes it a vector space and if in the what is a tensor series I spend a lot of time on that but you remember even in the what is a tensor series I eventually say now that you understand this we can actually see why we can give this up and do everything in terms of the components. I'm not a fan of that, I mean anybody who did that <text:soft-page-break/>course knows I rail against it on the other hand, you can't follow me around everywhere and do what I say, you've got your own books to read and clearly <text:span text:style-name="T24">W</text:span>ikipedia has no trouble with it, as we see <text:sequence-ref text:reference-format="text" text:ref-name="refText8">(9)</text:sequence-ref>. <text:span text:style-name="T24">W</text:span>ikipedia does not have<draw:frame draw:style-name="fr1" draw:name="Object63" text:anchor-type="as-char" svg:y="-0.1244in" svg:width="0.5319in" svg:height="0.1484in" draw:z-index="110"><draw:object xlink:href="./Object 63" xlink:type="simple" xlink:show="embed" xlink:actuate="onLoad"/><draw:image xlink:href="./ObjectReplacements/Object 63" xlink:type="simple" xlink:show="embed" xlink:actuate="onLoad"/><svg:desc>formula</svg:desc></draw:frame>stuck next to<draw:frame draw:style-name="fr1" draw:name="Object64" text:anchor-type="as-char" svg:y="-0.1484in" svg:width="0.3398in" svg:height="0.1839in" draw:z-index="111"><draw:object xlink:href="./Object 64" xlink:type="simple" xlink:show="embed" xlink:actuate="onLoad"/><draw:image xlink:href="./ObjectReplacements/Object 64" xlink:type="simple" xlink:show="embed" xlink:actuate="onLoad"/><svg:desc>formula</svg:desc></draw:frame>that so clearly you can't live and die by that ideal that pedagogical ideology is I guess what I'm saying.</text:p>
      <text:p text:style-name="P13"/>
      <text:p text:style-name="P13"><text:span text:style-name="T26">T</text:span>here's the tensor and clearly you see already we have now unified these fields into a single mathematical object and they really do lose their identity because once we have an intensive form we think of it as universal to any possible Lorentz transformation that's out there that's interesting and once we you start Lorenz transforming this guy the<draw:frame draw:style-name="fr1" draw:name="Object65" text:anchor-type="as-char" svg:y="-0.1484in" svg:width="0.2in" svg:height="0.1839in" draw:z-index="112"><draw:object xlink:href="./Object 65" xlink:type="simple" xlink:show="embed" xlink:actuate="onLoad"/><draw:image xlink:href="./ObjectReplacements/Object 65" xlink:type="simple" xlink:show="embed" xlink:actuate="onLoad"/></draw:frame>field and the<draw:frame draw:style-name="fr1" draw:name="Object66" text:anchor-type="as-char" svg:y="-0.1484in" svg:width="0.202in" svg:height="0.1839in" draw:z-index="117"><draw:object xlink:href="./Object 66" xlink:type="simple" xlink:show="embed" xlink:actuate="onLoad"/><draw:image xlink:href="./ObjectReplacements/Object 66" xlink:type="simple" xlink:show="embed" xlink:actuate="onLoad"/><svg:desc>formula</svg:desc></draw:frame>field completely get mixed up and they lose their independent nature so once you start thinking of the <text:span text:style-name="T26">E</text:span>lectromagnetic field tensor as something that has validity in any Loren<text:span text:style-name="T26">t</text:span>z frame clearly you realize that the<draw:frame draw:style-name="fr1" draw:name="Object67" text:anchor-type="as-char" svg:y="-0.1484in" svg:width="0.2in" svg:height="0.1839in" draw:z-index="118"><draw:object xlink:href="./Object 67" xlink:type="simple" xlink:show="embed" xlink:actuate="onLoad"/><draw:image xlink:href="./ObjectReplacements/Object 67" xlink:type="simple" xlink:show="embed" xlink:actuate="onLoad"/><svg:desc>formula</svg:desc></draw:frame>and<draw:frame draw:style-name="fr1" draw:name="Object68" text:anchor-type="as-char" svg:y="-0.1484in" svg:width="0.202in" svg:height="0.1839in" draw:z-index="119"><draw:object xlink:href="./Object 68" xlink:type="simple" xlink:show="embed" xlink:actuate="onLoad"/><draw:image xlink:href="./ObjectReplacements/Object 68" xlink:type="simple" xlink:show="embed" xlink:actuate="onLoad"/><svg:desc>formula</svg:desc></draw:frame>fields do not have meaningful invariant natures and<draw:frame draw:style-name="fr1" draw:name="Object69" text:anchor-type="as-char" svg:y="-0.1484in" svg:width="0.3398in" svg:height="0.1839in" draw:z-index="121"><draw:object xlink:href="./Object 69" xlink:type="simple" xlink:show="embed" xlink:actuate="onLoad"/><draw:image xlink:href="./ObjectReplacements/Object 69" xlink:type="simple" xlink:show="embed" xlink:actuate="onLoad"/><svg:desc>formula</svg:desc></draw:frame>actually becomes the fundamental physical object and now arguably you could say well are we elevating the physical nature of the four potentia<text:span text:style-name="T26">l</text:span>, if<draw:frame draw:style-name="fr1" draw:name="Object70" text:anchor-type="as-char" svg:y="-0.1484in" svg:width="0.2in" svg:height="0.1839in" draw:z-index="122"><draw:object xlink:href="./Object 70" xlink:type="simple" xlink:show="embed" xlink:actuate="onLoad"/><draw:image xlink:href="./ObjectReplacements/Object 70" xlink:type="simple" xlink:show="embed" xlink:actuate="onLoad"/><svg:desc>formula</svg:desc></draw:frame><text:span text:style-name="T26">and</text:span><text:span text:style-name="T26"><draw:frame draw:style-name="fr1" draw:name="Object71" text:anchor-type="as-char" svg:y="-0.1484in" svg:width="0.202in" svg:height="0.1839in" draw:z-index="123"><draw:object xlink:href="./Object 71" xlink:type="simple" xlink:show="embed" xlink:actuate="onLoad"/><draw:image xlink:href="./ObjectReplacements/Object 71" xlink:type="simple" xlink:show="embed" xlink:actuate="onLoad"/><svg:desc>formula</svg:desc></draw:frame></text:span>is completely scrub now well this is a tensor but so is this expression, maybe these vector potentials are more important part of nature than we thought and yeah that this would definitely imply that this would definitely lead one to start thinking well maybe the four potentials are fundamental, the fields are not.</text:p>
      <text:p text:style-name="Standard"><text:span text:style-name="T26">Y</text:span>ou still have the problem of ambiguity though, you have this ambiguity of the four potentials and that just doesn't go away it just so there's a lot of debate to be had here but it's interesting to track the debate because you start understanding the nuts and bolts of what you're doing. <text:span text:style-name="T26">N</text:span>ow let's see how does this for potential actually give us these fields.</text:p>
      <text:p text:style-name="Standard"/>
      <text:p text:style-name="P2">Magnetic Field</text:p>
      <text:p text:style-name="Standard"/>
      <text:p text:style-name="P14"><text:span text:style-name="T27">T</text:span>he only way to exemplify this is just to do it. <text:span text:style-name="T27">T</text:span>he magnetic field is the curl of the vector potential now this is the vector <text:span text:style-name="T27">three</text:span> potential right so this is our elementary form where we have a vector and a vector and a curl of a vector is a vector so this is all good.</text:p>
      <text:p text:style-name="P15"/>
      <table:table table:name="Table10" table:style-name="Table10">
        <table:table-column table:style-name="Table10.A"/>
        <table:table-column table:style-name="Table10.B"/>
        <table:table-header-rows>
          <table:table-row>
            <table:table-cell table:style-name="Table10.A1" office:value-type="string">
              <text:p text:style-name="P57"><draw:frame draw:style-name="fr1" draw:name="Object72" text:anchor-type="as-char" svg:y="-0.2in" svg:width="5.2272in" svg:height="0.2902in" draw:z-index="125"><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58">(<text:sequence text:ref-name="refText9" text:name="Text" text:formula="ooow:Text+1" style:num-format="1">10</text:sequence>)</text:p>
            </table:table-cell>
          </table:table-row>
        </table:table-header-rows>
      </table:table>
      <text:p text:style-name="P14"/>
      <text:p text:style-name="P14"><text:span text:style-name="T27">I</text:span>f we look at<draw:frame draw:style-name="fr1" draw:name="Object74" text:anchor-type="as-char" svg:y="-0.1484in" svg:width="0.3398in" svg:height="0.1839in" draw:z-index="124"><draw:object xlink:href="./Object 74" xlink:type="simple" xlink:show="embed" xlink:actuate="onLoad"/><draw:image xlink:href="./ObjectReplacements/Object 74" xlink:type="simple" xlink:show="embed" xlink:actuate="onLoad"/></draw:frame>and we look at its definition we realize that okay there's only so many components that aren't zero, we've got the diagonal of zero so let's forget those those are clearly going to be zero:</text:p>
      <text:p text:style-name="P14"/>
      <table:table table:name="Table11" table:style-name="Table11">
        <table:table-column table:style-name="Table11.A"/>
        <table:table-column table:style-name="Table11.B"/>
        <table:table-header-rows>
          <table:table-row>
            <table:table-cell table:style-name="Table11.A1" office:value-type="string">
              <text:p text:style-name="P57"><draw:frame draw:style-name="fr1" draw:name="Object73" text:anchor-type="as-char" svg:y="-0.1854in" svg:width="1.6638in" svg:height="0.2575in" draw:z-index="126"><draw:object xlink:href="./Object 73" xlink:type="simple" xlink:show="embed" xlink:actuate="onLoad"/><draw:image xlink:href="./ObjectReplacements/Object 73" xlink:type="simple" xlink:show="embed" xlink:actuate="onLoad"/><svg:desc>formula</svg:desc></draw:frame></text:p>
            </table:table-cell>
            <table:table-cell table:style-name="Table11.A1" office:value-type="string">
              <text:p text:style-name="P58">(<text:sequence text:ref-name="refText10" text:name="Text" text:formula="ooow:Text+1" style:num-format="1">11</text:sequence>)</text:p>
            </table:table-cell>
          </table:table-row>
        </table:table-header-rows>
      </table:table>
      <text:p text:style-name="P16"/>
      <table:table table:name="Table12" table:style-name="Table12">
        <table:table-column table:style-name="Table12.A"/>
        <table:table-column table:style-name="Table12.B"/>
        <table:table-header-rows>
          <table:table-row>
            <table:table-cell table:style-name="Table12.A1" office:value-type="string">
              <text:p text:style-name="P57"><draw:frame draw:style-name="fr1" draw:name="Object76" text:anchor-type="as-char" svg:y="-0.5134in" svg:width="3.289in" svg:height="0.9819in" draw:z-index="127"><draw:object xlink:href="./Object 76" xlink:type="simple" xlink:show="embed" xlink:actuate="onLoad"/><draw:image xlink:href="./ObjectReplacements/Object 76" xlink:type="simple" xlink:show="embed" xlink:actuate="onLoad"/><svg:desc>formula</svg:desc></draw:frame></text:p>
            </table:table-cell>
            <table:table-cell table:style-name="Table12.A1" office:value-type="string">
              <text:p text:style-name="P58">(<text:sequence text:ref-name="refText11" text:name="Text" text:formula="ooow:Text+1" style:num-format="1">12</text:sequence>)</text:p>
            </table:table-cell>
          </table:table-row>
        </table:table-header-rows>
      </table:table>
      <text:p text:style-name="Standard"/>
      <text:p text:style-name="Standard"><text:span text:style-name="T28">I</text:span>f you raise<draw:frame draw:style-name="fr1" draw:name="Object75" text:anchor-type="as-char" svg:y="-0.1484in" svg:width="0.3098in" svg:height="0.2091in" draw:z-index="128"><draw:object xlink:href="./Object 75" xlink:type="simple" xlink:show="embed" xlink:actuate="onLoad"/><draw:image xlink:href="./ObjectReplacements/Object 75" xlink:type="simple" xlink:show="embed" xlink:actuate="onLoad"/></draw:frame>two indices using the metric you learn that<draw:frame draw:style-name="fr1" draw:name="Object77" text:anchor-type="as-char" svg:y="-0.1484in" svg:width="0.2402in" svg:height="0.2091in" draw:z-index="129"><draw:object xlink:href="./Object 77" xlink:type="simple" xlink:show="embed" xlink:actuate="onLoad"/><draw:image xlink:href="./ObjectReplacements/Object 77" xlink:type="simple" xlink:show="embed" xlink:actuate="onLoad"/></draw:frame>is not only the<draw:frame draw:style-name="fr1" draw:name="Object78" text:anchor-type="as-char" svg:y="-0.1484in" svg:width="0.3098in" svg:height="0.2091in" draw:z-index="130"><draw:object xlink:href="./Object 78" xlink:type="simple" xlink:show="embed" xlink:actuate="onLoad"/><draw:image xlink:href="./ObjectReplacements/Object 78" xlink:type="simple" xlink:show="embed" xlink:actuate="onLoad"/><svg:desc>formula</svg:desc></draw:frame>component of the fully covariant form of the electromagnetic field tensor, it's also the fully contravariant form<draw:frame draw:style-name="fr1" draw:name="Object79" text:anchor-type="as-char" svg:y="-0.1602in" svg:width="0.3098in" svg:height="0.1957in" draw:z-index="131"><draw:object xlink:href="./Object 79" xlink:type="simple" xlink:show="embed" xlink:actuate="onLoad"/><draw:image xlink:href="./ObjectReplacements/Object 79" xlink:type="simple" xlink:show="embed" xlink:actuate="onLoad"/><svg:desc>formula</svg:desc></draw:frame>, in other words, raising these two indices doesn't change a sign. <text:span text:style-name="T29">S</text:span>ometimes you get a sign change actually for the electric fields you do get a sign change as you'll see in a moment so you can calculate this for all three of these and you do end up with this minus<draw:frame draw:style-name="fr1" draw:name="Object80" text:anchor-type="as-char" svg:y="-0.1484in" svg:width="0.3898in" svg:height="0.2091in" draw:z-index="132"><draw:object xlink:href="./Object 80" xlink:type="simple" xlink:show="embed" xlink:actuate="onLoad"/><draw:image xlink:href="./ObjectReplacements/Object 80" xlink:type="simple" xlink:show="embed" xlink:actuate="onLoad"/></draw:frame>and remember it's anti-symmetric. <text:span text:style-name="T29">Y</text:span>ou have a lot of these little weird index things going on but the point is that the spatial part of the tensor meaning</text:p>
      <text:p text:style-name="P17"><text:soft-page-break/>the part that has no index that's zero are all related to the magnetic field except for the diagonal ones which are zero because of the anti-symmetry of our definition.</text:p>
      <text:p text:style-name="P17"/>
      <text:p text:style-name="P18"><text:span text:style-name="T30">T</text:span>he electric parts are a little bit more interesting, you still just run the same definition straight up:</text:p>
      <text:p text:style-name="P19"/>
      <table:table table:name="Table13" table:style-name="Table13">
        <table:table-column table:style-name="Table13.A"/>
        <table:table-column table:style-name="Table13.B"/>
        <table:table-header-rows>
          <table:table-row>
            <table:table-cell table:style-name="Table13.A1" office:value-type="string">
              <text:p text:style-name="P57"><draw:frame draw:style-name="fr1" draw:name="Object81" text:anchor-type="as-char" svg:y="-0.9583in" svg:width="5.6957in" svg:height="1.8417in" draw:z-index="12"><draw:object xlink:href="./Object 81" xlink:type="simple" xlink:show="embed" xlink:actuate="onLoad"/><draw:image xlink:href="./ObjectReplacements/Object 81" xlink:type="simple" xlink:show="embed" xlink:actuate="onLoad"/><svg:desc>formula</svg:desc></draw:frame></text:p>
            </table:table-cell>
            <table:table-cell table:style-name="Table13.A1" office:value-type="string">
              <text:p text:style-name="P58">(<text:sequence text:ref-name="refText12" text:name="Text" text:formula="ooow:Text+1" style:num-format="1">13</text:sequence>)</text:p>
            </table:table-cell>
          </table:table-row>
        </table:table-header-rows>
      </table:table>
      <text:p text:style-name="P18"/>
      <text:p text:style-name="P20"><text:span text:style-name="T31">T</text:span>he reason we did that by the way is so we could use our definition of the electric field which is:</text:p>
      <text:p text:style-name="P21"/>
      <table:table table:name="Table14" table:style-name="Table14">
        <table:table-column table:style-name="Table14.A"/>
        <table:table-column table:style-name="Table14.B"/>
        <table:table-header-rows>
          <table:table-row>
            <table:table-cell table:style-name="Table14.A1" office:value-type="string">
              <text:p text:style-name="P57"><draw:frame draw:style-name="fr1" draw:name="Object82" text:anchor-type="as-char" svg:y="-0.3047in" svg:width="1.4209in" svg:height="0.4909in" draw:z-index="13"><draw:object xlink:href="./Object 82" xlink:type="simple" xlink:show="embed" xlink:actuate="onLoad"/><draw:image xlink:href="./ObjectReplacements/Object 82" xlink:type="simple" xlink:show="embed" xlink:actuate="onLoad"/><svg:desc>formula</svg:desc></draw:frame></text:p>
            </table:table-cell>
            <table:table-cell table:style-name="Table14.A1" office:value-type="string">
              <text:p text:style-name="P58">(<text:sequence text:ref-name="refText13" text:name="Text" text:formula="ooow:Text+1" style:num-format="1">14</text:sequence>)</text:p>
            </table:table-cell>
          </table:table-row>
        </table:table-header-rows>
      </table:table>
      <text:p text:style-name="P20"/>
      <text:p text:style-name="P22"><text:span text:style-name="T31">R</text:span>emember, to raise it I use this formula right here:</text:p>
      <text:p text:style-name="P22"/>
      <table:table table:name="Table15" table:style-name="Table15">
        <table:table-column table:style-name="Table15.A"/>
        <table:table-column table:style-name="Table15.B"/>
        <table:table-header-rows>
          <table:table-row>
            <table:table-cell table:style-name="Table15.A1" office:value-type="string">
              <text:p text:style-name="P57"><draw:frame draw:style-name="fr1" draw:name="Object83" text:anchor-type="as-char" svg:y="-0.1953in" svg:width="1.5925in" svg:height="0.2681in" draw:z-index="120"><draw:object xlink:href="./Object 83" xlink:type="simple" xlink:show="embed" xlink:actuate="onLoad"/><draw:image xlink:href="./ObjectReplacements/Object 83" xlink:type="simple" xlink:show="embed" xlink:actuate="onLoad"/><svg:desc>formula</svg:desc></draw:frame></text:p>
            </table:table-cell>
            <table:table-cell table:style-name="Table15.A1" office:value-type="string">
              <text:p text:style-name="P58">(<text:sequence text:ref-name="refText14" text:name="Text" text:formula="ooow:Text+1" style:num-format="1">15</text:sequence>)</text:p>
            </table:table-cell>
          </table:table-row>
        </table:table-header-rows>
      </table:table>
      <text:p text:style-name="P20"/>
      <text:p text:style-name="P23"><text:span text:style-name="T32">I</text:span>f I want the raised<draw:frame draw:style-name="fr1" draw:name="Object84" text:anchor-type="as-char" svg:y="-0.1484in" svg:width="0.3098in" svg:height="0.2091in" draw:z-index="133"><draw:object xlink:href="./Object 84" xlink:type="simple" xlink:show="embed" xlink:actuate="onLoad"/><draw:image xlink:href="./ObjectReplacements/Object 84" xlink:type="simple" xlink:show="embed" xlink:actuate="onLoad"/></draw:frame>, I execute this sum and what makes the sum simple is that all the off diagonal terms of the<draw:frame draw:style-name="fr1" draw:name="Object85" text:anchor-type="as-char" svg:y="-0.0839in" svg:width="0.1929in" svg:height="0.1256in" draw:z-index="134"><draw:object xlink:href="./Object 85" xlink:type="simple" xlink:show="embed" xlink:actuate="onLoad"/><draw:image xlink:href="./ObjectReplacements/Object 85" xlink:type="simple" xlink:show="embed" xlink:actuate="onLoad"/></draw:frame>’<text:span text:style-name="T32">s </text:span>are zero, so I don't have many terms in the sum I only have one term that survives but <draw:frame draw:style-name="fr1" draw:name="Object86" text:anchor-type="as-char" svg:y="-0.1602in" svg:width="0.2783in" svg:height="0.1957in" draw:z-index="135"><draw:object xlink:href="./Object 86" xlink:type="simple" xlink:show="embed" xlink:actuate="onLoad"/><draw:image xlink:href="./ObjectReplacements/Object 86" xlink:type="simple" xlink:show="embed" xlink:actuate="onLoad"/></draw:frame>and<draw:frame draw:style-name="fr1" draw:name="Object87" text:anchor-type="as-char" svg:y="-0.1602in" svg:width="0.2791in" svg:height="0.1957in" draw:z-index="136"><draw:object xlink:href="./Object 87" xlink:type="simple" xlink:show="embed" xlink:actuate="onLoad"/><draw:image xlink:href="./ObjectReplacements/Object 87" xlink:type="simple" xlink:show="embed" xlink:actuate="onLoad"/><svg:desc>formula</svg:desc></draw:frame>they're both<draw:frame draw:style-name="fr1" draw:name="Object88" text:anchor-type="as-char" svg:y="-0.1484in" svg:width="0.2972in" svg:height="0.1839in" draw:z-index="137"><draw:object xlink:href="./Object 88" xlink:type="simple" xlink:show="embed" xlink:actuate="onLoad"/><draw:image xlink:href="./ObjectReplacements/Object 88" xlink:type="simple" xlink:show="embed" xlink:actuate="onLoad"/></draw:frame>in the mostly minus convention, these two guys are<draw:frame draw:style-name="fr1" draw:name="Object89" text:anchor-type="as-char" svg:y="-0.1484in" svg:width="0.2972in" svg:height="0.1839in" draw:z-index="138"><draw:object xlink:href="./Object 89" xlink:type="simple" xlink:show="embed" xlink:actuate="onLoad"/><draw:image xlink:href="./ObjectReplacements/Object 89" xlink:type="simple" xlink:show="embed" xlink:actuate="onLoad"/><svg:desc>formula</svg:desc></draw:frame>so they cancel:</text:p>
      <text:p text:style-name="P23"/>
      <table:table table:name="Table16" table:style-name="Table16">
        <table:table-column table:style-name="Table16.A"/>
        <table:table-column table:style-name="Table16.B"/>
        <table:table-header-rows>
          <table:table-row>
            <table:table-cell table:style-name="Table16.A1" office:value-type="string">
              <text:p text:style-name="P57"><draw:frame draw:style-name="fr1" draw:name="Object90" text:anchor-type="as-char" svg:y="-0.2154in" svg:width="2.2008in" svg:height="0.2902in" draw:z-index="154"><draw:object xlink:href="./Object 90" xlink:type="simple" xlink:show="embed" xlink:actuate="onLoad"/><draw:image xlink:href="./ObjectReplacements/Object 90" xlink:type="simple" xlink:show="embed" xlink:actuate="onLoad"/><svg:desc>formula</svg:desc></draw:frame></text:p>
            </table:table-cell>
            <table:table-cell table:style-name="Table16.A1" office:value-type="string">
              <text:p text:style-name="P58">(<text:sequence text:ref-name="refText15" text:name="Text" text:formula="ooow:Text+1" style:num-format="1">16</text:sequence>)</text:p>
            </table:table-cell>
          </table:table-row>
        </table:table-header-rows>
      </table:table>
      <text:p text:style-name="P23"/>
      <text:p text:style-name="P24"><text:span text:style-name="T32">F</text:span>or any totally spatial piece of the <text:span text:style-name="T33">E</text:span>lectromagnetic field tensor the two will cancel and the covariant and the contravariant components are going to be the same but when you have only one spatial part you have a time piece<draw:frame draw:style-name="fr1" draw:name="Object91" text:anchor-type="as-char" svg:y="-0.1602in" svg:width="0.2819in" svg:height="0.1957in" draw:z-index="156"><draw:object xlink:href="./Object 91" xlink:type="simple" xlink:show="embed" xlink:actuate="onLoad"/><draw:image xlink:href="./ObjectReplacements/Object 91" xlink:type="simple" xlink:show="embed" xlink:actuate="onLoad"/><svg:desc>formula</svg:desc></draw:frame>is<draw:frame draw:style-name="fr1" draw:name="Object92" text:anchor-type="as-char" svg:y="-0.1484in" svg:width="0.1618in" svg:height="0.1839in" draw:z-index="157"><draw:object xlink:href="./Object 92" xlink:type="simple" xlink:show="embed" xlink:actuate="onLoad"/><draw:image xlink:href="./ObjectReplacements/Object 92" xlink:type="simple" xlink:show="embed" xlink:actuate="onLoad"/></draw:frame><text:span text:style-name="T33">and</text:span><text:span text:style-name="T33"><draw:frame draw:style-name="fr1" draw:name="Object93" text:anchor-type="as-char" svg:y="-0.1602in" svg:width="0.2783in" svg:height="0.1957in" draw:z-index="158"><draw:object xlink:href="./Object 93" xlink:type="simple" xlink:show="embed" xlink:actuate="onLoad"/><draw:image xlink:href="./ObjectReplacements/Object 93" xlink:type="simple" xlink:show="embed" xlink:actuate="onLoad"/><svg:desc>formula</svg:desc></draw:frame></text:span><text:span text:style-name="T33">is</text:span><text:span text:style-name="T33"><draw:frame draw:style-name="fr1" draw:name="Object94" text:anchor-type="as-char" svg:y="-0.1484in" svg:width="0.2972in" svg:height="0.1839in" draw:z-index="159"><draw:object xlink:href="./Object 94" xlink:type="simple" xlink:show="embed" xlink:actuate="onLoad"/><draw:image xlink:href="./ObjectReplacements/Object 94" xlink:type="simple" xlink:show="embed" xlink:actuate="onLoad"/></draw:frame></text:span>so you don't get a cancellation of minus sign so you introduce a minus sign here and that explains why these minus signs appear on the right hand side <text:span text:style-name="T33">of </text:span><text:span text:style-name="T33"><text:sequence-ref text:reference-format="text" text:ref-name="refText12">(13)</text:sequence-ref></text:span><text:span text:style-name="T33">.</text:span></text:p>
      <text:p text:style-name="P24"/>
      <text:p text:style-name="P24">I've shown you the compact construction of the <text:span text:style-name="T34">E</text:span>lectromagnetic field tensor and how using these potentials in their four potential form which takes our magnetic vector potential and our scalar potential and combines it into a four vector we use that to define the <text:span text:style-name="T34">E</text:span>lectromagnetic field tensor and you can see how the components of the <text:span text:style-name="T34">E</text:span>lectromagnetic field tensor as defined this way <text:sequence-ref text:reference-format="text" text:ref-name="refText10">(11)</text:sequence-ref><text:s/>gives you the fields embedded in this object and now the fields are in the rear view mirror and it's just this tensor that matters in our <text:span text:style-name="T34">P</text:span>hysics so hopefully we're going to be able to write all of our <text:span text:style-name="T34">P</text:span>hysics in terms of this tensor, well that would be that would be the goal, all of our laws of physics could be written in the terms of the tensor, so what do we do next?</text:p>
      <text:p text:style-name="P24"/>
      <text:p text:style-name="Standard"/>
      <text:p text:style-name="P2"><text:soft-page-break/>Lorenz Gauge</text:p>
      <text:p text:style-name="Standard"/>
      <text:p text:style-name="P27"><text:span text:style-name="T35">O</text:span>ne thing we should do is since we discussed the idea that the coulomb gauge is not going to survive a Lorentz transformation but if we look at the Lorenz ga<text:span text:style-name="T35">u</text:span>ge and explicitly <text:span text:style-name="T35">e</text:span>xecuting the sum you get this string of this expression of four of these partial derivatives with each component of the <text:span text:style-name="T35">four</text:span> potential, this sum basically has to be zero, I'm just blowing up the <text:span text:style-name="T36">E</text:span>instein notation:</text:p>
      <text:p text:style-name="P26"/>
      <table:table table:name="Table17" table:style-name="Table17">
        <table:table-column table:style-name="Table17.A"/>
        <table:table-column table:style-name="Table17.B"/>
        <table:table-header-rows>
          <table:table-row>
            <table:table-cell table:style-name="Table17.A1" office:value-type="string">
              <text:p text:style-name="P57"><draw:frame draw:style-name="fr1" draw:name="Object95" text:anchor-type="as-char" svg:y="-0.2154in" svg:width="3.1138in" svg:height="0.2902in" draw:z-index="97"><draw:object xlink:href="./Object 95" xlink:type="simple" xlink:show="embed" xlink:actuate="onLoad"/><draw:image xlink:href="./ObjectReplacements/Object 95" xlink:type="simple" xlink:show="embed" xlink:actuate="onLoad"/><svg:desc>formula</svg:desc></draw:frame></text:p>
            </table:table-cell>
            <table:table-cell table:style-name="Table17.A1" office:value-type="string">
              <text:p text:style-name="P58">(<text:sequence text:ref-name="refText16" text:name="Text" text:formula="ooow:Text+1" style:num-format="1">17</text:sequence>)</text:p>
            </table:table-cell>
          </table:table-row>
        </table:table-header-rows>
      </table:table>
      <text:p text:style-name="P25"/>
      <text:p text:style-name="P27"><text:span text:style-name="T36">T</text:span>he point is now you have contracted indices up and down you don't even have to go through this process of checking this arbitrary matrix against an arbitrary field and calculating the transform<text:span text:style-name="T36">ed</text:span> field and then showing that this transform<text:span text:style-name="T36">ed</text:span> field still has this property <text:sequence-ref text:reference-format="text" text:ref-name="refText16">(17)</text:sequence-ref>, in other words you don't have to check that:</text:p>
      <table:table table:name="Table18" table:style-name="Table18">
        <table:table-column table:style-name="Table18.A"/>
        <table:table-column table:style-name="Table18.B"/>
        <table:table-header-rows>
          <table:table-row>
            <table:table-cell table:style-name="Table18.A1" office:value-type="string">
              <text:p text:style-name="P57"><draw:frame draw:style-name="fr1" draw:name="Object96" text:anchor-type="as-char" svg:y="-0.2154in" svg:width="0.8957in" svg:height="0.2953in" draw:z-index="105"><draw:object xlink:href="./Object 96" xlink:type="simple" xlink:show="embed" xlink:actuate="onLoad"/><draw:image xlink:href="./ObjectReplacements/Object 96" xlink:type="simple" xlink:show="embed" xlink:actuate="onLoad"/><svg:desc>formula</svg:desc></draw:frame></text:p>
            </table:table-cell>
            <table:table-cell table:style-name="Table18.A1" office:value-type="string">
              <text:p text:style-name="P58">(<text:sequence text:ref-name="refText17" text:name="Text" text:formula="ooow:Text+1" style:num-format="1">18</text:sequence>)</text:p>
            </table:table-cell>
          </table:table-row>
        </table:table-header-rows>
      </table:table>
      <text:p text:style-name="P27"/>
      <text:p text:style-name="Standard"><text:span text:style-name="T37">S</text:span>witching into the new reference frame, you don't have to check it because the Lorenz condition is all obviously relativistically invariant because if we assume that<draw:frame draw:style-name="fr1" draw:name="Object97" text:anchor-type="as-char" svg:y="-0.1484in" svg:width="0.2083in" svg:height="0.1839in" draw:z-index="18"><draw:object xlink:href="./Object 97" xlink:type="simple" xlink:show="embed" xlink:actuate="onLoad"/><draw:image xlink:href="./ObjectReplacements/Object 97" xlink:type="simple" xlink:show="embed" xlink:actuate="onLoad"/></draw:frame>is a four vector this expression<draw:frame draw:style-name="fr1" draw:name="Object98" text:anchor-type="as-char" svg:y="-0.1484in" svg:width="0.452in" svg:height="0.1839in" draw:z-index="19"><draw:object xlink:href="./Object 98" xlink:type="simple" xlink:show="embed" xlink:actuate="onLoad"/><draw:image xlink:href="./ObjectReplacements/Object 98" xlink:type="simple" xlink:show="embed" xlink:actuate="onLoad"/></draw:frame> is completely contracted space-time indices which by definition that's how they're constructed, that's</text:p>
      <text:p text:style-name="P28">what it means to be completely contracted, this is a Lorentz invariant expression by its very nature and that's why we say it's manifestly <text:span text:style-name="T37">Lorentz in</text:span>variant. <text:span text:style-name="T38">I</text:span>f you have these indices structured in a reasonable way that's all you need to know, if you can put your expressions in that form, you have created <text:span text:style-name="T38">a</text:span> manifest <text:span text:style-name="T37">Lorentz in</text:span>variant and if you really wanted to go in there, I could take<draw:frame draw:style-name="fr1" draw:name="Object99" text:anchor-type="as-char" svg:y="-0.1484in" svg:width="0.2752in" svg:height="0.1839in" draw:z-index="20"><draw:object xlink:href="./Object 99" xlink:type="simple" xlink:show="embed" xlink:actuate="onLoad"/><draw:image xlink:href="./ObjectReplacements/Object 99" xlink:type="simple" xlink:show="embed" xlink:actuate="onLoad"/></draw:frame>and transform it with a Lorentz transformation and I could take this<draw:frame draw:style-name="fr1" draw:name="Object100" text:anchor-type="as-char" svg:y="-0.1244in" svg:width="0.2398in" svg:height="0.1484in" draw:z-index="21"><draw:object xlink:href="./Object 100" xlink:type="simple" xlink:show="embed" xlink:actuate="onLoad"/><draw:image xlink:href="./ObjectReplacements/Object 100" xlink:type="simple" xlink:show="embed" xlink:actuate="onLoad"/></draw:frame>, that's a space time index, I can transform that with a Lorentz transformation and this becomes:</text:p>
      <text:p text:style-name="P29"/>
      <table:table table:name="Table19" table:style-name="Table19">
        <table:table-column table:style-name="Table19.A"/>
        <table:table-column table:style-name="Table19.B"/>
        <table:table-header-rows>
          <table:table-row>
            <table:table-cell table:style-name="Table19.A1" office:value-type="string">
              <text:p text:style-name="P57"><draw:frame draw:style-name="fr1" draw:name="Object101" text:anchor-type="as-char" svg:y="-0.2299in" svg:width="1.8228in" svg:height="0.3165in" draw:z-index="116"><draw:object xlink:href="./Object 101" xlink:type="simple" xlink:show="embed" xlink:actuate="onLoad"/><draw:image xlink:href="./ObjectReplacements/Object 101" xlink:type="simple" xlink:show="embed" xlink:actuate="onLoad"/><svg:desc>formula</svg:desc></draw:frame></text:p>
            </table:table-cell>
            <table:table-cell table:style-name="Table19.A1" office:value-type="string">
              <text:p text:style-name="P58">(<text:sequence text:ref-name="refText18" text:name="Text" text:formula="ooow:Text+1" style:num-format="1">19</text:sequence>)</text:p>
            </table:table-cell>
          </table:table-row>
        </table:table-header-rows>
      </table:table>
      <text:p text:style-name="P28"/>
      <text:p text:style-name="Standard"><text:span text:style-name="T39">T</text:span>hat's the Lorenz condition in the new frame of reference and this is a constant in flat space time so you can pull them out and you get these two Lorentz transformations that contract to one which again shows you that all these Lorenz transformations, done right, really are multiplying by the identity matrix in the end:</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57"><draw:frame draw:style-name="fr1" draw:name="Object102" text:anchor-type="as-char" svg:y="-0.2154in" svg:width="1.6984in" svg:height="0.2953in" draw:z-index="160"><draw:object xlink:href="./Object 102" xlink:type="simple" xlink:show="embed" xlink:actuate="onLoad"/><draw:image xlink:href="./ObjectReplacements/Object 102" xlink:type="simple" xlink:show="embed" xlink:actuate="onLoad"/><svg:desc>formula</svg:desc></draw:frame></text:p>
            </table:table-cell>
            <table:table-cell table:style-name="Table20.A1" office:value-type="string">
              <text:p text:style-name="P58">(<text:sequence text:ref-name="refText19" text:name="Text" text:formula="ooow:Text+1" style:num-format="1">20</text:sequence>)</text:p>
            </table:table-cell>
          </table:table-row>
        </table:table-header-rows>
      </table:table>
      <text:p text:style-name="Standard"/>
      <text:p text:style-name="P30"><text:span text:style-name="T39">T</text:span>hat's why the Lorenz condition is valued is because it's you can make all these boosts and nothing happens to it now you'll see when we quantize things that there is some flaws with this you introduce degrees of freedom that you have to get under control but it so does the <text:span text:style-name="T39">C</text:span>oulomb gauge in a way has its own issues. <text:span text:style-name="T39">T</text:span>he point is, I just want to demonstrate what they mean by manifestly invariant. <text:span text:style-name="T40">N</text:span>ow we tackle Maxwell's equations, we've got a new form for the fields, it's all buried in <text:span text:style-name="T40">the E</text:span>lectromagnetic field tensor <text:sequence-ref text:reference-format="text" text:ref-name="refText10">(11)</text:sequence-ref>, <text:sequence-ref text:reference-format="text" text:ref-name="refText11">(12)</text:sequence-ref>, <text:sequence-ref text:reference-format="text" text:ref-name="refText12">(13)</text:sequence-ref>, we have a <text:span text:style-name="T40">four </text:span>potential now we need to make Maxwell's equations work and so why not go to <text:span text:style-name="T40">W</text:span>ikipedia to talk <text:span text:style-name="T40">about this?</text:span></text:p>
      <text:p text:style-name="P31"/>
      <text:p text:style-name="P31"/>
      <text:p text:style-name="P59">Four Current</text:p>
      <text:p text:style-name="P32"/>
      <table:table table:name="Table21" table:style-name="Table21">
        <table:table-column table:style-name="Table21.A"/>
        <table:table-column table:style-name="Table21.B"/>
        <table:table-header-rows>
          <table:table-row>
            <table:table-cell table:style-name="Table21.A1" office:value-type="string">
              <text:p text:style-name="P57"><draw:frame draw:style-name="fr1" draw:name="Object104" text:anchor-type="as-char" svg:y="-0.3047in" svg:width="2.9689in" svg:height="0.5201in" draw:z-index="83"><draw:object xlink:href="./Object 104" xlink:type="simple" xlink:show="embed" xlink:actuate="onLoad"/><draw:image xlink:href="./ObjectReplacements/Object 104" xlink:type="simple" xlink:show="embed" xlink:actuate="onLoad"/><svg:desc>formula</svg:desc></draw:frame></text:p>
            </table:table-cell>
            <table:table-cell table:style-name="Table21.A1" office:value-type="string">
              <text:p text:style-name="P58">(<text:sequence text:ref-name="refText20" text:name="Text" text:formula="ooow:Text+1" style:num-format="1">21</text:sequence>)</text:p>
            </table:table-cell>
          </table:table-row>
        </table:table-header-rows>
      </table:table>
      <text:p text:style-name="Standard"/>
      <text:p text:style-name="Standard"><text:span text:style-name="T41">H</text:span>ere we have the two in-homogeneous Maxwell's equations, we have the charge density and the current density and everything here is a regular vector, <draw:frame draw:style-name="fr1" draw:name="Object103" text:anchor-type="as-char" svg:y="-0.089in" svg:width="0.1984in" svg:height="0.1307in" draw:z-index="72"><draw:object xlink:href="./Object 103" xlink:type="simple" xlink:show="embed" xlink:actuate="onLoad"/><draw:image xlink:href="./ObjectReplacements/Object 103" xlink:type="simple" xlink:show="embed" xlink:actuate="onLoad"/></draw:frame>is a scalar <text:span text:style-name="T41">and</text:span> the divergence of a vector field is a scalar so <text:span text:style-name="T41">the first is </text:span>a scalar equation, <text:span text:style-name="T41">the second is a vector equation.</text:span></text:p>
      <text:p text:style-name="Standard"/>
      <text:p text:style-name="Standard"><text:span text:style-name="T42">I</text:span>f we want to now turn this into something that just uses the <text:span text:style-name="T42">E</text:span>lectromagnetic field tensor, we actually have to it turns out create yet another four vector called the <text:a xlink:type="simple" xlink:href="https://en.wikipedia.org/wiki/Four-current" text:style-name="Internet_20_link" text:visited-style-name="Visited_20_Internet_20_Link">four current</text:a> and this is the construction of</text:p>
      <text:p text:style-name="P33">the four current just as stipulated right here in <text:span text:style-name="T42">W</text:span>ikipedia:</text:p>
      <text:p text:style-name="P34"/>
      <table:table table:name="Table22" table:style-name="Table22">
        <table:table-column table:style-name="Table22.A"/>
        <table:table-column table:style-name="Table22.B"/>
        <table:table-header-rows>
          <table:table-row>
            <table:table-cell table:style-name="Table22.A1" office:value-type="string">
              <text:p text:style-name="P57"><draw:frame draw:style-name="fr1" draw:name="Object105" text:anchor-type="as-char" svg:y="-0.1984in" svg:width="1.0862in" svg:height="0.2646in" draw:z-index="113"><draw:object xlink:href="./Object 105" xlink:type="simple" xlink:show="embed" xlink:actuate="onLoad"/><draw:image xlink:href="./ObjectReplacements/Object 105" xlink:type="simple" xlink:show="embed" xlink:actuate="onLoad"/><svg:desc>formula</svg:desc></draw:frame></text:p>
            </table:table-cell>
            <table:table-cell table:style-name="Table22.A1" office:value-type="string">
              <text:p text:style-name="P58">(<text:sequence text:ref-name="refText21" text:name="Text" text:formula="ooow:Text+1" style:num-format="1">22</text:sequence>)</text:p>
            </table:table-cell>
          </table:table-row>
        </table:table-header-rows>
      </table:table>
      <text:p text:style-name="P33"/>
      <text:p text:style-name="P33"><text:span text:style-name="T42">T</text:span>he time component of the four current is the speed of light times the charge density<draw:frame draw:style-name="fr1" draw:name="Object106" text:anchor-type="as-char" svg:y="-0.089in" svg:width="0.1984in" svg:height="0.1307in" draw:z-index="73"><draw:object xlink:href="./Object 106" xlink:type="simple" xlink:show="embed" xlink:actuate="onLoad"/><draw:image xlink:href="./ObjectReplacements/Object 106" xlink:type="simple" xlink:show="embed" xlink:actuate="onLoad"/></draw:frame>and the space component is the current density and combined together that gives you a four current and that four current what that means is you can transform this from one <text:span text:style-name="T42">Lorentz </text:span>frame to another using our <draw:frame draw:style-name="fr1" draw:name="Object107" text:anchor-type="as-char" svg:y="-0.1201in" svg:width="0.2055in" svg:height="0.1283in" draw:z-index="75"><draw:object xlink:href="./Object 107" xlink:type="simple" xlink:show="embed" xlink:actuate="onLoad"/><draw:image xlink:href="./ObjectReplacements/Object 107" xlink:type="simple" xlink:show="embed" xlink:actuate="onLoad"/></draw:frame>matrices all day long but once you've done that now the claim is that this is the two in homogeneous Maxwell's equations combined together into one very tidy statement:</text:p>
      <text:p text:style-name="P34"/>
      <table:table table:name="Table23" table:style-name="Table23">
        <table:table-column table:style-name="Table23.A"/>
        <table:table-column table:style-name="Table23.B"/>
        <table:table-header-rows>
          <table:table-row>
            <table:table-cell table:style-name="Table23.A1" office:value-type="string">
              <text:p text:style-name="P57"><draw:frame draw:style-name="fr1" draw:name="Object108" text:anchor-type="as-char" svg:y="-0.1953in" svg:width="1.2654in" svg:height="0.2709in" draw:z-index="114"><draw:object xlink:href="./Object 108" xlink:type="simple" xlink:show="embed" xlink:actuate="onLoad"/><draw:image xlink:href="./ObjectReplacements/Object 108" xlink:type="simple" xlink:show="embed" xlink:actuate="onLoad"/><svg:desc>formula</svg:desc></draw:frame></text:p>
            </table:table-cell>
            <table:table-cell table:style-name="Table23.A1" office:value-type="string">
              <text:p text:style-name="P58">(<text:sequence text:ref-name="refText22" text:name="Text" text:formula="ooow:Text+1" style:num-format="1">23</text:sequence>)</text:p>
            </table:table-cell>
          </table:table-row>
        </table:table-header-rows>
      </table:table>
      <text:p text:style-name="P33"/>
      <text:p text:style-name="P33"><text:span text:style-name="T42">N</text:span>otice that this tidy statement they're still first order this is still a first order differential equation but instead of two you have one and the just the sheer notation density is much improved, <text:s/>the parlance of the business is if you can express complicated things in a simple way you're learning something you've improved your <text:span text:style-name="T42">P</text:span>hysics you've improved your interpretation of how nature is organized mathematically so the idea is to say that this is the favored mathematical way of writing it down because it takes something that was complicated and makes it simple. <text:span text:style-name="T42">T</text:span>here's a there's a lot to say about that because obviously we know that buried in here <text:sequence-ref text:reference-format="text" text:ref-name="refText22">(23)</text:sequence-ref><text:s/>is actually a big mess <text:sequence-ref text:reference-format="text" text:ref-name="refText10">(11)</text:sequence-ref>, <text:sequence-ref text:reference-format="text" text:ref-name="refText11">(12)</text:sequence-ref>, <text:sequence-ref text:reference-format="text" text:ref-name="refText12">(13)</text:sequence-ref><text:s/>so you can almost argue, I'm just hiding stuff under the rug, I'm hiding things and this is not actually any simpler it's just I've defined things in ways that make it look simpler. <text:span text:style-name="T42">T</text:span>hat's probably not true, it's probably actually is a</text:p>
      <text:p text:style-name="Standard">a better way of looking at nature, it's manifestly <text:span text:style-name="T42">L</text:span>oren<text:span text:style-name="T42">t</text:span>z <text:span text:style-name="T42">in</text:span>variant first of all, because<draw:frame draw:style-name="fr1" draw:name="Object109" text:anchor-type="as-char" svg:y="-0.0846in" svg:width="0.2055in" svg:height="0.0953in" draw:z-index="82"><draw:object xlink:href="./Object 109" xlink:type="simple" xlink:show="embed" xlink:actuate="onLoad"/><draw:image xlink:href="./ObjectReplacements/Object 109" xlink:type="simple" xlink:show="embed" xlink:actuate="onLoad"/></draw:frame><text:span text:style-name="T42">is </text:span>contracted and you're just left with space time four vectors on both sides so it's very clean, Lorenz <text:span text:style-name="T43">in</text:span>variance is a fundamental part of <text:span text:style-name="T43">P</text:span>hysics but <text:sequence-ref text:reference-format="text" text:ref-name="refText20">(21)</text:sequence-ref><text:s/>are Loren<text:span text:style-name="T43">t</text:span>z invariant too, it's just not obvious that it's that way.</text:p>
      <text:p text:style-name="Standard"/>
      <text:p text:style-name="P35"><text:span text:style-name="T43">N</text:span>ow you can argue about this but the point is is that <text:sequence-ref text:reference-format="text" text:ref-name="refText22">(23)</text:sequence-ref><text:s/>is a very important form to understand, you can't go marching into QED without having a good grip on this form but notice we did have to create another four vector here but that just tells us that the current is actually a four vector which is important too so then we do have two other Maxwell's equations, the homogeneous ones:</text:p>
      <text:p text:style-name="P36"/>
      <table:table table:name="Table24" table:style-name="Table24">
        <table:table-column table:style-name="Table24.A"/>
        <table:table-column table:style-name="Table24.B"/>
        <table:table-header-rows>
          <table:table-row>
            <table:table-cell table:style-name="Table24.A1" office:value-type="string">
              <text:p text:style-name="P57"><draw:frame draw:style-name="fr1" draw:name="Object110" text:anchor-type="as-char" svg:y="-0.3047in" svg:width="2.3547in" svg:height="0.4909in" draw:z-index="115"><draw:object xlink:href="./Object 110" xlink:type="simple" xlink:show="embed" xlink:actuate="onLoad"/><draw:image xlink:href="./ObjectReplacements/Object 110" xlink:type="simple" xlink:show="embed" xlink:actuate="onLoad"/><svg:desc>formula</svg:desc></draw:frame></text:p>
            </table:table-cell>
            <table:table-cell table:style-name="Table24.A1" office:value-type="string">
              <text:p text:style-name="P58">(<text:sequence text:ref-name="refText23" text:name="Text" text:formula="ooow:Text+1" style:num-format="1">24</text:sequence>)</text:p>
            </table:table-cell>
          </table:table-row>
        </table:table-header-rows>
      </table:table>
      <text:p text:style-name="P35"/>
      <text:p text:style-name="P35"><text:span text:style-name="T43">T</text:span>hose get squeezed into this new form related to what's famously called the <text:span text:style-name="T43">B</text:span>ianchi identity:</text:p>
      <text:p text:style-name="P38"><text:soft-page-break/></text:p>
      <table:table table:name="Table25" table:style-name="Table25">
        <table:table-column table:style-name="Table25.A"/>
        <table:table-column table:style-name="Table25.B"/>
        <table:table-header-rows>
          <table:table-row>
            <table:table-cell table:style-name="Table25.A1" office:value-type="string">
              <text:p text:style-name="P57"><draw:frame draw:style-name="fr1" draw:name="Object111" text:anchor-type="as-char" svg:y="-0.1854in" svg:width="2.3602in" svg:height="0.2583in" draw:z-index="39"><draw:object xlink:href="./Object 111" xlink:type="simple" xlink:show="embed" xlink:actuate="onLoad"/><draw:image xlink:href="./ObjectReplacements/Object 111" xlink:type="simple" xlink:show="embed" xlink:actuate="onLoad"/><svg:desc>formula</svg:desc></draw:frame></text:p>
            </table:table-cell>
            <table:table-cell table:style-name="Table25.A1" office:value-type="string">
              <text:p text:style-name="P58">(<text:sequence text:ref-name="refText24" text:name="Text" text:formula="ooow:Text+1" style:num-format="1">25</text:sequence>)</text:p>
            </table:table-cell>
          </table:table-row>
        </table:table-header-rows>
      </table:table>
      <text:p text:style-name="Standard"/>
      <text:p text:style-name="P37">and this can actually be compressed even further because you note that it's appropriately symmetrized you just shift the<draw:frame draw:style-name="fr1" draw:name="Object112" text:anchor-type="as-char" svg:y="-0.0846in" svg:width="0.2055in" svg:height="0.0953in" draw:z-index="22"><draw:object xlink:href="./Object 112" xlink:type="simple" xlink:show="embed" xlink:actuate="onLoad"/><draw:image xlink:href="./ObjectReplacements/Object 112" xlink:type="simple" xlink:show="embed" xlink:actuate="onLoad"/></draw:frame>, <draw:frame draw:style-name="fr1" draw:name="Object113" text:anchor-type="as-char" svg:y="-0.1228in" svg:width="0.2043in" svg:height="0.1646in" draw:z-index="23"><draw:object xlink:href="./Object 113" xlink:type="simple" xlink:show="embed" xlink:actuate="onLoad"/><draw:image xlink:href="./ObjectReplacements/Object 113" xlink:type="simple" xlink:show="embed" xlink:actuate="onLoad"/></draw:frame>and<draw:frame draw:style-name="fr1" draw:name="Object114" text:anchor-type="as-char" svg:y="-0.0866in" svg:width="0.2008in" svg:height="0.1283in" draw:z-index="32"><draw:object xlink:href="./Object 114" xlink:type="simple" xlink:show="embed" xlink:actuate="onLoad"/><draw:image xlink:href="./ObjectReplacements/Object 114" xlink:type="simple" xlink:show="embed" xlink:actuate="onLoad"/></draw:frame>comes over, and that's what this is supposed to say. <text:span text:style-name="T44">N</text:span>ow the only reason you can get from <text:sequence-ref text:reference-format="text" text:ref-name="refText24">(25)</text:sequence-ref><text:s/><text:span text:style-name="T45">to </text:span><text:sequence-ref text:reference-format="text" text:ref-name="refText25">(26)</text:sequence-ref><text:s/>is because<draw:frame draw:style-name="fr1" draw:name="Object116" text:anchor-type="as-char" svg:y="-0.1484in" svg:width="0.8992in" svg:height="0.1972in" draw:z-index="35"><draw:object xlink:href="./Object 116" xlink:type="simple" xlink:show="embed" xlink:actuate="onLoad"/><draw:image xlink:href="./ObjectReplacements/Object 116" xlink:type="simple" xlink:show="embed" xlink:actuate="onLoad"/></draw:fram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P57"><draw:frame draw:style-name="fr1" draw:name="Object115" text:anchor-type="as-char" svg:y="-0.1854in" svg:width="1.0047in" svg:height="0.2583in" draw:z-index="40"><draw:object xlink:href="./Object 115" xlink:type="simple" xlink:show="embed" xlink:actuate="onLoad"/><draw:image xlink:href="./ObjectReplacements/Object 115" xlink:type="simple" xlink:show="embed" xlink:actuate="onLoad"/><svg:desc>formula</svg:desc></draw:frame></text:p>
            </table:table-cell>
            <table:table-cell table:style-name="Table26.A1" office:value-type="string">
              <text:p text:style-name="P58">(<text:sequence text:ref-name="refText25" text:name="Text" text:formula="ooow:Text+1" style:num-format="1">26</text:sequence>)</text:p>
            </table:table-cell>
          </table:table-row>
        </table:table-header-rows>
      </table:table>
      <text:p text:style-name="Standard"/>
      <text:p text:style-name="P39"><text:span text:style-name="T46">T</text:span>he point being is that <text:sequence-ref text:reference-format="text" text:ref-name="refText25">(26)</text:sequence-ref><text:s/>really is six terms and <text:sequence-ref text:reference-format="text" text:ref-name="refText24">(25)</text:sequence-ref><text:s/><text:span text:style-name="T46">i</text:span>s three but you can combine these six terms together using the anti-symmetry of<draw:frame draw:style-name="fr1" draw:name="Object117" text:anchor-type="as-char" svg:y="-0.1484in" svg:width="0.1992in" svg:height="0.1839in" draw:z-index="37"><draw:object xlink:href="./Object 117" xlink:type="simple" xlink:show="embed" xlink:actuate="onLoad"/><draw:image xlink:href="./ObjectReplacements/Object 117" xlink:type="simple" xlink:show="embed" xlink:actuate="onLoad"/></draw:frame>so that's very important to understand. <text:span text:style-name="T46">T</text:span>he point is that you've simplified everything down quite a bit and in fact this is the way to look at it:</text:p>
      <text:p text:style-name="P40"/>
      <table:table table:name="Table27" table:style-name="Table27">
        <table:table-column table:style-name="Table27.A"/>
        <table:table-column table:style-name="Table27.B"/>
        <table:table-header-rows>
          <table:table-row>
            <table:table-cell table:style-name="Table27.A1" office:value-type="string">
              <text:p text:style-name="P57"><draw:frame draw:style-name="fr1" draw:name="Object118" text:anchor-type="as-char" svg:y="-0.5134in" svg:width="3.5016in" svg:height="0.9965in" draw:z-index="41"><draw:object xlink:href="./Object 118" xlink:type="simple" xlink:show="embed" xlink:actuate="onLoad"/><draw:image xlink:href="./ObjectReplacements/Object 118" xlink:type="simple" xlink:show="embed" xlink:actuate="onLoad"/><svg:desc>formula</svg:desc></draw:frame></text:p>
            </table:table-cell>
            <table:table-cell table:style-name="Table27.A1" office:value-type="string">
              <text:p text:style-name="P58">(<text:sequence text:ref-name="refText26" text:name="Text" text:formula="ooow:Text+1" style:num-format="1">27</text:sequence>)</text:p>
            </table:table-cell>
          </table:table-row>
        </table:table-header-rows>
      </table:table>
      <text:p text:style-name="P39"/>
      <table:table table:name="Table28" table:style-name="Table28">
        <table:table-column table:style-name="Table28.A"/>
        <table:table-column table:style-name="Table28.B"/>
        <table:table-header-rows>
          <table:table-row>
            <table:table-cell table:style-name="Table28.A1" office:value-type="string">
              <text:p text:style-name="P57"><draw:frame draw:style-name="fr1" draw:name="Object119" text:anchor-type="as-char" svg:y="-0.4398in" svg:width="4.1701in" svg:height="0.8047in" draw:z-index="42"><draw:object xlink:href="./Object 119" xlink:type="simple" xlink:show="embed" xlink:actuate="onLoad"/><draw:image xlink:href="./ObjectReplacements/Object 119" xlink:type="simple" xlink:show="embed" xlink:actuate="onLoad"/><svg:desc>formula</svg:desc></draw:frame></text:p>
            </table:table-cell>
            <table:table-cell table:style-name="Table28.A1" office:value-type="string">
              <text:p text:style-name="P58">(<text:sequence text:ref-name="refText27" text:name="Text" text:formula="ooow:Text+1" style:num-format="1">28</text:sequence>)</text:p>
            </table:table-cell>
          </table:table-row>
        </table:table-header-rows>
      </table:table>
      <text:p text:style-name="P39"/>
      <text:p text:style-name="P39"><text:span text:style-name="T47">W</text:span>e've we had four Maxwell's equations, these two get compressed into one <text:sequence-ref text:reference-format="text" text:ref-name="refText26">(27)</text:sequence-ref><text:s/>and these two get compressed into one <text:sequence-ref text:reference-format="text" text:ref-name="refText27">(28)</text:sequence-ref>. <text:span text:style-name="T48">T</text:span>his <text:span text:style-name="T48">is </text:span>a legitimate compression because you've now got first order differential equations but only two of them your mathematical objects are more general and have wider applicability and they are easier to interpret, <text:sequence-ref text:reference-format="text" text:ref-name="refText27">(28)</text:sequence-ref><text:s/>can be interpreted in terms of ideas of differential geometry, <text:sequence-ref text:reference-format="text" text:ref-name="refText26">(27)</text:sequence-ref><text:s/>this is a fo<text:span text:style-name="T48">u</text:span>r divergence so now instead of having a divergent <text:span text:style-name="T48">and </text:span>curl you have one for divergence and this divergence <text:span text:style-name="T48">and</text:span> curl turns into this <text:span text:style-name="T48">B</text:span>ianchi identity which is really convenient. I think I need to do the demonstration that <text:sequence-ref text:reference-format="text" text:ref-name="refText26">(27)</text:sequence-ref><text:s/><text:span text:style-name="T49">and </text:span><text:sequence-ref text:reference-format="text" text:ref-name="refText27">(28)</text:sequence-ref><text:s/><text:span text:style-name="T49">are correct </text:span>so let's check that out. <text:span text:style-name="T49">W</text:span>hat are we after here, we're after one particular <text:span text:style-name="T49">Maxwell's</text:span> equation:</text:p>
      <text:p text:style-name="P42"/>
      <table:table table:name="Table29" table:style-name="Table29">
        <table:table-column table:style-name="Table29.A"/>
        <table:table-column table:style-name="Table29.B"/>
        <table:table-header-rows>
          <table:table-row>
            <table:table-cell table:style-name="Table29.A1" office:value-type="string">
              <text:p text:style-name="P57"><draw:frame draw:style-name="fr1" draw:name="Object120" text:anchor-type="as-char" svg:y="-0.2374in" svg:width="2.5984in" svg:height="0.3752in" draw:z-index="45"><draw:object xlink:href="./Object 120" xlink:type="simple" xlink:show="embed" xlink:actuate="onLoad"/><draw:image xlink:href="./ObjectReplacements/Object 120" xlink:type="simple" xlink:show="embed" xlink:actuate="onLoad"/><svg:desc>formula</svg:desc></draw:frame></text:p>
            </table:table-cell>
            <table:table-cell table:style-name="Table29.A1" office:value-type="string">
              <text:p text:style-name="P58">(<text:sequence text:ref-name="refText28" text:name="Text" text:formula="ooow:Text+1" style:num-format="1">29</text:sequence>)</text:p>
            </table:table-cell>
          </table:table-row>
        </table:table-header-rows>
      </table:table>
      <text:p text:style-name="P41"/>
      <text:p text:style-name="P43"><text:span text:style-name="T49">T</text:span>his divergence is defined through this combination of spatial derivatives of the various components of <draw:frame draw:style-name="fr1" draw:name="Object121" text:anchor-type="as-char" svg:y="-0.1484in" svg:width="0.2in" svg:height="0.1839in" draw:z-index="49"><draw:object xlink:href="./Object 121" xlink:type="simple" xlink:show="embed" xlink:actuate="onLoad"/><draw:image xlink:href="./ObjectReplacements/Object 121" xlink:type="simple" xlink:show="embed" xlink:actuate="onLoad"/></draw:frame>, it's a divergence of a vector field <text:span text:style-name="T49">which </text:span>is a scalar so somehow this has got to be buried inside our new form of expressing Maxwell's equations <text:sequence-ref text:reference-format="text" text:ref-name="refText26">(27)</text:sequence-ref>, which we're going to work on this for divergence of the electromagnetic field tensor. <text:span text:style-name="T50">S</text:span>omewhere buried in <text:sequence-ref text:reference-format="text" text:ref-name="refText26">(27)</text:sequence-ref><text:s/>has got to be this expression <text:sequence-ref text:reference-format="text" text:ref-name="refText28">(29)</text:sequence-ref><text:s/>and likewise all of the other expressions we're going to demonstrate this for two of the expressions. <text:span text:style-name="T50">L</text:span>et's blow up this sum <text:sequence-ref text:reference-format="text" text:ref-name="refText26">(27)</text:sequence-ref><text:s/>using the standard <text:a xlink:type="simple" xlink:href="https://en.wikipedia.org/wiki/Einstein_notation" text:style-name="Internet_20_link" text:visited-style-name="Visited_20_Internet_20_Link"><text:span text:style-name="T50">E</text:span></text:a><text:a xlink:type="simple" xlink:href="https://en.wikipedia.org/wiki/Einstein_notation" text:style-name="Internet_20_link" text:visited-style-name="Visited_20_Internet_20_Link">instein convention</text:a> and we remember that this is a sum in <text:span text:style-name="T50">Minkowski</text:span> spacetime so we have a mostly minus convention so we end up with these three minus signs but the leading term is a plus and that is just executing the sum over<draw:frame draw:style-name="fr1" draw:name="Object122" text:anchor-type="as-char" svg:y="-0.0827in" svg:width="0.1929in" svg:height="0.1244in" draw:z-index="56"><draw:object xlink:href="./Object 122" xlink:type="simple" xlink:show="embed" xlink:actuate="onLoad"/><draw:image xlink:href="./ObjectReplacements/Object 122" xlink:type="simple" xlink:show="embed" xlink:actuate="onLoad"/></draw:frame>which is a dummy index:</text:p>
      <text:p text:style-name="P43"/>
      <table:table table:name="Table30" table:style-name="Table30">
        <table:table-column table:style-name="Table30.A"/>
        <table:table-column table:style-name="Table30.B"/>
        <table:table-header-rows>
          <text:soft-page-break/>
          <table:table-row>
            <table:table-cell table:style-name="Table30.A1" office:value-type="string">
              <text:p text:style-name="P57"><draw:frame draw:style-name="fr1" draw:name="Object123" text:anchor-type="as-char" svg:y="-0.2154in" svg:width="3.2008in" svg:height="0.2902in" draw:z-index="85"><draw:object xlink:href="./Object 123" xlink:type="simple" xlink:show="embed" xlink:actuate="onLoad"/><draw:image xlink:href="./ObjectReplacements/Object 123" xlink:type="simple" xlink:show="embed" xlink:actuate="onLoad"/><svg:desc>formula</svg:desc></draw:frame></text:p>
            </table:table-cell>
            <table:table-cell table:style-name="Table30.A1" office:value-type="string">
              <text:p text:style-name="P58">(<text:sequence text:ref-name="refText29" text:name="Text" text:formula="ooow:Text+1" style:num-format="1">30</text:sequence>)</text:p>
            </table:table-cell>
          </table:table-row>
        </table:table-header-rows>
      </table:table>
      <text:p text:style-name="P43"/>
      <text:p text:style-name="P44"><text:span text:style-name="T51">N</text:span>ow we see we have four equations one for every value of<draw:frame draw:style-name="fr1" draw:name="Object124" text:anchor-type="as-char" svg:y="-0.0862in" svg:width="0.1929in" svg:height="0.0957in" draw:z-index="26"><draw:object xlink:href="./Object 124" xlink:type="simple" xlink:show="embed" xlink:actuate="onLoad"/><draw:image xlink:href="./ObjectReplacements/Object 124" xlink:type="simple" xlink:show="embed" xlink:actuate="onLoad"/></draw:frame>. <text:span text:style-name="T51">B</text:span>ecause we're dealing with this charge density<draw:frame draw:style-name="fr1" draw:name="Object125" text:anchor-type="as-char" svg:y="-0.089in" svg:width="0.1984in" svg:height="0.1307in" draw:z-index="27"><draw:object xlink:href="./Object 125" xlink:type="simple" xlink:show="embed" xlink:actuate="onLoad"/><draw:image xlink:href="./ObjectReplacements/Object 125" xlink:type="simple" xlink:show="embed" xlink:actuate="onLoad"/></draw:frame>, let's speculate that the relevant equation takes out<draw:frame draw:style-name="fr1" draw:name="Object126" text:anchor-type="as-char" svg:y="-0.1602in" svg:width="0.2256in" svg:height="0.1957in" draw:z-index="47"><draw:object xlink:href="./Object 126" xlink:type="simple" xlink:show="embed" xlink:actuate="onLoad"/><draw:image xlink:href="./ObjectReplacements/Object 126" xlink:type="simple" xlink:show="embed" xlink:actuate="onLoad"/></draw:frame>because we know that the current density's zero<text:span text:style-name="T51">th </text:span>component, its time component is the charge density times the speed of light so let's substitute everywhere we see<draw:frame draw:style-name="fr1" draw:name="Object127" text:anchor-type="as-char" svg:y="-0.0862in" svg:width="0.1929in" svg:height="0.0957in" draw:z-index="48"><draw:object xlink:href="./Object 127" xlink:type="simple" xlink:show="embed" xlink:actuate="onLoad"/><draw:image xlink:href="./ObjectReplacements/Object 127" xlink:type="simple" xlink:show="embed" xlink:actuate="onLoad"/><svg:desc>formula</svg:desc></draw:frame>substitute <text:span text:style-name="T51">for </text:span>the index zero and when we do that we get:</text:p>
      <text:p text:style-name="P45"/>
      <table:table table:name="Table31" table:style-name="Table31">
        <table:table-column table:style-name="Table31.A"/>
        <table:table-column table:style-name="Table31.B"/>
        <table:table-header-rows>
          <table:table-row>
            <table:table-cell table:style-name="Table31.A1" office:value-type="string">
              <text:p text:style-name="P57"><draw:frame draw:style-name="fr1" draw:name="Object128" text:anchor-type="as-char" svg:y="-0.2154in" svg:width="3.8181in" svg:height="0.2902in" draw:z-index="87"><draw:object xlink:href="./Object 128" xlink:type="simple" xlink:show="embed" xlink:actuate="onLoad"/><draw:image xlink:href="./ObjectReplacements/Object 128" xlink:type="simple" xlink:show="embed" xlink:actuate="onLoad"/><svg:desc>formula</svg:desc></draw:frame></text:p>
            </table:table-cell>
            <table:table-cell table:style-name="Table31.A1" office:value-type="string">
              <text:p text:style-name="P58">(<text:sequence text:ref-name="refText30" text:name="Text" text:formula="ooow:Text+1" style:num-format="1">31</text:sequence>)</text:p>
            </table:table-cell>
          </table:table-row>
        </table:table-header-rows>
      </table:table>
      <text:p text:style-name="P44"/>
      <text:p text:style-name="Standard"><text:span text:style-name="T52">W</text:span>e know that<draw:frame draw:style-name="fr1" draw:name="Object129" text:anchor-type="as-char" svg:y="-0.0854in" svg:width="0.2228in" svg:height="0.1457in" draw:z-index="50"><draw:object xlink:href="./Object 129" xlink:type="simple" xlink:show="embed" xlink:actuate="onLoad"/><draw:image xlink:href="./ObjectReplacements/Object 129" xlink:type="simple" xlink:show="embed" xlink:actuate="onLoad"/></draw:frame>is some combination of<draw:frame draw:style-name="fr1" draw:name="Object130" text:anchor-type="as-char" svg:y="-0.0827in" svg:width="0.2453in" svg:height="0.1429in" draw:z-index="51"><draw:object xlink:href="./Object 130" xlink:type="simple" xlink:show="embed" xlink:actuate="onLoad"/><draw:image xlink:href="./ObjectReplacements/Object 130" xlink:type="simple" xlink:show="embed" xlink:actuate="onLoad"/></draw:frame>and<draw:frame draw:style-name="fr1" draw:name="Object131" text:anchor-type="as-char" svg:y="-0.1484in" svg:width="0.1626in" svg:height="0.1839in" draw:z-index="76"><draw:object xlink:href="./Object 131" xlink:type="simple" xlink:show="embed" xlink:actuate="onLoad"/><draw:image xlink:href="./ObjectReplacements/Object 131" xlink:type="simple" xlink:show="embed" xlink:actuate="onLoad"/></draw:frame>, we remember that from electrodynamics so hopefully that'll flush out. <text:span text:style-name="T52">T</text:span>here's definitely needs to be a<draw:frame draw:style-name="fr1" draw:name="Object132" text:anchor-type="as-char" svg:y="-0.1602in" svg:width="0.2134in" svg:height="0.1957in" draw:z-index="77"><draw:object xlink:href="./Object 132" xlink:type="simple" xlink:show="embed" xlink:actuate="onLoad"/><draw:image xlink:href="./ObjectReplacements/Object 132" xlink:type="simple" xlink:show="embed" xlink:actuate="onLoad"/></draw:frame>in there so we got to keep an eye out for that but it's trending in the right direction and then we get this time derivative. <text:span text:style-name="T52">W</text:span>e know that<draw:frame draw:style-name="fr1" draw:name="Object133" text:anchor-type="as-char" svg:y="-0.1602in" svg:width="0.539in" svg:height="0.1957in" draw:z-index="78"><draw:object xlink:href="./Object 133" xlink:type="simple" xlink:show="embed" xlink:actuate="onLoad"/><draw:image xlink:href="./ObjectReplacements/Object 133" xlink:type="simple" xlink:show="embed" xlink:actuate="onLoad"/></draw:frame> because we know that<draw:frame draw:style-name="fr1" draw:name="Object134" text:anchor-type="as-char" svg:y="-0.1484in" svg:width="0.1992in" svg:height="0.1839in" draw:z-index="80"><draw:object xlink:href="./Object 134" xlink:type="simple" xlink:show="embed" xlink:actuate="onLoad"/><draw:image xlink:href="./ObjectReplacements/Object 134" xlink:type="simple" xlink:show="embed" xlink:actuate="onLoad"/></draw:frame>is anti-symmetric and its diagonal elements are <text:span text:style-name="T52">zero. W</text:span>hat we realize <text:span text:style-name="T52">is </text:span><text:span text:style-name="T52"><text:sequence-ref text:reference-format="text" text:ref-name="refText12">(13)</text:sequence-ref></text:span><text:span text:style-name="T52">.</text:span></text:p>
      <text:p text:style-name="P46"/>
      <table:table table:name="Table32" table:style-name="Table32">
        <table:table-column table:style-name="Table32.A"/>
        <table:table-column table:style-name="Table32.B"/>
        <table:table-header-rows>
          <table:table-row>
            <table:table-cell table:style-name="Table32.A1" office:value-type="string">
              <text:p text:style-name="P57"><draw:frame draw:style-name="fr1" draw:name="Object135" text:anchor-type="as-char" svg:y="-0.2154in" svg:width="3.4453in" svg:height="0.2902in" draw:z-index="91"><draw:object xlink:href="./Object 135" xlink:type="simple" xlink:show="embed" xlink:actuate="onLoad"/><draw:image xlink:href="./ObjectReplacements/Object 135" xlink:type="simple" xlink:show="embed" xlink:actuate="onLoad"/><svg:desc>formula</svg:desc></draw:frame></text:p>
            </table:table-cell>
            <table:table-cell table:style-name="Table32.A1" office:value-type="string">
              <text:p text:style-name="P58">(<text:sequence text:ref-name="refText31" text:name="Text" text:formula="ooow:Text+1" style:num-format="1">32</text:sequence>)</text:p>
            </table:table-cell>
          </table:table-row>
        </table:table-header-rows>
      </table:table>
      <text:p text:style-name="Standard"/>
      <text:p text:style-name="P47"><text:span text:style-name="T53">Recall</text:span><text:span text:style-name="T53"><draw:frame draw:style-name="fr1" draw:name="Object136" text:anchor-type="as-char" svg:y="-0.1602in" svg:width="0.7783in" svg:height="0.2209in" draw:z-index="81"><draw:object xlink:href="./Object 136" xlink:type="simple" xlink:show="embed" xlink:actuate="onLoad"/><draw:image xlink:href="./ObjectReplacements/Object 136" xlink:type="simple" xlink:show="embed" xlink:actuate="onLoad"/></draw:frame></text:span><text:span text:style-name="T53">. T</text:span>he zeroth index equation returns to us the first Maxwell equation <text:sequence-ref text:reference-format="text" text:ref-name="refText28">(29)</text:sequence-ref>. <text:span text:style-name="T54">N</text:span>ow we just have to hunt down the other Maxwell equation that's tied to this expression <text:sequence-ref text:reference-format="text" text:ref-name="refText26">(27)</text:sequence-ref>. <text:span text:style-name="T54">I</text:span>f setting index 0 is so helpful why don't we just set index equal to 1 and see what happens. <text:span text:style-name="T54">W</text:span>e examine what we've got:</text:p>
      <text:p text:style-name="P48"/>
      <table:table table:name="Table33" table:style-name="Table33">
        <table:table-column table:style-name="Table33.A"/>
        <table:table-column table:style-name="Table33.B"/>
        <table:table-header-rows>
          <table:table-row>
            <table:table-cell table:style-name="Table33.A1" office:value-type="string">
              <text:p text:style-name="P57"><draw:frame draw:style-name="fr1" draw:name="Object137" text:anchor-type="as-char" svg:y="-0.2154in" svg:width="3.128in" svg:height="0.2902in" draw:z-index="139"><draw:object xlink:href="./Object 137" xlink:type="simple" xlink:show="embed" xlink:actuate="onLoad"/><draw:image xlink:href="./ObjectReplacements/Object 137" xlink:type="simple" xlink:show="embed" xlink:actuate="onLoad"/><svg:desc>formula</svg:desc></draw:frame></text:p>
            </table:table-cell>
            <table:table-cell table:style-name="Table33.A1" office:value-type="string">
              <text:p text:style-name="P58">(<text:sequence text:ref-name="refText32" text:name="Text" text:formula="ooow:Text+1" style:num-format="1">33</text:sequence>)</text:p>
            </table:table-cell>
          </table:table-row>
        </table:table-header-rows>
      </table:table>
      <text:p text:style-name="P47"/>
      <text:p text:style-name="P47"><text:span text:style-name="T54">W</text:span>e know that this term<draw:frame draw:style-name="fr1" draw:name="Object138" text:anchor-type="as-char" svg:y="-0.1602in" svg:width="0.3091in" svg:height="0.1957in" draw:z-index="155"><draw:object xlink:href="./Object 138" xlink:type="simple" xlink:show="embed" xlink:actuate="onLoad"/><draw:image xlink:href="./ObjectReplacements/Object 138" xlink:type="simple" xlink:show="embed" xlink:actuate="onLoad"/></draw:frame>is going to go away because it's the diagonal term in the electromagnetic field tensor which is anti-symmetric. <text:span text:style-name="T54">W</text:span>e just have to substitute what we know these components are in terms of the fields and what do we discover:</text:p>
      <text:p text:style-name="P48"/>
      <table:table table:name="Table34" table:style-name="Table34">
        <table:table-column table:style-name="Table34.A"/>
        <table:table-column table:style-name="Table34.B"/>
        <table:table-header-rows>
          <table:table-row>
            <table:table-cell table:style-name="Table34.A1" office:value-type="string">
              <text:p text:style-name="P57"><draw:frame draw:style-name="fr1" draw:name="Object139" text:anchor-type="as-char" svg:y="-0.3047in" svg:width="2.5134in" svg:height="0.4909in" draw:z-index="140"><draw:object xlink:href="./Object 139" xlink:type="simple" xlink:show="embed" xlink:actuate="onLoad"/><draw:image xlink:href="./ObjectReplacements/Object 139" xlink:type="simple" xlink:show="embed" xlink:actuate="onLoad"/><svg:desc>formula</svg:desc></draw:frame></text:p>
            </table:table-cell>
            <table:table-cell table:style-name="Table34.A1" office:value-type="string">
              <text:p text:style-name="P58">(<text:sequence text:ref-name="refText33" text:name="Text" text:formula="ooow:Text+1" style:num-format="1">34</text:sequence>)</text:p>
            </table:table-cell>
          </table:table-row>
        </table:table-header-rows>
      </table:table>
      <text:p text:style-name="Standard"/>
      <text:p text:style-name="Standard"><draw:frame draw:style-name="fr1" draw:name="Object140" text:anchor-type="as-char" svg:y="-0.1484in" svg:width="0.9752in" svg:height="0.2091in" draw:z-index="141"><draw:object xlink:href="./Object 140" xlink:type="simple" xlink:show="embed" xlink:actuate="onLoad"/><draw:image xlink:href="./ObjectReplacements/Object 140" xlink:type="simple" xlink:show="embed" xlink:actuate="onLoad"/></draw:frame>are clearly looking like the piece of a curl, remember the components of a curl. <text:span text:style-name="T55">T</text:span>his would be the<draw:frame draw:style-name="fr1" draw:name="Object141" text:anchor-type="as-char" svg:y="-0.1484in" svg:width="0.1701in" svg:height="0.1839in" draw:z-index="142"><draw:object xlink:href="./Object 141" xlink:type="simple" xlink:show="embed" xlink:actuate="onLoad"/><draw:image xlink:href="./ObjectReplacements/Object 141" xlink:type="simple" xlink:show="embed" xlink:actuate="onLoad"/></draw:frame>component of the curl of the magnetic field and so it looks like we are now finding</text:p>
      <text:p text:style-name="P49">the<draw:frame draw:style-name="fr1" draw:name="Object142" text:anchor-type="as-char" svg:y="-0.1484in" svg:width="0.1701in" svg:height="0.1839in" draw:z-index="143"><draw:object xlink:href="./Object 142" xlink:type="simple" xlink:show="embed" xlink:actuate="onLoad"/><draw:image xlink:href="./ObjectReplacements/Object 142" xlink:type="simple" xlink:show="embed" xlink:actuate="onLoad"/></draw:frame>component of the curl equation for the magnetic field.</text:p>
      <text:p text:style-name="P49"/>
      <text:p text:style-name="P2">Component Equations</text:p>
      <text:p text:style-name="Standard"/>
      <text:p text:style-name="P49"><text:span text:style-name="T55">S</text:span>pecifically if we are claiming that these two equations <text:sequence-ref text:reference-format="text" text:ref-name="refText26">(27)</text:sequence-ref><text:s/>are bound up in here th<text:span text:style-name="T55">e</text:span> <text:span text:style-name="T55">(second) </text:span>equation is a vector equation, you have a vector on the left you have a vector on the right the time derivative of a vector is still a vector, this expression has<draw:frame draw:style-name="fr1" draw:name="Object143" text:anchor-type="as-char" svg:y="-0.1484in" svg:width="0.511in" svg:height="0.1839in" draw:z-index="144"><draw:object xlink:href="./Object 143" xlink:type="simple" xlink:show="embed" xlink:actuate="onLoad"/><draw:image xlink:href="./ObjectReplacements/Object 143" xlink:type="simple" xlink:show="embed" xlink:actuate="onLoad"/></draw:frame>component<text:span text:style-name="T55">s </text:span>meaning this vector on the left and this vector on the right each <text:span text:style-name="T55">has </text:span>three component equations so it looks like we're hunting down one of those components and specifically if we go back up to this example of what a curl looks like <text:sequence-ref text:reference-format="text" text:ref-name="refText9">(10)</text:sequence-ref><text:s/><text:span text:style-name="T56">w</text:span>e see the curl of<draw:frame draw:style-name="fr1" draw:name="Object144" text:anchor-type="as-char" svg:y="-0.1484in" svg:width="0.2083in" svg:height="0.1839in" draw:z-index="145"><draw:object xlink:href="./Object 144" xlink:type="simple" xlink:show="embed" xlink:actuate="onLoad"/><draw:image xlink:href="./ObjectReplacements/Object 144" xlink:type="simple" xlink:show="embed" xlink:actuate="onLoad"/></draw:frame>and we see the component of the<draw:frame draw:style-name="fr1" draw:name="Object145" text:anchor-type="as-char" svg:y="-0.1484in" svg:width="0.5043in" svg:height="0.1839in" draw:z-index="146"><draw:object xlink:href="./Object 145" xlink:type="simple" xlink:show="embed" xlink:actuate="onLoad"/><draw:image xlink:href="./ObjectReplacements/Object 145" xlink:type="simple" xlink:show="embed" xlink:actuate="onLoad"/></draw:frame>, <text:span text:style-name="T56">T</text:span>hat pattern is exactly the pattern we have in our expression <text:sequence-ref text:reference-format="text" text:ref-name="refText33">(34)</text:sequence-ref>. <text:span text:style-name="T56">T</text:span>his is going to be, if you rearrange it so this term goes here and this term goes here and you relabel<draw:frame draw:style-name="fr1" draw:name="Object146" text:anchor-type="as-char" svg:y="-0.1484in" svg:width="0.1626in" svg:height="0.1839in" draw:z-index="147"><draw:object xlink:href="./Object 146" xlink:type="simple" xlink:show="embed" xlink:actuate="onLoad"/><draw:image xlink:href="./ObjectReplacements/Object 146" xlink:type="simple" xlink:show="embed" xlink:actuate="onLoad"/></draw:frame>and<draw:frame draw:style-name="fr1" draw:name="Object147" text:anchor-type="as-char" svg:y="-0.1484in" svg:width="0.1646in" svg:height="0.1839in" draw:z-index="148"><draw:object xlink:href="./Object 147" xlink:type="simple" xlink:show="embed" xlink:actuate="onLoad"/><draw:image xlink:href="./ObjectReplacements/Object 147" xlink:type="simple" xlink:show="embed" xlink:actuate="onLoad"/></draw:frame>to<draw:frame draw:style-name="fr1" draw:name="Object148" text:anchor-type="as-char" svg:y="-0.1484in" svg:width="0.1598in" svg:height="0.1839in" draw:z-index="149"><draw:object xlink:href="./Object 148" xlink:type="simple" xlink:show="embed" xlink:actuate="onLoad"/><draw:image xlink:href="./ObjectReplacements/Object 148" xlink:type="simple" xlink:show="embed" xlink:actuate="onLoad"/></draw:frame>and<draw:frame draw:style-name="fr1" draw:name="Object149" text:anchor-type="as-char" svg:y="-0.1484in" svg:width="0.1835in" svg:height="0.1839in" draw:z-index="150"><draw:object xlink:href="./Object 149" xlink:type="simple" xlink:show="embed" xlink:actuate="onLoad"/><draw:image xlink:href="./ObjectReplacements/Object 149" xlink:type="simple" xlink:show="embed" xlink:actuate="onLoad"/></draw:frame>this is the<draw:frame draw:style-name="fr1" draw:name="Object150" text:anchor-type="as-char" svg:y="-0.1484in" svg:width="0.1701in" svg:height="0.1839in" draw:z-index="151"><draw:object xlink:href="./Object 150" xlink:type="simple" xlink:show="embed" xlink:actuate="onLoad"/><draw:image xlink:href="./ObjectReplacements/Object 150" xlink:type="simple" xlink:show="embed" xlink:actuate="onLoad"/></draw:frame>component of<draw:frame draw:style-name="fr1" draw:name="Object151" text:anchor-type="as-char" svg:y="-0.1484in" svg:width="0.498in" svg:height="0.1839in" draw:z-index="152"><draw:object xlink:href="./Object 151" xlink:type="simple" xlink:show="embed" xlink:actuate="onLoad"/><draw:image xlink:href="./ObjectReplacements/Object 151" xlink:type="simple" xlink:show="embed" xlink:actuate="onLoad"/><svg:desc>formula</svg:desc></draw:frame>and then th<text:span text:style-name="T57">e</text:span> derivative of<draw:frame draw:style-name="fr1" draw:name="Object152" text:anchor-type="as-char" svg:y="-0.1484in" svg:width="0.2516in" svg:height="0.2091in" draw:z-index="153"><draw:object xlink:href="./Object 152" xlink:type="simple" xlink:show="embed" xlink:actuate="onLoad"/><draw:image xlink:href="./ObjectReplacements/Object 152" xlink:type="simple" xlink:show="embed" xlink:actuate="onLoad"/></draw:frame>.</text:p>
      <text:p text:style-name="P51"><text:soft-page-break/></text:p>
      <table:table table:name="Table35" table:style-name="Table35">
        <table:table-column table:style-name="Table35.A"/>
        <table:table-column table:style-name="Table35.B"/>
        <table:table-header-rows>
          <table:table-row>
            <table:table-cell table:style-name="Table35.A1" office:value-type="string">
              <text:p text:style-name="P57"><draw:frame draw:style-name="fr1" draw:name="Object153" text:anchor-type="as-char" svg:y="-0.3354in" svg:width="4.511in" svg:height="0.5516in" draw:z-index="52"><draw:object xlink:href="./Object 153" xlink:type="simple" xlink:show="embed" xlink:actuate="onLoad"/><draw:image xlink:href="./ObjectReplacements/Object 153" xlink:type="simple" xlink:show="embed" xlink:actuate="onLoad"/><svg:desc>formula</svg:desc></draw:frame></text:p>
            </table:table-cell>
            <table:table-cell table:style-name="Table35.A1" office:value-type="string">
              <text:p text:style-name="P58">(<text:sequence text:ref-name="refText34" text:name="Text" text:formula="ooow:Text+1" style:num-format="1">35</text:sequence>)</text:p>
            </table:table-cell>
          </table:table-row>
        </table:table-header-rows>
      </table:table>
      <text:p text:style-name="P50"/>
      <text:p text:style-name="P52"><text:span text:style-name="T58">T</text:span>his expression is the<draw:frame draw:style-name="fr1" draw:name="Object154" text:anchor-type="as-char" svg:y="-0.1484in" svg:width="0.1701in" svg:height="0.1839in" draw:z-index="14"><draw:object xlink:href="./Object 154" xlink:type="simple" xlink:show="embed" xlink:actuate="onLoad"/><draw:image xlink:href="./ObjectReplacements/Object 154" xlink:type="simple" xlink:show="embed" xlink:actuate="onLoad"/></draw:frame>component of the relevant Maxwell's equations and does it equal the right thing? <text:span text:style-name="T58">I</text:span>t equals<draw:frame draw:style-name="fr1" draw:name="Object155" text:anchor-type="as-char" svg:y="-0.1484in" svg:width="0.411in" svg:height="0.2091in" draw:z-index="15"><draw:object xlink:href="./Object 155" xlink:type="simple" xlink:show="embed" xlink:actuate="onLoad"/><draw:image xlink:href="./ObjectReplacements/Object 155" xlink:type="simple" xlink:show="embed" xlink:actuate="onLoad"/></draw:frame>. <text:span text:style-name="T58">T</text:span>here you have it so we do this three times meaning we go back here and we replace<draw:frame draw:style-name="fr1" draw:name="Object156" text:anchor-type="as-char" svg:y="-0.0862in" svg:width="0.1929in" svg:height="0.0957in" draw:z-index="24"><draw:object xlink:href="./Object 156" xlink:type="simple" xlink:show="embed" xlink:actuate="onLoad"/><draw:image xlink:href="./ObjectReplacements/Object 156" xlink:type="simple" xlink:show="embed" xlink:actuate="onLoad"/></draw:frame><text:span text:style-name="T58">w</text:span>ith<draw:frame draw:style-name="fr1" draw:name="Object157" text:anchor-type="as-char" svg:y="-0.1484in" svg:width="0.1626in" svg:height="0.1839in" draw:z-index="25"><draw:object xlink:href="./Object 157" xlink:type="simple" xlink:show="embed" xlink:actuate="onLoad"/><draw:image xlink:href="./ObjectReplacements/Object 157" xlink:type="simple" xlink:show="embed" xlink:actuate="onLoad"/></draw:frame>and<draw:frame draw:style-name="fr1" draw:name="Object158" text:anchor-type="as-char" svg:y="-0.1484in" svg:width="0.1646in" svg:height="0.1839in" draw:z-index="33"><draw:object xlink:href="./Object 158" xlink:type="simple" xlink:show="embed" xlink:actuate="onLoad"/><draw:image xlink:href="./ObjectReplacements/Object 158" xlink:type="simple" xlink:show="embed" xlink:actuate="onLoad"/></draw:frame>and we'll get all three of the relevant components and now we have four component Maxwell'<text:span text:style-name="T59">s</text:span> equations. <text:span text:style-name="T59">Y</text:span>ou can do the same thing for the other two Maxwell's homogeneous equations <text:sequence-ref text:reference-format="text" text:ref-name="refText27">(28)</text:sequence-ref>, <text:span text:style-name="T59">you can </text:span>just expand <text:span text:style-name="T59">the Bianchi identity </text:span>and once you expand it out, <text:span text:style-name="T59">you</text:span>'ll discover embedded in it are these very these two Maxwell homogeneous equations.</text:p>
      <text:p text:style-name="P52"/>
      <text:p text:style-name="P52"><text:span text:style-name="T59">W</text:span>e have now shown that we can take these four Maxwell's equations and we can compress them into these two equations tensor equations, they're not vector equations, they're tensor equations so you're you're solving for the components of the electromagnetic field tensor <text:s/>presumably given a charge in current density that you can combine into a four current, you're solving for these components and you use a lot of the fact that this is asymmetrical, keeps the number correct on both sides. <text:span text:style-name="T59">T</text:span>he number of</text:p>
      <text:p text:style-name="Standard">equations and the number of unknowns is still all good.</text:p>
      <text:p text:style-name="Standard"/>
      <text:p text:style-name="P53"><text:span text:style-name="T60">T</text:span>his is what you need to know as a prerequisite, you definitely need to understand Maxwell's equations in terms of the <text:span text:style-name="T60">E</text:span>lectromagnetic field tensor, this is something that I just can't imagine arriving at any reasonable form of QED book anywhere and not having a very good understanding the problem is QED books know when you get there that you may not know this very well and they do a little bit of review and it's good enough but if you're here you're worried about superficial knowledge or knowledge that requires a lot of evolution before you really feel comfortable with the subject so hopefully what we've done is we've given you the motivation to dig a little bit deeper and gather up your knowledge and exercise this matt<text:span text:style-name="T60">er.</text:span> <text:span text:style-name="T60">F</text:span>or example you can do this yourself, you can find these two equations by doing this just take note when you do solve this yourself meaning when you go through the exercise we just did<draw:frame draw:style-name="fr1" draw:name="Object159" text:anchor-type="as-char" svg:y="-0.0827in" svg:width="0.1929in" svg:height="0.1244in" draw:z-index="34"><draw:object xlink:href="./Object 159" xlink:type="simple" xlink:show="embed" xlink:actuate="onLoad"/><draw:image xlink:href="./ObjectReplacements/Object 159" xlink:type="simple" xlink:show="embed" xlink:actuate="onLoad"/></draw:frame>and<draw:frame draw:style-name="fr1" draw:name="Object160" text:anchor-type="as-char" svg:y="-0.0862in" svg:width="0.1929in" svg:height="0.0957in" draw:z-index="36"><draw:object xlink:href="./Object 160" xlink:type="simple" xlink:show="embed" xlink:actuate="onLoad"/><draw:image xlink:href="./ObjectReplacements/Object 160" xlink:type="simple" xlink:show="embed" xlink:actuate="onLoad"/></draw:frame>can't take the same value so that eliminates a lot of options. <text:span text:style-name="T60">Y</text:span>ou pick <draw:frame draw:style-name="fr1" draw:name="Object161" text:anchor-type="as-char" svg:y="-0.1484in" svg:width="0.3744in" svg:height="0.1902in" draw:z-index="38"><draw:object xlink:href="./Object 161" xlink:type="simple" xlink:show="embed" xlink:actuate="onLoad"/><draw:image xlink:href="./ObjectReplacements/Object 161" xlink:type="simple" xlink:show="embed" xlink:actuate="onLoad"/></draw:frame>and that you don't have to go through every conceivable combination of these indices, in fact a lot of them are absorbed for you because this is all the cyclic combinations in front of your face.</text:p>
      <text:p text:style-name="P53"/>
      <text:p text:style-name="P54"><text:span text:style-name="T61">L</text:span>et me make that clear, we have gone far enough you can stop right here if you're interested in just the prerequisites for QED but I simply can't resist pointing out one other thing and in particular you can ask the question well I've taken four first order equations and turned it into two and if I count the number of pen strokes it takes to to write this stuff down I suspect I've improved the pen strokes I definitely I can improve pen strokes here too right I can write this as I think<draw:frame draw:style-name="fr1" draw:name="Object162" text:anchor-type="as-char" svg:y="-0.1484in" svg:width="0.8in" svg:height="0.1839in" draw:z-index="161"><draw:object xlink:href="./Object 162" xlink:type="simple" xlink:show="embed" xlink:actuate="onLoad"/><draw:image xlink:href="./ObjectReplacements/Object 162" xlink:type="simple" xlink:show="embed" xlink:actuate="onLoad"/></draw:frame>. I think that we're compressing this notation using this brackets that symmetrize things so I've definitely reduced pen strokes I've increased information density at the expense of having to know the definition of this right so I'm always <text:s/>curious are we making progress in the sense that we are truly unifying things and the idea now is that<draw:frame draw:style-name="fr1" draw:name="Object163" text:anchor-type="as-char" svg:y="-0.1484in" svg:width="0.1992in" svg:height="0.1839in" draw:z-index="162"><draw:object xlink:href="./Object 163" xlink:type="simple" xlink:show="embed" xlink:actuate="onLoad"/><draw:image xlink:href="./ObjectReplacements/Object 163" xlink:type="simple" xlink:show="embed" xlink:actuate="onLoad"/></draw:frame>is now the basic thing of our study but we've reduced it from four to two I guess the obvious question that floats around my head at least is can we go from two to <text:span text:style-name="T62">one. I</text:span>s it possible that we can actually create just one equation? <text:span text:style-name="T62">T</text:span>o be honest the answer as far as I understand is yes it is possible, the question <text:span text:style-name="T62">now </text:span>is it worth the time it would take to develop what is required to do it and I'm going to strike a compromise with the caveat that we are done as far as the prerequisite promises this is the prerequisite material I cannot help but simplify this yet again one more layer of simplification I think it's worth doing and it fits very beautifully in with our with the what is a tensor material that we did before so I simply can't resist it.</text:p>
      <text:p text:style-name="P54"><text:soft-page-break/></text:p>
      <text:p text:style-name="P55"><text:span text:style-name="T62">U</text:span>nfortunately the simplification I offered doesn't really get us to the one point, what it does is it takes this equation <text:sequence-ref text:reference-format="text" text:ref-name="refText26">(27)</text:sequence-ref><text:s/><text:span text:style-name="T62">and </text:span>this equation <text:sequence-ref text:reference-format="text" text:ref-name="refText27">(28)</text:sequence-ref><text:s/>and writes them even simpler than they are but you still are left with two equations as far as I know. <text:span text:style-name="T62">T</text:span>aking the step all the way down to one equation at that point I'm not really an expert but there is a field of study that I am interested in learning that does do it and so I may do a video on that as I learn it, that's a subject called <text:a xlink:type="simple" xlink:href="https://en.wikipedia.org/wiki/Geometric_algebra" text:style-name="Internet_20_link" text:visited-style-name="Visited_20_Internet_20_Link"><text:span text:style-name="T62">G</text:span></text:a><text:a xlink:type="simple" xlink:href="https://en.wikipedia.org/wiki/Geometric_algebra" text:style-name="Internet_20_link" text:visited-style-name="Visited_20_Internet_20_Link">eometric algebra</text:a> but using the language of differential forms and <text:span text:style-name="T62">t</text:span>he machinery of the <text:a xlink:type="simple" xlink:href="https://en.wikipedia.org/wiki/Exterior_algebra" text:style-name="Internet_20_link" text:visited-style-name="Visited_20_Internet_20_Link"><text:span text:style-name="T63">E</text:span></text:a><text:a xlink:type="simple" xlink:href="https://en.wikipedia.org/wiki/Exterior_algebra" text:style-name="Internet_20_link" text:visited-style-name="Visited_20_Internet_20_Link">xterior algebra</text:a> we can write down these two equations in a much more logical format than just this purely tensor format. I guess I can't say it's more logical I mean there's nothing illogical <text:span text:style-name="T62">in </text:span><text:sequence-ref text:reference-format="text" text:ref-name="refText26">(27)</text:sequence-ref><text:s/><text:span text:style-name="T62">and </text:span><text:sequence-ref text:reference-format="text" text:ref-name="refText27">(28)</text:sequence-ref><text:s/>but the <text:span text:style-name="T63">E</text:span>xterior algebra form is very beautiful and it's very telling and honestly I guess if you really understand the exterior algebra it's quite intuitive.</text:p>
      <text:p text:style-name="P55"/>
      <text:p text:style-name="P56">I'll do that <text:span text:style-name="T63">in </text:span>a supplementary lecture next time but the truth is and the irony is that no matter how far you push this, when you solve <text:span text:style-name="T63">EM</text:span> problems you always go back <text:span text:style-name="T64">to the original Maxwell's equations. </text:span>I've never seen anybody solve a wave guide using differential forms analysis and I'm and now that I've said that I'm sure a million people are going to point me to references where it's done and I'm going to be impressed but the point being is that just because you can go from this 19<text:span text:style-name="T4">th</text:span><text:span text:style-name="T64"> </text:span>century version of things to this 21<text:span text:style-name="T4">st </text:span>century thing over here. <text:span text:style-name="T64">D</text:span>oesn't mean that this is useless or old or obsolete in any way.</text:p>
      <text:p text:style-name="Standard"/>
      <text:p text:style-name="P2">Outro</text:p>
      <text:p text:style-name="Standard"/>
      <text:p text:style-name="P56"><text:span text:style-name="T64">W</text:span>hat have we done today? <text:span text:style-name="T64">W</text:span>e have shown that Maxwell's equations can be expressed in this purely beautiful relativistic form we discussed a little bit about the relativistic and variance of the Lorenz Lorenz condition and we demonstrated how these vector expressions these classic vector expressions are buried inside these tensor component expressions and next time what we're going to divert ourselves a little bit away from the mainstream notion of prerequisites of QED and we're going to show how exterior algebra can arguably simplify these two equations even more.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1-19T20:19:27.290000000</meta:creation-date>
    <dc:date>2023-12-03T21:38:40.149000000</dc:date>
    <dc:creator>Daniel Volinski</dc:creator>
    <meta:editing-duration>PT11H33M35S</meta:editing-duration>
    <meta:editing-cycles>60</meta:editing-cycles>
    <meta:generator>LibreOffice/6.4.5.2$Windows_X86_64 LibreOffice_project/a726b36747cf2001e06b58ad5db1aa3a9a1872d6</meta:generator>
    <meta:keyword>XylyXylyX</meta:keyword>
    <dc:subject>QED Prerequisites</dc:subject>
    <dc:title>Maxwell's Equations in Tensor Form</dc:title>
    <meta:document-statistic meta:table-count="35" meta:image-count="0" meta:object-count="163" meta:page-count="12" meta:paragraph-count="140" meta:word-count="5683" meta:character-count="31766" meta:non-whitespace-character-count="26182"/>
  </office:meta>
</office:document-meta>
</file>

<file path=Object 1/content.xml><?xml version="1.0" encoding="utf-8"?>
<math xmlns="http://www.w3.org/1998/Math/MathML" display="block">
  <semantics>
    <mrow>
      <mrow>
        <mstyle mathvariant="bold">
          <mi>E</mi>
        </mstyle>
        <mo stretchy="false">=</mo>
        <mover accent="true">
          <mi>E</mi>
          <mo stretchy="false">⃗</mo>
        </mover>
      </mrow>
      <mrow>
        <mo fence="true" stretchy="true">(</mo>
        <mrow>
          <mrow>
            <mover accent="true">
              <mi>r</mi>
              <mo stretchy="false">⃗</mo>
            </mover>
            <mi>,</mi>
            <mi>t</mi>
          </mrow>
        </mrow>
        <mo fence="true" stretchy="true">)</mo>
      </mrow>
      <mspace width="2em"/>
      <mi>,</mi>
      <mspace width="2em"/>
      <mrow>
        <mstyle mathvariant="bold">
          <mi>B</mi>
        </mstyle>
        <mo stretchy="false">=</mo>
        <mover accent="true">
          <mi>B</mi>
          <mo stretchy="false">⃗</mo>
        </mover>
      </mrow>
      <mrow>
        <mo fence="true" stretchy="true">(</mo>
        <mrow>
          <mrow>
            <mover accent="true">
              <mi>r</mi>
              <mo stretchy="false">⃗</mo>
            </mover>
            <mi>,</mi>
            <mi>t</mi>
          </mrow>
        </mrow>
        <mo fence="true" stretchy="true">)</mo>
      </mrow>
      <mspace width="2em"/>
      <mi>,</mi>
      <mspace width="2em"/>
      <mrow>
        <mi>ρ</mi>
        <mo stretchy="false">=</mo>
        <mi>ρ</mi>
      </mrow>
      <mrow>
        <mo fence="true" stretchy="true">(</mo>
        <mrow>
          <mrow>
            <mover accent="true">
              <mi>r</mi>
              <mo stretchy="false">⃗</mo>
            </mover>
            <mi>,</mi>
            <mi>t</mi>
          </mrow>
        </mrow>
        <mo fence="true" stretchy="true">)</mo>
      </mrow>
      <mspace width="2em"/>
      <mi>,</mi>
      <mspace width="2em"/>
      <mrow>
        <mstyle mathvariant="bold">
          <mi>j</mi>
        </mstyle>
        <mo stretchy="false">=</mo>
        <mover accent="true">
          <mi>j</mi>
          <mo stretchy="false">⃗</mo>
        </mover>
      </mrow>
      <mrow>
        <mo fence="true" stretchy="true">(</mo>
        <mrow>
          <mrow>
            <mover accent="true">
              <mi>r</mi>
              <mo stretchy="false">⃗</mo>
            </mover>
            <mi>,</mi>
            <mi>t</mi>
          </mrow>
        </mrow>
        <mo fence="true" stretchy="true">)</mo>
      </mrow>
    </mrow>
    <annotation encoding="StarMath 5.0">{bold E} = vec{E} left ( { vec{r}, t} right ) ~,~ {bold B} = vec{B} left ( { vec{r}, t} right ) ~,~ %rho = %rho left ( { vec{r}, t} right ) ~,~ {bold j} = vec{j} left ( { vec{r}, t} right )</annotation>
  </semantics>
</math>
</file>

<file path=Object 10/content.xml><?xml version="1.0" encoding="utf-8"?>
<math xmlns="http://www.w3.org/1998/Math/MathML" display="block">
  <semantics>
    <mrow>
      <msup>
        <mi>A</mi>
        <mstyle color="red">
          <mi>μ</mi>
        </mstyle>
      </msup>
      <mo stretchy="false">=</mo>
      <mrow>
        <mo fence="true" stretchy="true">(</mo>
        <mrow>
          <mrow>
            <mrow>
              <mi>ϕ</mi>
              <mo stretchy="false">/</mo>
              <mi>c</mi>
            </mrow>
            <mi>,</mi>
            <msub>
              <mi>A</mi>
              <mi>x</mi>
            </msub>
            <mi>,</mi>
            <msub>
              <mi>A</mi>
              <mi>y</mi>
            </msub>
            <mi>,</mi>
            <msub>
              <mi>A</mi>
              <mi>z</mi>
            </msub>
          </mrow>
        </mrow>
        <mo fence="true" stretchy="true">)</mo>
      </mrow>
      <mo stretchy="false">=</mo>
      <mrow>
        <mo fence="true" stretchy="true">(</mo>
        <mrow>
          <mrow>
            <mrow>
              <mi>ϕ</mi>
              <mo stretchy="false">/</mo>
              <mi>c</mi>
            </mrow>
            <mi>,</mi>
            <mstyle mathvariant="bold">
              <mi>A</mi>
            </mstyle>
          </mrow>
        </mrow>
        <mo fence="true" stretchy="true">)</mo>
      </mrow>
    </mrow>
    <annotation encoding="StarMath 5.0">A sup {color red %mu} =left ( { %phi/ c , A_x , A_y , A_z } right ) = left ( { %phi/ c , {bold A} } right )</annotation>
  </semantics>
</math>
</file>

<file path=Object 100/content.xml><?xml version="1.0" encoding="utf-8"?>
<math xmlns="http://www.w3.org/1998/Math/MathML">
  <semantics>
    <msub>
      <mo stretchy="false">∂</mo>
      <mstyle color="red">
        <mi>μ</mi>
      </mstyle>
    </msub>
    <annotation encoding="StarMath 5.0">partial sub {color red %mu}</annotation>
  </semantics>
</math>
</file>

<file path=Object 101/content.xml><?xml version="1.0" encoding="utf-8"?>
<math xmlns="http://www.w3.org/1998/Math/MathML" display="block">
  <semantics>
    <mrow>
      <msubsup>
        <mi mathvariant="normal">Λ</mi>
        <mstyle color="blue">
          <mrow>
            <mi>μ</mi>
            <mi>'</mi>
          </mrow>
        </mstyle>
        <mrow>
          <mphantom>
            <mrow>
              <mi>μ</mi>
              <mi>'</mi>
            </mrow>
          </mphantom>
          <mstyle color="blue">
            <mi>μ</mi>
          </mstyle>
        </mrow>
      </msubsup>
      <mspace width="0.5em"/>
      <msub>
        <mo stretchy="false">∂</mo>
        <mstyle color="blue">
          <mi>μ</mi>
        </mstyle>
      </msub>
      <mrow>
        <mrow>
          <mo fence="true" stretchy="true">[</mo>
          <mrow>
            <mrow>
              <msubsup>
                <mi mathvariant="normal">Λ</mi>
                <mstyle color="blue">
                  <mi>μ</mi>
                </mstyle>
                <mrow>
                  <mphantom>
                    <mi>μ</mi>
                  </mphantom>
                  <mstyle color="blue">
                    <mrow>
                      <mi>μ</mi>
                      <mi>'</mi>
                    </mrow>
                  </mstyle>
                </mrow>
              </msubsup>
              <mspace width="0.5em"/>
              <msup>
                <mi>A</mi>
                <mstyle color="blue">
                  <mi>μ</mi>
                </mstyle>
              </msup>
            </mrow>
          </mrow>
          <mo fence="true" stretchy="true">]</mo>
        </mrow>
        <mo stretchy="false">=</mo>
        <mn>0</mn>
      </mrow>
    </mrow>
    <annotation encoding="StarMath 5.0">%LAMBDA sub {color blue nospace{%mu'}} sup {phantom{nospace{%mu'}} {color blue %mu}} ` partial sub {color blue %mu} left [ { %LAMBDA sub {color blue %mu} sup {phantom{%mu} {color blue nospace{%mu'}}} ` A sup {color blue %mu} } right ] = 0</annotation>
  </semantics>
</math>
</file>

<file path=Object 102/content.xml><?xml version="1.0" encoding="utf-8"?>
<math xmlns="http://www.w3.org/1998/Math/MathML" display="block">
  <semantics>
    <mrow>
      <msubsup>
        <mi mathvariant="normal">Λ</mi>
        <mstyle color="blue">
          <mrow>
            <mi>μ</mi>
            <mi>'</mi>
          </mrow>
        </mstyle>
        <mrow>
          <mphantom>
            <mrow>
              <mi>μ</mi>
              <mi>'</mi>
            </mrow>
          </mphantom>
          <mstyle color="blue">
            <mi>μ</mi>
          </mstyle>
        </mrow>
      </msubsup>
      <mspace width="0.5em"/>
      <msubsup>
        <mi mathvariant="normal">Λ</mi>
        <mstyle color="blue">
          <mi>μ</mi>
        </mstyle>
        <mrow>
          <mphantom>
            <mi>μ</mi>
          </mphantom>
          <mstyle color="blue">
            <mrow>
              <mi>μ</mi>
              <mi>'</mi>
            </mrow>
          </mstyle>
        </mrow>
      </msubsup>
      <msub>
        <mo stretchy="false">∂</mo>
        <mstyle color="blue">
          <mi>μ</mi>
        </mstyle>
      </msub>
      <mspace width="0.5em"/>
      <mrow>
        <msup>
          <mi>A</mi>
          <mstyle color="blue">
            <mi>μ</mi>
          </mstyle>
        </msup>
        <mo stretchy="false">=</mo>
        <mn>0</mn>
      </mrow>
    </mrow>
    <annotation encoding="StarMath 5.0">%LAMBDA sub {color blue nospace{%mu'}} sup {phantom{nospace{%mu'}} {color blue %mu}} ` %LAMBDA sub {color blue %mu} sup {phantom{%mu} {color blue nospace{%mu'}}} partial sub {color blue %mu} ` A sup {color blue %mu} = 0</annotation>
  </semantics>
</math>
</file>

<file path=Object 103/content.xml><?xml version="1.0" encoding="utf-8"?>
<math xmlns="http://www.w3.org/1998/Math/MathML" display="block">
  <semantics>
    <mi>ρ</mi>
    <annotation encoding="StarMath 5.0"> %rho </annotation>
  </semantics>
</math>
</file>

<file path=Object 104/content.xml><?xml version="1.0" encoding="utf-8"?>
<math xmlns="http://www.w3.org/1998/Math/MathML" display="block">
  <semantics>
    <mrow>
      <mrow>
        <mrow>
          <mo stretchy="false">∇</mo>
          <mo stretchy="false">⋅</mo>
          <mstyle mathvariant="bold">
            <mi>E</mi>
          </mstyle>
        </mrow>
        <mo stretchy="false">=</mo>
        <mfrac>
          <mi>ρ</mi>
          <msub>
            <mi>ε</mi>
            <mn>0</mn>
          </msub>
        </mfrac>
      </mrow>
      <mspace width="2em"/>
      <mi>,</mi>
      <mspace width="2em"/>
      <mrow>
        <mrow>
          <mo stretchy="false">∇</mo>
          <mo stretchy="false">×</mo>
          <mstyle mathvariant="bold">
            <mi>B</mi>
          </mstyle>
        </mrow>
        <mo stretchy="false">−</mo>
        <mfrac>
          <mn>1</mn>
          <msup>
            <mi>c</mi>
            <mn>2</mn>
          </msup>
        </mfrac>
      </mrow>
      <mrow>
        <mfrac>
          <mrow>
            <mo stretchy="false">∂</mo>
            <mstyle mathvariant="bold">
              <mi>E</mi>
            </mstyle>
          </mrow>
          <mrow>
            <mo stretchy="false">∂</mo>
            <mi>t</mi>
          </mrow>
        </mfrac>
        <mo stretchy="false">=</mo>
        <msub>
          <mi>μ</mi>
          <mn>0</mn>
        </msub>
      </mrow>
      <mstyle mathvariant="bold">
        <mi>J</mi>
      </mstyle>
    </mrow>
    <annotation encoding="StarMath 5.0">nabla cdot {bold E} = { {%rho} over {%varepsilon_0} } ~,~ nabla times {bold B} - { 1 over c^2 } { {partial {bold E}} over {partial t} } = %mu_0 {bold J}</annotation>
  </semantics>
</math>
</file>

<file path=Object 105/content.xml><?xml version="1.0" encoding="utf-8"?>
<math xmlns="http://www.w3.org/1998/Math/MathML" display="block">
  <semantics>
    <mrow>
      <msup>
        <mi>J</mi>
        <mi>α</mi>
      </msup>
      <mo stretchy="false">=</mo>
      <mrow>
        <mo fence="true" stretchy="true">(</mo>
        <mrow>
          <mrow>
            <mi>c</mi>
            <mi>ρ</mi>
            <mi>,</mi>
            <mstyle mathvariant="bold">
              <mi>J</mi>
            </mstyle>
          </mrow>
        </mrow>
        <mo fence="true" stretchy="true">)</mo>
      </mrow>
    </mrow>
    <annotation encoding="StarMath 5.0">J sup %alpha = left ( { c %rho , {bold J} } right )</annotation>
  </semantics>
</math>
</file>

<file path=Object 106/content.xml><?xml version="1.0" encoding="utf-8"?>
<math xmlns="http://www.w3.org/1998/Math/MathML" display="block">
  <semantics>
    <mi>ρ</mi>
    <annotation encoding="StarMath 5.0">%rho</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sub>
        <mo stretchy="false">∂</mo>
        <mstyle color="blue">
          <mi>α</mi>
        </mstyle>
      </msub>
      <mrow>
        <msup>
          <mi>F</mi>
          <mrow>
            <mstyle color="blue">
              <mi>α</mi>
            </mstyle>
            <mstyle color="red">
              <mi>β</mi>
            </mstyle>
          </mrow>
        </msup>
        <mo stretchy="false">=</mo>
        <msub>
          <mi>μ</mi>
          <mn>0</mn>
        </msub>
      </mrow>
      <msup>
        <mi>J</mi>
        <mstyle color="red">
          <mi>β</mi>
        </mstyle>
      </msup>
    </mrow>
    <annotation encoding="StarMath 5.0">partial sub {color blue %alpha} F sup {{color blue %alpha} {color red %beta}} = %mu_0 J sup {color red %beta}</annotation>
  </semantics>
</math>
</file>

<file path=Object 109/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row>
      <mi>x</mi>
      <mi>,</mi>
      <mi>y</mi>
      <mi>,</mi>
      <mi>z</mi>
      <mi>,</mi>
      <mi>t</mi>
    </mrow>
    <annotation encoding="StarMath 5.0">x , y , z , t</annotation>
  </semantics>
</math>
</file>

<file path=Object 110/content.xml><?xml version="1.0" encoding="utf-8"?>
<math xmlns="http://www.w3.org/1998/Math/MathML" display="block">
  <semantics>
    <mrow>
      <mrow>
        <mrow>
          <mo stretchy="false">∇</mo>
          <mo stretchy="false">⋅</mo>
          <mstyle mathvariant="bold">
            <mi>B</mi>
          </mstyle>
        </mrow>
        <mo stretchy="false">=</mo>
        <mn>0</mn>
      </mrow>
      <mspace width="2em"/>
      <mi>,</mi>
      <mspace width="2em"/>
      <mrow>
        <mrow>
          <mfrac>
            <mrow>
              <mo stretchy="false">∂</mo>
              <mstyle mathvariant="bold">
                <mi>B</mi>
              </mstyle>
            </mrow>
            <mrow>
              <mo stretchy="false">∂</mo>
              <mi>t</mi>
            </mrow>
          </mfrac>
          <mo stretchy="false">+</mo>
          <mrow>
            <mo stretchy="false">∇</mo>
            <mo stretchy="false">×</mo>
            <mstyle mathvariant="bold">
              <mi>E</mi>
            </mstyle>
          </mrow>
        </mrow>
        <mo stretchy="false">=</mo>
        <mn>0</mn>
      </mrow>
    </mrow>
    <annotation encoding="StarMath 5.0">nabla cdot {bold B} = 0 ~,~ { {partial {bold B}} over {partial t} } + nabla times {bold E} = 0</annotation>
  </semantics>
</math>
</file>

<file path=Object 111/content.xml><?xml version="1.0" encoding="utf-8"?>
<math xmlns="http://www.w3.org/1998/Math/MathML" display="block">
  <semantics>
    <mrow>
      <msub>
        <mo stretchy="false">∂</mo>
        <mstyle color="red">
          <mi>γ</mi>
        </mstyle>
      </msub>
      <mrow>
        <msub>
          <mi>F</mi>
          <mrow>
            <mstyle color="red">
              <mi>α</mi>
            </mstyle>
            <mstyle color="red">
              <mi>β</mi>
            </mstyle>
          </mrow>
        </msub>
        <mo stretchy="false">+</mo>
        <msub>
          <mo stretchy="false">∂</mo>
          <mstyle color="red">
            <mi>α</mi>
          </mstyle>
        </msub>
      </mrow>
      <mrow>
        <msub>
          <mi>F</mi>
          <mrow>
            <mstyle color="red">
              <mi>β</mi>
            </mstyle>
            <mstyle color="red">
              <mi>γ</mi>
            </mstyle>
          </mrow>
        </msub>
        <mo stretchy="false">+</mo>
        <msub>
          <mo stretchy="false">∂</mo>
          <mstyle color="red">
            <mi>β</mi>
          </mstyle>
        </msub>
      </mrow>
      <mrow>
        <msub>
          <mi>F</mi>
          <mrow>
            <mstyle color="red">
              <mi>γ</mi>
            </mstyle>
            <mstyle color="red">
              <mi>α</mi>
            </mstyle>
          </mrow>
        </msub>
        <mo stretchy="false">=</mo>
        <mn>0</mn>
      </mrow>
    </mrow>
    <annotation encoding="StarMath 5.0">partial sub {color red %gamma} F sub {{color red %alpha} {color red %beta}} + partial sub {color red %alpha} F sub {{color red %beta} {color red %gamma}} + partial sub {color red %beta} F sub {{color red %gamma} {color red %alpha}} = 0</annotation>
  </semantics>
</math>
</file>

<file path=Object 112/content.xml><?xml version="1.0" encoding="utf-8"?>
<math xmlns="http://www.w3.org/1998/Math/MathML" display="block">
  <semantics>
    <mi>α</mi>
    <annotation encoding="StarMath 5.0"> %alpha</annotation>
  </semantics>
</math>
</file>

<file path=Object 113/content.xml><?xml version="1.0" encoding="utf-8"?>
<math xmlns="http://www.w3.org/1998/Math/MathML" display="block">
  <semantics>
    <mi>β</mi>
    <annotation encoding="StarMath 5.0">%beta</annotation>
  </semantics>
</math>
</file>

<file path=Object 114/content.xml><?xml version="1.0" encoding="utf-8"?>
<math xmlns="http://www.w3.org/1998/Math/MathML" display="block">
  <semantics>
    <mi>γ</mi>
    <annotation encoding="StarMath 5.0"> %gamma</annotation>
  </semantics>
</math>
</file>

<file path=Object 115/content.xml><?xml version="1.0" encoding="utf-8"?>
<math xmlns="http://www.w3.org/1998/Math/MathML" display="block">
  <semantics>
    <mrow>
      <msub>
        <mo stretchy="false">∂</mo>
        <mrow>
          <mo fence="true" stretchy="true">[</mo>
          <mrow>
            <mstyle color="red">
              <mi>γ</mi>
            </mstyle>
          </mrow>
        </mrow>
      </msub>
      <mrow>
        <msub>
          <mi>F</mi>
          <mrow>
            <mrow>
              <mrow>
                <mstyle color="red">
                  <mi>α</mi>
                </mstyle>
                <mstyle color="red">
                  <mi>β</mi>
                </mstyle>
              </mrow>
            </mrow>
            <mo fence="true" stretchy="true">]</mo>
          </mrow>
        </msub>
        <mo stretchy="false">=</mo>
        <mn>0</mn>
      </mrow>
    </mrow>
    <annotation encoding="StarMath 5.0">partial sub left [ {color red %gamma} right none F sub left none {{color red %alpha} {color red %beta}} right ] = 0</annotation>
  </semantics>
</math>
</file>

<file path=Object 116/content.xml><?xml version="1.0" encoding="utf-8"?>
<math xmlns="http://www.w3.org/1998/Math/MathML">
  <semantics>
    <mrow>
      <msub>
        <mi>F</mi>
        <mrow>
          <mstyle color="red">
            <mi>α</mi>
          </mstyle>
          <mstyle color="red">
            <mi>β</mi>
          </mstyle>
        </mrow>
      </msub>
      <mo stretchy="false">=</mo>
      <mrow>
        <mo stretchy="false">−</mo>
        <msub>
          <mi>F</mi>
          <mrow>
            <mstyle color="red">
              <mi>β</mi>
            </mstyle>
            <mstyle color="red">
              <mi>α</mi>
            </mstyle>
          </mrow>
        </msub>
      </mrow>
    </mrow>
    <annotation encoding="StarMath 5.0">F sub {{color red %alpha} {color red %beta}} = - F sub {{color red %beta} {color red %alpha}}</annotation>
  </semantics>
</math>
</file>

<file path=Object 117/content.xml><?xml version="1.0" encoding="utf-8"?>
<math xmlns="http://www.w3.org/1998/Math/MathML" display="block">
  <semantics>
    <mi>F</mi>
    <annotation encoding="StarMath 5.0">F</annotation>
  </semantics>
</math>
</file>

<file path=Object 118/content.xml><?xml version="1.0" encoding="utf-8"?>
<math xmlns="http://www.w3.org/1998/Math/MathML" display="block">
  <semantics>
    <mrow>
      <mrow>
        <mrow>
          <mtable>
            <mtr>
              <mtd>
                <mrow>
                  <mrow>
                    <mo stretchy="false">∇</mo>
                    <mo stretchy="false">⋅</mo>
                    <mstyle mathvariant="bold">
                      <mi>E</mi>
                    </mstyle>
                  </mrow>
                  <mo stretchy="false">=</mo>
                  <mfrac>
                    <mi>ρ</mi>
                    <msub>
                      <mi>ε</mi>
                      <mn>0</mn>
                    </msub>
                  </mfrac>
                </mrow>
              </mtd>
            </mtr>
            <mtr>
              <mtd>
                <mrow>
                  <mrow>
                    <mrow>
                      <mo stretchy="false">∇</mo>
                      <mo stretchy="false">×</mo>
                      <mstyle mathvariant="bold">
                        <mi>B</mi>
                      </mstyle>
                    </mrow>
                    <mo stretchy="false">−</mo>
                    <mfrac>
                      <mn>1</mn>
                      <msup>
                        <mi>c</mi>
                        <mn>2</mn>
                      </msup>
                    </mfrac>
                  </mrow>
                  <mrow>
                    <mfrac>
                      <mrow>
                        <mo stretchy="false">∂</mo>
                        <mstyle mathvariant="bold">
                          <mi>E</mi>
                        </mstyle>
                      </mrow>
                      <mrow>
                        <mo stretchy="false">∂</mo>
                        <mi>t</mi>
                      </mrow>
                    </mfrac>
                    <mo stretchy="false">=</mo>
                    <msub>
                      <mi>μ</mi>
                      <mn>0</mn>
                    </msub>
                  </mrow>
                  <mstyle mathvariant="bold">
                    <mi>J</mi>
                  </mstyle>
                </mrow>
              </mtd>
            </mtr>
          </mtable>
        </mrow>
        <mo fence="true" stretchy="true">}</mo>
      </mrow>
      <mspace width="2em"/>
      <mo stretchy="false">→</mo>
      <mspace width="2em"/>
      <msub>
        <mo stretchy="false">∂</mo>
        <mstyle color="blue">
          <mi>μ</mi>
        </mstyle>
      </msub>
      <mrow>
        <msup>
          <mi>F</mi>
          <mrow>
            <mstyle color="blue">
              <mi>μ</mi>
            </mstyle>
            <mstyle color="red">
              <mi>ν</mi>
            </mstyle>
          </mrow>
        </msup>
        <mo stretchy="false">=</mo>
        <msub>
          <mi>μ</mi>
          <mn>0</mn>
        </msub>
      </mrow>
      <msup>
        <mi>J</mi>
        <mstyle color="red">
          <mi>ν</mi>
        </mstyle>
      </msup>
    </mrow>
    <annotation encoding="StarMath 5.0">left none { stack { nabla cdot {bold E} = { {%rho} over {%varepsilon_0} } # nabla times {bold B} - { 1 over c^2 } { {partial {bold E}} over {partial t} } = %mu_0 {bold J} } } right rbrace ~ rightarrow ~ partial sub {color blue %mu} F sup {{color blue %mu} {color red %nu}} = %mu_0 J sup {color red %nu}</annotation>
  </semantics>
</math>
</file>

<file path=Object 119/content.xml><?xml version="1.0" encoding="utf-8"?>
<math xmlns="http://www.w3.org/1998/Math/MathML" display="block">
  <semantics>
    <mrow>
      <mrow>
        <mrow>
          <mtable>
            <mtr>
              <mtd>
                <mrow>
                  <mrow>
                    <mo stretchy="false">∇</mo>
                    <mo stretchy="false">⋅</mo>
                    <mstyle mathvariant="bold">
                      <mi>B</mi>
                    </mstyle>
                  </mrow>
                  <mo stretchy="false">=</mo>
                  <mn>0</mn>
                </mrow>
              </mtd>
            </mtr>
            <mtr>
              <mtd>
                <mrow>
                  <mrow>
                    <mrow>
                      <mo stretchy="false">∇</mo>
                      <mo stretchy="false">×</mo>
                      <mstyle mathvariant="bold">
                        <mi>E</mi>
                      </mstyle>
                    </mrow>
                    <mo stretchy="false">+</mo>
                    <mfrac>
                      <mrow>
                        <mo stretchy="false">∂</mo>
                        <mstyle mathvariant="bold">
                          <mi>B</mi>
                        </mstyle>
                      </mrow>
                      <mrow>
                        <mo stretchy="false">∂</mo>
                        <mi>t</mi>
                      </mrow>
                    </mfrac>
                  </mrow>
                  <mo stretchy="false">=</mo>
                  <mn>0</mn>
                </mrow>
              </mtd>
            </mtr>
          </mtable>
        </mrow>
        <mo fence="true" stretchy="true">}</mo>
      </mrow>
      <mspace width="2em"/>
      <mo stretchy="false">→</mo>
      <mspace width="2em"/>
      <mrow>
        <mo fence="true" stretchy="true">{</mo>
        <mrow>
          <mtable>
            <mtr>
              <mtd>
                <mrow>
                  <msub>
                    <mo stretchy="false">∂</mo>
                    <mstyle color="red">
                      <mi>α</mi>
                    </mstyle>
                  </msub>
                  <mrow>
                    <msub>
                      <mi>F</mi>
                      <mrow>
                        <mstyle color="red">
                          <mi>μ</mi>
                        </mstyle>
                        <mstyle color="red">
                          <mi>ν</mi>
                        </mstyle>
                      </mrow>
                    </msub>
                    <mo stretchy="false">+</mo>
                    <msub>
                      <mo stretchy="false">∂</mo>
                      <mstyle color="red">
                        <mi>μ</mi>
                      </mstyle>
                    </msub>
                  </mrow>
                  <mrow>
                    <msub>
                      <mi>F</mi>
                      <mrow>
                        <mstyle color="red">
                          <mi>ν</mi>
                        </mstyle>
                        <mstyle color="red">
                          <mi>α</mi>
                        </mstyle>
                      </mrow>
                    </msub>
                    <mo stretchy="false">+</mo>
                    <msub>
                      <mo stretchy="false">∂</mo>
                      <mstyle color="red">
                        <mi>ν</mi>
                      </mstyle>
                    </msub>
                  </mrow>
                  <mrow>
                    <msub>
                      <mi>F</mi>
                      <mrow>
                        <mstyle color="red">
                          <mi>α</mi>
                        </mstyle>
                        <mstyle color="red">
                          <mi>μ</mi>
                        </mstyle>
                      </mrow>
                    </msub>
                    <mo stretchy="false">=</mo>
                    <mn>0</mn>
                  </mrow>
                </mrow>
              </mtd>
            </mtr>
            <mtr>
              <mtd>
                <mrow>
                  <msub>
                    <mo stretchy="false">∂</mo>
                    <mrow>
                      <mo fence="true" stretchy="true">[</mo>
                      <mrow>
                        <mstyle color="red">
                          <mi>γ</mi>
                        </mstyle>
                      </mrow>
                    </mrow>
                  </msub>
                  <mrow>
                    <msub>
                      <mi>F</mi>
                      <mrow>
                        <mrow>
                          <mrow>
                            <mstyle color="red">
                              <mi>μ</mi>
                            </mstyle>
                            <mstyle color="red">
                              <mi>ν</mi>
                            </mstyle>
                          </mrow>
                        </mrow>
                        <mo fence="true" stretchy="true">]</mo>
                      </mrow>
                    </msub>
                    <mo stretchy="false">=</mo>
                    <mn>0</mn>
                  </mrow>
                </mrow>
              </mtd>
            </mtr>
          </mtable>
        </mrow>
      </mrow>
    </mrow>
    <annotation encoding="StarMath 5.0">left none { stack { nabla cdot {bold B} = 0 # nabla times {bold E} + { {partial {bold B}} over {partial t} } = 0 } } right rbrace ~ rightarrow ~ left lbrace { stack { partial sub {color red %alpha} F sub {{color red %mu} {color red %nu}} + partial sub {color red %mu} F sub {{color red %nu} {color red %alpha}} + partial sub {color red %nu} F sub {{color red %alpha} {color red %mu}} = 0 # partial sub left [ {color red %gamma} right none F sub left none {{color red %mu} {color red %nu}} right ] = 0} } right none</annotation>
  </semantics>
</math>
</file>

<file path=Object 12/content.xml><?xml version="1.0" encoding="utf-8"?>
<math xmlns="http://www.w3.org/1998/Math/MathML" display="block">
  <semantics>
    <mrow>
      <mi>x</mi>
      <mi>,</mi>
      <mi>y</mi>
      <mi>,</mi>
      <mi>z</mi>
      <mi>,</mi>
      <mi>t</mi>
    </mrow>
    <annotation encoding="StarMath 5.0">x , y , z , t</annotation>
  </semantics>
</math>
</file>

<file path=Object 120/content.xml><?xml version="1.0" encoding="utf-8"?>
<math xmlns="http://www.w3.org/1998/Math/MathML" display="block">
  <semantics>
    <mrow>
      <mrow>
        <mrow>
          <mo stretchy="false">∇</mo>
          <mo stretchy="false">⋅</mo>
          <mstyle mathvariant="bold">
            <mi>E</mi>
          </mstyle>
        </mrow>
        <mo stretchy="false">=</mo>
        <msub>
          <mo stretchy="false">∂</mo>
          <mi>x</mi>
        </msub>
      </mrow>
      <mrow>
        <msub>
          <mi>E</mi>
          <mi>x</mi>
        </msub>
        <mo stretchy="false">+</mo>
        <msub>
          <mo stretchy="false">∂</mo>
          <mi>y</mi>
        </msub>
      </mrow>
      <mrow>
        <msub>
          <mi>E</mi>
          <mi>y</mi>
        </msub>
        <mo stretchy="false">+</mo>
        <msub>
          <mo stretchy="false">∂</mo>
          <mi>z</mi>
        </msub>
      </mrow>
      <mrow>
        <msub>
          <mi>E</mi>
          <mi>z</mi>
        </msub>
        <mo stretchy="false">=</mo>
        <mfrac>
          <mi>ρ</mi>
          <msub>
            <mi>ε</mi>
            <mn>0</mn>
          </msub>
        </mfrac>
      </mrow>
    </mrow>
    <annotation encoding="StarMath 5.0">nabla cdot  {bold E} = partial_x E_x + partial_y E_y + partial_z E_z = { %rho over {%varepsilon_0} }</annotation>
  </semantics>
</math>
</file>

<file path=Object 121/content.xml><?xml version="1.0" encoding="utf-8"?>
<math xmlns="http://www.w3.org/1998/Math/MathML">
  <semantics>
    <mstyle mathvariant="bold">
      <mi>E</mi>
    </mstyle>
    <annotation encoding="StarMath 5.0">{bold E}</annotation>
  </semantics>
</math>
</file>

<file path=Object 122/content.xml><?xml version="1.0" encoding="utf-8"?>
<math xmlns="http://www.w3.org/1998/Math/MathML" display="block">
  <semantics>
    <mi>μ</mi>
    <annotation encoding="StarMath 5.0">%mu </annotation>
  </semantics>
</math>
</file>

<file path=Object 123/content.xml><?xml version="1.0" encoding="utf-8"?>
<math xmlns="http://www.w3.org/1998/Math/MathML" display="block">
  <semantics>
    <mrow>
      <msub>
        <mi>μ</mi>
        <mn>0</mn>
      </msub>
      <mrow>
        <msup>
          <mi>J</mi>
          <mstyle color="red">
            <mi>ν</mi>
          </mstyle>
        </msup>
        <mo stretchy="false">=</mo>
        <msub>
          <mo stretchy="false">∂</mo>
          <mn>0</mn>
        </msub>
      </mrow>
      <mrow>
        <msup>
          <mi>F</mi>
          <mrow>
            <mn>0</mn>
            <mstyle color="red">
              <mi>ν</mi>
            </mstyle>
          </mrow>
        </msup>
        <mo stretchy="false">−</mo>
        <msub>
          <mo stretchy="false">∂</mo>
          <mn>1</mn>
        </msub>
      </mrow>
      <mrow>
        <msup>
          <mi>F</mi>
          <mrow>
            <mn>1</mn>
            <mstyle color="red">
              <mi>ν</mi>
            </mstyle>
          </mrow>
        </msup>
        <mo stretchy="false">−</mo>
        <msub>
          <mo stretchy="false">∂</mo>
          <mn>2</mn>
        </msub>
      </mrow>
      <mrow>
        <msup>
          <mi>F</mi>
          <mrow>
            <mn>2</mn>
            <mstyle color="red">
              <mi>ν</mi>
            </mstyle>
          </mrow>
        </msup>
        <mo stretchy="false">−</mo>
        <msub>
          <mo stretchy="false">∂</mo>
          <mn>3</mn>
        </msub>
      </mrow>
      <msup>
        <mi>F</mi>
        <mrow>
          <mn>3</mn>
          <mstyle color="red">
            <mi>ν</mi>
          </mstyle>
        </mrow>
      </msup>
    </mrow>
    <annotation encoding="StarMath 5.0">%mu_0 J sup {color red %nu} = partial sub 0 F sup {0 {color red %nu}} - partial sub 1 F sup {1 {color red %nu}} - partial sub 2 F sup {2 {color red %nu}}- partial sub 3 F sup {3 {color red %nu}} </annotation>
  </semantics>
</math>
</file>

<file path=Object 124/content.xml><?xml version="1.0" encoding="utf-8"?>
<math xmlns="http://www.w3.org/1998/Math/MathML" display="block">
  <semantics>
    <mi>ν</mi>
    <annotation encoding="StarMath 5.0">%nu</annotation>
  </semantics>
</math>
</file>

<file path=Object 125/content.xml><?xml version="1.0" encoding="utf-8"?>
<math xmlns="http://www.w3.org/1998/Math/MathML" display="block">
  <semantics>
    <mi>ρ</mi>
    <annotation encoding="StarMath 5.0">%rho</annotation>
  </semantics>
</math>
</file>

<file path=Object 126/content.xml><?xml version="1.0" encoding="utf-8"?>
<math xmlns="http://www.w3.org/1998/Math/MathML">
  <semantics>
    <msup>
      <mi>J</mi>
      <mn>0</mn>
    </msup>
    <annotation encoding="StarMath 5.0">J sup 0</annotation>
  </semantics>
</math>
</file>

<file path=Object 127/content.xml><?xml version="1.0" encoding="utf-8"?>
<math xmlns="http://www.w3.org/1998/Math/MathML" display="block">
  <semantics>
    <mi>ν</mi>
    <annotation encoding="StarMath 5.0">%nu</annotation>
  </semantics>
</math>
</file>

<file path=Object 128/content.xml><?xml version="1.0" encoding="utf-8"?>
<math xmlns="http://www.w3.org/1998/Math/MathML" display="block">
  <semantics>
    <mrow>
      <msub>
        <mi>μ</mi>
        <mn>0</mn>
      </msub>
      <mrow>
        <msup>
          <mi>J</mi>
          <mn>0</mn>
        </msup>
        <mo stretchy="false">=</mo>
        <msub>
          <mi>μ</mi>
          <mn>0</mn>
        </msub>
      </mrow>
      <mi>c</mi>
      <mrow>
        <mi>ρ</mi>
        <mo stretchy="false">=</mo>
        <msub>
          <mo stretchy="false">∂</mo>
          <mn>0</mn>
        </msub>
      </mrow>
      <mrow>
        <msup>
          <mi>F</mi>
          <mrow>
            <mn>0</mn>
            <mn>0</mn>
          </mrow>
        </msup>
        <mo stretchy="false">−</mo>
        <msub>
          <mo stretchy="false">∂</mo>
          <mn>1</mn>
        </msub>
      </mrow>
      <mrow>
        <msup>
          <mi>F</mi>
          <mrow>
            <mn>1</mn>
            <mn>0</mn>
          </mrow>
        </msup>
        <mo stretchy="false">−</mo>
        <msub>
          <mo stretchy="false">∂</mo>
          <mn>2</mn>
        </msub>
      </mrow>
      <mrow>
        <msup>
          <mi>F</mi>
          <mrow>
            <mn>2</mn>
            <mn>0</mn>
          </mrow>
        </msup>
        <mo stretchy="false">−</mo>
        <msub>
          <mo stretchy="false">∂</mo>
          <mn>3</mn>
        </msub>
      </mrow>
      <msup>
        <mi>F</mi>
        <mrow>
          <mn>3</mn>
          <mn>0</mn>
        </mrow>
      </msup>
    </mrow>
    <annotation encoding="StarMath 5.0">%mu_0 J sup 0 = %mu_0 c %rho = partial sub 0 F sup {0 0} - partial sub 1 F sup {1 0} - partial sub 2 F sup {2 0}- partial sub 3 F sup {3 0} </annotation>
  </semantics>
</math>
</file>

<file path=Object 129/content.xml><?xml version="1.0" encoding="utf-8"?>
<math xmlns="http://www.w3.org/1998/Math/MathML">
  <semantics>
    <msub>
      <mi>ε</mi>
      <mn>0</mn>
    </msub>
    <annotation encoding="StarMath 5.0">%varepsilon_0</annotation>
  </semantics>
</math>
</file>

<file path=Object 13/content.xml><?xml version="1.0" encoding="utf-8"?>
<math xmlns="http://www.w3.org/1998/Math/MathML" display="block">
  <semantics>
    <mrow>
      <mrow>
        <msub>
          <mstyle mathvariant="bold-sans-serif">
            <mi>A</mi>
          </mstyle>
          <mstyle color="red">
            <mi>μ</mi>
          </mstyle>
        </msub>
        <mo stretchy="false">=</mo>
        <mrow>
          <mo fence="true" stretchy="true">(</mo>
          <mrow>
            <mrow>
              <mrow>
                <mi>ϕ</mi>
                <mo stretchy="false">/</mo>
                <mi>c</mi>
              </mrow>
              <mrow>
                <mi>,</mi>
                <mo stretchy="false">−</mo>
                <msub>
                  <mi>A</mi>
                  <mi>x</mi>
                </msub>
              </mrow>
              <mrow>
                <mi>,</mi>
                <mo stretchy="false">−</mo>
                <msub>
                  <mi>A</mi>
                  <mi>y</mi>
                </msub>
              </mrow>
              <mrow>
                <mi>,</mi>
                <mo stretchy="false">−</mo>
                <msub>
                  <mi>A</mi>
                  <mi>z</mi>
                </msub>
              </mrow>
            </mrow>
          </mrow>
          <mo fence="true" stretchy="true">)</mo>
        </mrow>
        <mo stretchy="false">=</mo>
        <msub>
          <mi>η</mi>
          <mrow>
            <mstyle color="red">
              <mi>μ</mi>
            </mstyle>
            <mstyle color="blue">
              <mi>ν</mi>
            </mstyle>
          </mrow>
        </msub>
      </mrow>
      <msup>
        <mstyle mathvariant="bold-sans-serif">
          <mi>A</mi>
        </mstyle>
        <mstyle color="blue">
          <mi>ν</mi>
        </mstyle>
      </msup>
    </mrow>
    <annotation encoding="StarMath 5.0">{font sans bold A} sub {color red %mu} =left ( { %phi/ c , - A_x , - A_y , - A_z } right ) = %eta sub {{color red %mu} {color blue %nu}} {font sans bold A} sup {color blue %nu}</annotation>
  </semantics>
</math>
</file>

<file path=Object 130/content.xml><?xml version="1.0" encoding="utf-8"?>
<math xmlns="http://www.w3.org/1998/Math/MathML">
  <semantics>
    <msub>
      <mi>μ</mi>
      <mn>0</mn>
    </msub>
    <annotation encoding="StarMath 5.0">%mu_0</annotation>
  </semantics>
</math>
</file>

<file path=Object 131/content.xml><?xml version="1.0" encoding="utf-8"?>
<math xmlns="http://www.w3.org/1998/Math/MathML" display="block">
  <semantics>
    <mi>c</mi>
    <annotation encoding="StarMath 5.0"> c </annotation>
  </semantics>
</math>
</file>

<file path=Object 132/content.xml><?xml version="1.0" encoding="utf-8"?>
<math xmlns="http://www.w3.org/1998/Math/MathML">
  <semantics>
    <msup>
      <mi>c</mi>
      <mn>2</mn>
    </msup>
    <annotation encoding="StarMath 5.0">c^2</annotation>
  </semantics>
</math>
</file>

<file path=Object 133/content.xml><?xml version="1.0" encoding="utf-8"?>
<math xmlns="http://www.w3.org/1998/Math/MathML">
  <semantics>
    <mrow>
      <msup>
        <mi>F</mi>
        <mrow>
          <mn>0</mn>
          <mn>0</mn>
        </mrow>
      </msup>
      <mo stretchy="false">=</mo>
      <mn>0</mn>
    </mrow>
    <annotation encoding="StarMath 5.0">F sup {0 0} = 0</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row>
      <msub>
        <mi>μ</mi>
        <mn>0</mn>
      </msub>
      <mrow>
        <msup>
          <mi>J</mi>
          <mn>0</mn>
        </msup>
        <mo stretchy="false">=</mo>
        <msub>
          <mi>μ</mi>
          <mn>0</mn>
        </msub>
      </mrow>
      <mi>c</mi>
      <mrow>
        <mi>ρ</mi>
        <mo stretchy="false">=</mo>
        <msub>
          <mo stretchy="false">∂</mo>
          <mn>1</mn>
        </msub>
      </mrow>
      <mrow>
        <mrow>
          <msub>
            <mi>E</mi>
            <mi>x</mi>
          </msub>
          <mo stretchy="false">/</mo>
          <mi>c</mi>
        </mrow>
        <mo stretchy="false">+</mo>
        <msub>
          <mo stretchy="false">∂</mo>
          <mn>2</mn>
        </msub>
      </mrow>
      <mrow>
        <mrow>
          <msub>
            <mi>E</mi>
            <mi>y</mi>
          </msub>
          <mo stretchy="false">/</mo>
          <mi>c</mi>
        </mrow>
        <mo stretchy="false">+</mo>
        <msub>
          <mo stretchy="false">∂</mo>
          <mn>3</mn>
        </msub>
      </mrow>
      <mrow>
        <msub>
          <mi>E</mi>
          <mi>z</mi>
        </msub>
        <mo stretchy="false">/</mo>
        <mi>c</mi>
      </mrow>
    </mrow>
    <annotation encoding="StarMath 5.0">%mu_0 J sup 0 = %mu_0 c %rho = partial sub 1 E_x / c + partial sub 2 E_y / c + partial sub 3 E_z / c</annotation>
  </semantics>
</math>
</file>

<file path=Object 136/content.xml><?xml version="1.0" encoding="utf-8"?>
<math xmlns="http://www.w3.org/1998/Math/MathML">
  <semantics>
    <mrow>
      <msub>
        <mi>ε</mi>
        <mn>0</mn>
      </msub>
      <msub>
        <mi>μ</mi>
        <mn>0</mn>
      </msub>
      <mrow>
        <msup>
          <mi>c</mi>
          <mn>2</mn>
        </msup>
        <mo stretchy="false">=</mo>
        <mn>1</mn>
      </mrow>
    </mrow>
    <annotation encoding="StarMath 5.0">%varepsilon_0 %mu_0 c^2 = 1</annotation>
  </semantics>
</math>
</file>

<file path=Object 137/content.xml><?xml version="1.0" encoding="utf-8"?>
<math xmlns="http://www.w3.org/1998/Math/MathML" display="block">
  <semantics>
    <mrow>
      <msub>
        <mi>μ</mi>
        <mn>0</mn>
      </msub>
      <mrow>
        <msup>
          <mi>J</mi>
          <mn>1</mn>
        </msup>
        <mo stretchy="false">=</mo>
        <msub>
          <mo stretchy="false">∂</mo>
          <mn>0</mn>
        </msub>
      </mrow>
      <mrow>
        <msup>
          <mi>F</mi>
          <mrow>
            <mn>0</mn>
            <mn>1</mn>
          </mrow>
        </msup>
        <mo stretchy="false">−</mo>
        <msub>
          <mo stretchy="false">∂</mo>
          <mn>1</mn>
        </msub>
      </mrow>
      <mrow>
        <msup>
          <mi>F</mi>
          <mrow>
            <mn>1</mn>
            <mn>1</mn>
          </mrow>
        </msup>
        <mo stretchy="false">−</mo>
        <msub>
          <mo stretchy="false">∂</mo>
          <mn>2</mn>
        </msub>
      </mrow>
      <mrow>
        <msup>
          <mi>F</mi>
          <mrow>
            <mn>2</mn>
            <mn>1</mn>
          </mrow>
        </msup>
        <mo stretchy="false">−</mo>
        <msub>
          <mo stretchy="false">∂</mo>
          <mn>3</mn>
        </msub>
      </mrow>
      <msup>
        <mi>F</mi>
        <mrow>
          <mn>3</mn>
          <mn>1</mn>
        </mrow>
      </msup>
    </mrow>
    <annotation encoding="StarMath 5.0">%mu_0 J sup 1 = partial sub 0 F sup {0 1} - partial sub 1 F sup {1 1} - partial sub 2 F sup {2 1}- partial sub 3 F sup {3 1} </annotation>
  </semantics>
</math>
</file>

<file path=Object 138/content.xml><?xml version="1.0" encoding="utf-8"?>
<math xmlns="http://www.w3.org/1998/Math/MathML">
  <semantics>
    <msup>
      <mi>F</mi>
      <mrow>
        <mn>1</mn>
        <mn>1</mn>
      </mrow>
    </msup>
    <annotation encoding="StarMath 5.0">F sup {1 1}</annotation>
  </semantics>
</math>
</file>

<file path=Object 139/content.xml><?xml version="1.0" encoding="utf-8"?>
<math xmlns="http://www.w3.org/1998/Math/MathML" display="block">
  <semantics>
    <mrow>
      <msub>
        <mi>μ</mi>
        <mn>0</mn>
      </msub>
      <mrow>
        <msup>
          <mi>J</mi>
          <mn>1</mn>
        </msup>
        <mo stretchy="false">=</mo>
        <mrow>
          <mo stretchy="false">−</mo>
          <mfrac>
            <mn>1</mn>
            <mi>c</mi>
          </mfrac>
        </mrow>
      </mrow>
      <msub>
        <mo stretchy="false">∂</mo>
        <mn>0</mn>
      </msub>
      <mrow>
        <msub>
          <mi>E</mi>
          <mn>1</mn>
        </msub>
        <mo stretchy="false">−</mo>
        <msub>
          <mo stretchy="false">∂</mo>
          <mn>2</mn>
        </msub>
      </mrow>
      <mrow>
        <msub>
          <mi>B</mi>
          <mn>3</mn>
        </msub>
        <mo stretchy="false">+</mo>
        <msub>
          <mo stretchy="false">∂</mo>
          <mn>3</mn>
        </msub>
      </mrow>
      <msub>
        <mi>B</mi>
        <mn>2</mn>
      </msub>
    </mrow>
    <annotation encoding="StarMath 5.0">%mu_0 J sup 1 = - { 1 over c } partial sub 0 E_1 - partial sub 2 B_3 + partial sub 3 B_2</annotation>
  </semantics>
</math>
</file>

<file path=Object 14/content.xml><?xml version="1.0" encoding="utf-8"?>
<math xmlns="http://www.w3.org/1998/Math/MathML" display="block">
  <semantics>
    <mrow>
      <mrow>
        <msup>
          <mstyle mathvariant="bold-sans-serif">
            <mi>A</mi>
          </mstyle>
          <mstyle color="red">
            <mrow>
              <mi>μ</mi>
              <mi>'</mi>
            </mrow>
          </mstyle>
        </msup>
        <mo stretchy="false">=</mo>
        <msubsup>
          <mi mathvariant="normal">Λ</mi>
          <mstyle color="red">
            <mi>μ</mi>
          </mstyle>
          <mrow>
            <mphantom>
              <mi>μ</mi>
            </mphantom>
            <mstyle color="red">
              <mrow>
                <mi>μ</mi>
                <mi>'</mi>
              </mrow>
            </mstyle>
          </mrow>
        </msubsup>
      </mrow>
      <msup>
        <mstyle mathvariant="bold-sans-serif">
          <mi>A</mi>
        </mstyle>
        <mstyle color="red">
          <mi>μ</mi>
        </mstyle>
      </msup>
    </mrow>
    <annotation encoding="StarMath 5.0">{font sans bold A} sup {color red nospace{%mu'}} = %LAMBDA sub {color red %mu} sup {phantom{%mu} {color red nospace{%mu'}}} {font sans bold A} sup {color red %mu}</annotation>
  </semantics>
</math>
</file>

<file path=Object 140/content.xml><?xml version="1.0" encoding="utf-8"?>
<math xmlns="http://www.w3.org/1998/Math/MathML">
  <semantics>
    <mrow>
      <mrow>
        <mo stretchy="false">−</mo>
        <msub>
          <mo stretchy="false">∂</mo>
          <mn>2</mn>
        </msub>
      </mrow>
      <mrow>
        <msub>
          <mi>B</mi>
          <mn>3</mn>
        </msub>
        <mo stretchy="false">+</mo>
        <msub>
          <mo stretchy="false">∂</mo>
          <mn>3</mn>
        </msub>
      </mrow>
      <msub>
        <mi>B</mi>
        <mn>2</mn>
      </msub>
    </mrow>
    <annotation encoding="StarMath 5.0">- partial sub 2 B_3 + partial sub 3 B_2</annotation>
  </semantics>
</math>
</file>

<file path=Object 141/content.xml><?xml version="1.0" encoding="utf-8"?>
<math xmlns="http://www.w3.org/1998/Math/MathML" display="block">
  <semantics>
    <mi>x</mi>
    <annotation encoding="StarMath 5.0"> x </annotation>
  </semantics>
</math>
</file>

<file path=Object 142/content.xml><?xml version="1.0" encoding="utf-8"?>
<math xmlns="http://www.w3.org/1998/Math/MathML" display="block">
  <semantics>
    <mi>x</mi>
    <annotation encoding="StarMath 5.0">x</annotation>
  </semantics>
</math>
</file>

<file path=Object 143/content.xml><?xml version="1.0" encoding="utf-8"?>
<math xmlns="http://www.w3.org/1998/Math/MathML" display="block">
  <semantics>
    <mrow>
      <mi>x</mi>
      <mi>,</mi>
      <mi>y</mi>
      <mi>,</mi>
      <mi>z</mi>
    </mrow>
    <annotation encoding="StarMath 5.0"> x  , y , z</annotation>
  </semantics>
</math>
</file>

<file path=Object 144/content.xml><?xml version="1.0" encoding="utf-8"?>
<math xmlns="http://www.w3.org/1998/Math/MathML">
  <semantics>
    <mstyle mathvariant="bold">
      <mi>A</mi>
    </mstyle>
    <annotation encoding="StarMath 5.0">{bold A}</annotation>
  </semantics>
</math>
</file>

<file path=Object 145/content.xml><?xml version="1.0" encoding="utf-8"?>
<math xmlns="http://www.w3.org/1998/Math/MathML">
  <semantics>
    <mrow>
      <mo stretchy="false">∇</mo>
      <mo stretchy="false">×</mo>
      <mstyle mathvariant="bold">
        <mi>A</mi>
      </mstyle>
    </mrow>
    <annotation encoding="StarMath 5.0">nabla times {bold A}</annotation>
  </semantics>
</math>
</file>

<file path=Object 146/content.xml><?xml version="1.0" encoding="utf-8"?>
<math xmlns="http://www.w3.org/1998/Math/MathML" display="block">
  <semantics>
    <mn>2</mn>
    <annotation encoding="StarMath 5.0"> 2 </annotation>
  </semantics>
</math>
</file>

<file path=Object 147/content.xml><?xml version="1.0" encoding="utf-8"?>
<math xmlns="http://www.w3.org/1998/Math/MathML" display="block">
  <semantics>
    <mn>3</mn>
    <annotation encoding="StarMath 5.0"> 3 </annotation>
  </semantics>
</math>
</file>

<file path=Object 148/content.xml><?xml version="1.0" encoding="utf-8"?>
<math xmlns="http://www.w3.org/1998/Math/MathML" display="block">
  <semantics>
    <mi>z</mi>
    <annotation encoding="StarMath 5.0"> z </annotation>
  </semantics>
</math>
</file>

<file path=Object 149/content.xml><?xml version="1.0" encoding="utf-8"?>
<math xmlns="http://www.w3.org/1998/Math/MathML" display="block">
  <semantics>
    <mi>y</mi>
    <annotation encoding="StarMath 5.0"> y </annotation>
  </semantics>
</math>
</file>

<file path=Object 15/content.xml><?xml version="1.0" encoding="utf-8"?>
<math xmlns="http://www.w3.org/1998/Math/MathML" display="block">
  <semantics>
    <mstyle mathvariant="bold">
      <mi>j</mi>
    </mstyle>
    <annotation encoding="StarMath 5.0">{bold j} </annotation>
  </semantics>
</math>
</file>

<file path=Object 150/content.xml><?xml version="1.0" encoding="utf-8"?>
<math xmlns="http://www.w3.org/1998/Math/MathML" display="block">
  <semantics>
    <mi>x</mi>
    <annotation encoding="StarMath 5.0"> x </annotation>
  </semantics>
</math>
</file>

<file path=Object 151/content.xml><?xml version="1.0" encoding="utf-8"?>
<math xmlns="http://www.w3.org/1998/Math/MathML">
  <semantics>
    <mrow>
      <mo stretchy="false">∇</mo>
      <mo stretchy="false">×</mo>
      <mstyle mathvariant="bold">
        <mi>B</mi>
      </mstyle>
    </mrow>
    <annotation encoding="StarMath 5.0">nabla times {bold B}</annotation>
  </semantics>
</math>
</file>

<file path=Object 152/content.xml><?xml version="1.0" encoding="utf-8"?>
<math xmlns="http://www.w3.org/1998/Math/MathML">
  <semantics>
    <msub>
      <mi>E</mi>
      <mi>x</mi>
    </msub>
    <annotation encoding="StarMath 5.0">E_x</annotation>
  </semantics>
</math>
</file>

<file path=Object 153/content.xml><?xml version="1.0" encoding="utf-8"?>
<math xmlns="http://www.w3.org/1998/Math/MathML" display="block">
  <semantics>
    <mrow>
      <msub>
        <mi>μ</mi>
        <mn>0</mn>
      </msub>
      <mrow>
        <msup>
          <mi>J</mi>
          <mn>1</mn>
        </msup>
        <mo stretchy="false">=</mo>
        <mrow>
          <mo stretchy="false">−</mo>
          <mfrac>
            <mn>1</mn>
            <msup>
              <mi>c</mi>
              <mn>2</mn>
            </msup>
          </mfrac>
        </mrow>
      </mrow>
      <mrow>
        <mrow>
          <mfrac>
            <mrow>
              <mo stretchy="false">∂</mo>
              <msub>
                <mi>E</mi>
                <mi>x</mi>
              </msub>
            </mrow>
            <mrow>
              <mo stretchy="false">∂</mo>
              <mi>t</mi>
            </mrow>
          </mfrac>
          <mo stretchy="false">+</mo>
          <mrow>
            <mo fence="true" stretchy="true">(</mo>
            <mrow>
              <mrow>
                <msub>
                  <mo stretchy="false">∂</mo>
                  <mi>z</mi>
                </msub>
                <mrow>
                  <msub>
                    <mi>B</mi>
                    <mi>y</mi>
                  </msub>
                  <mo stretchy="false">−</mo>
                  <msub>
                    <mo stretchy="false">∂</mo>
                    <mi>y</mi>
                  </msub>
                </mrow>
                <msub>
                  <mi>B</mi>
                  <mi>z</mi>
                </msub>
              </mrow>
            </mrow>
            <mo fence="true" stretchy="true">)</mo>
          </mrow>
        </mrow>
        <mo stretchy="false">=</mo>
        <mrow>
          <mo stretchy="false">−</mo>
          <mfrac>
            <mn>1</mn>
            <msup>
              <mi>c</mi>
              <mn>2</mn>
            </msup>
          </mfrac>
        </mrow>
      </mrow>
      <mrow>
        <mfrac>
          <mrow>
            <mo stretchy="false">∂</mo>
            <msub>
              <mi>E</mi>
              <mi>x</mi>
            </msub>
          </mrow>
          <mrow>
            <mo stretchy="false">∂</mo>
            <mi>t</mi>
          </mrow>
        </mfrac>
        <mo stretchy="false">+</mo>
        <msub>
          <mrow>
            <mo fence="true" stretchy="true">(</mo>
            <mrow>
              <mrow>
                <mo stretchy="false">∇</mo>
                <mo stretchy="false">×</mo>
                <mstyle mathvariant="bold">
                  <mi>B</mi>
                </mstyle>
              </mrow>
            </mrow>
            <mo fence="true" stretchy="true">)</mo>
          </mrow>
          <mi>x</mi>
        </msub>
      </mrow>
    </mrow>
    <annotation encoding="StarMath 5.0">%mu_0 J sup 1 = - { 1 over c^2 } { {partial E_x} over {partial t} } + left ( { partial sub z B_y - partial sub y B_z } right ) = - { 1 over c^2 } { {partial E_x} over {partial t} } + left ( { nabla times {bold B} } right ) sub x</annotation>
  </semantics>
</math>
</file>

<file path=Object 154/content.xml><?xml version="1.0" encoding="utf-8"?>
<math xmlns="http://www.w3.org/1998/Math/MathML" display="block">
  <semantics>
    <mi>x</mi>
    <annotation encoding="StarMath 5.0"> x </annotation>
  </semantics>
</math>
</file>

<file path=Object 155/content.xml><?xml version="1.0" encoding="utf-8"?>
<math xmlns="http://www.w3.org/1998/Math/MathML">
  <semantics>
    <mrow>
      <msub>
        <mi>μ</mi>
        <mn>0</mn>
      </msub>
      <msub>
        <mi>J</mi>
        <mi>x</mi>
      </msub>
    </mrow>
    <annotation encoding="StarMath 5.0">%mu_0 J sub x</annotation>
  </semantics>
</math>
</file>

<file path=Object 156/content.xml><?xml version="1.0" encoding="utf-8"?>
<math xmlns="http://www.w3.org/1998/Math/MathML" display="block">
  <semantics>
    <mi>ν</mi>
    <annotation encoding="StarMath 5.0">%nu</annotation>
  </semantics>
</math>
</file>

<file path=Object 157/content.xml><?xml version="1.0" encoding="utf-8"?>
<math xmlns="http://www.w3.org/1998/Math/MathML" display="block">
  <semantics>
    <mn>2</mn>
    <annotation encoding="StarMath 5.0">2</annotation>
  </semantics>
</math>
</file>

<file path=Object 158/content.xml><?xml version="1.0" encoding="utf-8"?>
<math xmlns="http://www.w3.org/1998/Math/MathML" display="block">
  <semantics>
    <mn>3</mn>
    <annotation encoding="StarMath 5.0">3</annotation>
  </semantics>
</math>
</file>

<file path=Object 159/content.xml><?xml version="1.0" encoding="utf-8"?>
<math xmlns="http://www.w3.org/1998/Math/MathML" display="block">
  <semantics>
    <mi>μ</mi>
    <annotation encoding="StarMath 5.0"> %mu </annotation>
  </semantics>
</math>
</file>

<file path=Object 16/content.xml><?xml version="1.0" encoding="utf-8"?>
<math xmlns="http://www.w3.org/1998/Math/MathML" display="block">
  <semantics>
    <mrow>
      <mi>x</mi>
      <mi>,</mi>
      <mi>y</mi>
      <mi>,</mi>
      <mi>z</mi>
      <mi>,</mi>
      <mi>t</mi>
    </mrow>
    <annotation encoding="StarMath 5.0">x , y , z , t</annotation>
  </semantics>
</math>
</file>

<file path=Object 160/content.xml><?xml version="1.0" encoding="utf-8"?>
<math xmlns="http://www.w3.org/1998/Math/MathML" display="block">
  <semantics>
    <mi>ν</mi>
    <annotation encoding="StarMath 5.0"> %nu </annotation>
  </semantics>
</math>
</file>

<file path=Object 161/content.xml><?xml version="1.0" encoding="utf-8"?>
<math xmlns="http://www.w3.org/1998/Math/MathML" display="block">
  <semantics>
    <mrow>
      <mi>μ</mi>
      <mi>,</mi>
      <mi>ν</mi>
    </mrow>
    <annotation encoding="StarMath 5.0">%mu , %nu</annotation>
  </semantics>
</math>
</file>

<file path=Object 162/content.xml><?xml version="1.0" encoding="utf-8"?>
<math xmlns="http://www.w3.org/1998/Math/MathML">
  <semantics>
    <mrow>
      <msub>
        <mo stretchy="false">∂</mo>
        <mrow>
          <mo fence="true" stretchy="true">[</mo>
          <mrow>
            <mstyle color="red">
              <mi>γ</mi>
            </mstyle>
          </mrow>
        </mrow>
      </msub>
      <mrow>
        <msub>
          <mi>F</mi>
          <mrow>
            <mrow>
              <mrow>
                <mstyle color="red">
                  <mi>μ</mi>
                </mstyle>
                <mstyle color="red">
                  <mi>ν</mi>
                </mstyle>
              </mrow>
            </mrow>
            <mo fence="true" stretchy="true">]</mo>
          </mrow>
        </msub>
        <mo stretchy="false">=</mo>
        <mn>0</mn>
      </mrow>
    </mrow>
    <annotation encoding="StarMath 5.0">partial sub left [ {color red %gamma} right none F sub left none {{color red %mu} {color red %nu}} right ] = 0</annotation>
  </semantics>
</math>
</file>

<file path=Object 163/content.xml><?xml version="1.0" encoding="utf-8"?>
<math xmlns="http://www.w3.org/1998/Math/MathML" display="block">
  <semantics>
    <mi>F</mi>
    <annotation encoding="StarMath 5.0">F</annotation>
  </semantics>
</math>
</file>

<file path=Object 17/content.xml><?xml version="1.0" encoding="utf-8"?>
<math xmlns="http://www.w3.org/1998/Math/MathML" display="block">
  <semantics>
    <mi>ρ</mi>
    <annotation encoding="StarMath 5.0">%rho</annotation>
  </semantics>
</math>
</file>

<file path=Object 18/content.xml><?xml version="1.0" encoding="utf-8"?>
<math xmlns="http://www.w3.org/1998/Math/MathML" display="block">
  <semantics>
    <mrow>
      <mi>x</mi>
      <mi>,</mi>
      <mi>y</mi>
      <mi>,</mi>
      <mi>z</mi>
      <mi>,</mi>
      <mi>t</mi>
    </mrow>
    <annotation encoding="StarMath 5.0">x , y , z , t</annotation>
  </semantics>
</math>
</file>

<file path=Object 19/content.xml><?xml version="1.0" encoding="utf-8"?>
<math xmlns="http://www.w3.org/1998/Math/MathML" display="block">
  <semantics>
    <mi>c</mi>
    <annotation encoding="StarMath 5.0">c</annotation>
  </semantics>
</math>
</file>

<file path=Object 2/content.xml><?xml version="1.0" encoding="utf-8"?>
<math xmlns="http://www.w3.org/1998/Math/MathML" display="block">
  <semantics>
    <mrow>
      <mo fence="true" stretchy="true">{</mo>
      <mrow>
        <mtable>
          <mtr>
            <mtd columnalign="left">
              <mrow>
                <mrow>
                  <mrow>
                    <mo stretchy="false">∇</mo>
                    <mo stretchy="false">⋅</mo>
                    <mstyle mathvariant="bold">
                      <mi>E</mi>
                    </mstyle>
                  </mrow>
                  <mo stretchy="false">=</mo>
                  <mfrac>
                    <mn>1</mn>
                    <msub>
                      <mi>ε</mi>
                      <mn>0</mn>
                    </msub>
                  </mfrac>
                </mrow>
                <mi>ρ</mi>
              </mrow>
            </mtd>
          </mtr>
          <mtr>
            <mtd columnalign="left">
              <mrow>
                <mrow>
                  <mo stretchy="false">∇</mo>
                  <mo stretchy="false">⋅</mo>
                  <mstyle mathvariant="bold">
                    <mi>B</mi>
                  </mstyle>
                </mrow>
                <mo stretchy="false">=</mo>
                <mn>0</mn>
              </mrow>
            </mtd>
          </mtr>
          <mtr>
            <mtd columnalign="left">
              <mrow>
                <mrow>
                  <mo stretchy="false">∇</mo>
                  <mo stretchy="false">×</mo>
                  <mstyle mathvariant="bold">
                    <mi>E</mi>
                  </mstyle>
                </mrow>
                <mo stretchy="false">=</mo>
                <mrow>
                  <mo stretchy="false">−</mo>
                  <mfrac>
                    <mrow>
                      <mo stretchy="false">∂</mo>
                      <mstyle mathvariant="bold">
                        <mi>B</mi>
                      </mstyle>
                    </mrow>
                    <mrow>
                      <mo stretchy="false">∂</mo>
                      <mi>t</mi>
                    </mrow>
                  </mfrac>
                </mrow>
              </mrow>
            </mtd>
          </mtr>
          <mtr>
            <mtd columnalign="left">
              <mrow>
                <mrow>
                  <mrow>
                    <mo stretchy="false">∇</mo>
                    <mo stretchy="false">×</mo>
                    <mstyle mathvariant="bold">
                      <mi>B</mi>
                    </mstyle>
                  </mrow>
                  <mo stretchy="false">=</mo>
                  <mfrac>
                    <mn>1</mn>
                    <msup>
                      <mi>c</mi>
                      <mn>2</mn>
                    </msup>
                  </mfrac>
                </mrow>
                <mrow>
                  <mfrac>
                    <mrow>
                      <mo stretchy="false">∂</mo>
                      <mstyle mathvariant="bold">
                        <mi>E</mi>
                      </mstyle>
                    </mrow>
                    <mrow>
                      <mo stretchy="false">∂</mo>
                      <mi>t</mi>
                    </mrow>
                  </mfrac>
                  <mo stretchy="false">+</mo>
                  <mfrac>
                    <mn>1</mn>
                    <mrow>
                      <msub>
                        <mi>ε</mi>
                        <mn>0</mn>
                      </msub>
                      <msup>
                        <mi>c</mi>
                        <mn>2</mn>
                      </msup>
                    </mrow>
                  </mfrac>
                </mrow>
                <mstyle mathvariant="bold">
                  <mi>j</mi>
                </mstyle>
              </mrow>
            </mtd>
          </mtr>
        </mtable>
      </mrow>
    </mrow>
    <annotation encoding="StarMath 5.0">left lbrace { stack {
alignl nabla cdot {bold E} = { alignc 1 over {%varepsilon_0} } %rho #
alignl nabla cdot {bold B} = 0 #
alignl nabla times {bold E} = - { alignc {partial {bold B}} over {partial t} } #
alignl nabla times {bold B} = { alignc 1 over c^2 } { {partial {bold E}} over {partial t} } + { alignc 1 over {%varepsilon_0 c^2} } {bold j}
} } right none</annotation>
  </semantics>
</math>
</file>

<file path=Object 20/content.xml><?xml version="1.0" encoding="utf-8"?>
<math xmlns="http://www.w3.org/1998/Math/MathML" display="block">
  <semantics>
    <mi>β</mi>
    <annotation encoding="StarMath 5.0">%beta</annotation>
  </semantics>
</math>
</file>

<file path=Object 21/content.xml><?xml version="1.0" encoding="utf-8"?>
<math xmlns="http://www.w3.org/1998/Math/MathML" display="block">
  <semantics>
    <mi>β</mi>
    <annotation encoding="StarMath 5.0"> %beta </annotation>
  </semantics>
</math>
</file>

<file path=Object 22/content.xml><?xml version="1.0" encoding="utf-8"?>
<math xmlns="http://www.w3.org/1998/Math/MathML" display="block">
  <semantics>
    <mi>β</mi>
    <annotation encoding="StarMath 5.0"> %beta</annotation>
  </semantics>
</math>
</file>

<file path=Object 23/content.xml><?xml version="1.0" encoding="utf-8"?>
<math xmlns="http://www.w3.org/1998/Math/MathML">
  <semantics>
    <msup>
      <mi>β</mi>
      <mn>2</mn>
    </msup>
    <annotation encoding="StarMath 5.0">%beta^2 </annotation>
  </semantics>
</math>
</file>

<file path=Object 24/content.xml><?xml version="1.0" encoding="utf-8"?>
<math xmlns="http://www.w3.org/1998/Math/MathML" display="block">
  <semantics>
    <mi>β</mi>
    <annotation encoding="StarMath 5.0"> %beta</annotation>
  </semantics>
</math>
</file>

<file path=Object 25/content.xml><?xml version="1.0" encoding="utf-8"?>
<math xmlns="http://www.w3.org/1998/Math/MathML" display="block">
  <semantics>
    <mrow>
      <mrow>
        <mrow>
          <mo fence="true" stretchy="true">(</mo>
          <mrow>
            <mstyle mathsize="12pt">
              <mtable>
                <mtr>
                  <mtd>
                    <mi>γ</mi>
                  </mtd>
                  <mtd>
                    <mrow>
                      <mrow>
                        <mo stretchy="false">−</mo>
                        <mi>γ</mi>
                      </mrow>
                      <msup>
                        <mi>β</mi>
                        <mn>1</mn>
                      </msup>
                    </mrow>
                  </mtd>
                  <mtd>
                    <mrow>
                      <mrow>
                        <mo stretchy="false">−</mo>
                        <mi>γ</mi>
                      </mrow>
                      <msup>
                        <mi>β</mi>
                        <mn>2</mn>
                      </msup>
                    </mrow>
                  </mtd>
                  <mtd>
                    <mrow>
                      <mrow>
                        <mo stretchy="false">−</mo>
                        <mi>γ</mi>
                      </mrow>
                      <msup>
                        <mi>β</mi>
                        <mn>3</mn>
                      </msup>
                    </mrow>
                  </mtd>
                </mtr>
                <mtr>
                  <mtd>
                    <mrow>
                      <mrow>
                        <mo stretchy="false">−</mo>
                        <mi>γ</mi>
                      </mrow>
                      <msup>
                        <mi>β</mi>
                        <mn>1</mn>
                      </msup>
                    </mrow>
                  </mtd>
                  <mtd>
                    <mrow>
                      <mrow>
                        <mn>1</mn>
                        <mo stretchy="false">+</mo>
                        <mrow>
                          <mo fence="true" stretchy="false">(</mo>
                          <mrow>
                            <mrow>
                              <mi>γ</mi>
                              <mo stretchy="false">−</mo>
                              <mn>1</mn>
                            </mrow>
                          </mrow>
                          <mo fence="true" stretchy="false">)</mo>
                        </mrow>
                      </mrow>
                      <mfrac>
                        <msup>
                          <mrow>
                            <mo fence="true" stretchy="false">(</mo>
                            <mrow>
                              <msup>
                                <mi>β</mi>
                                <mn>1</mn>
                              </msup>
                            </mrow>
                            <mo fence="true" stretchy="false">)</mo>
                          </mrow>
                          <mn>2</mn>
                        </msup>
                        <msup>
                          <mrow>
                            <mo fence="true" stretchy="false">(</mo>
                            <mrow>
                              <mi>β</mi>
                            </mrow>
                            <mo fence="true" stretchy="false">)</mo>
                          </mrow>
                          <mn>2</mn>
                        </msup>
                      </mfrac>
                    </mrow>
                  </mtd>
                  <mtd>
                    <mrow>
                      <mrow>
                        <mo fence="true" stretchy="false">(</mo>
                        <mrow>
                          <mrow>
                            <mi>γ</mi>
                            <mo stretchy="false">−</mo>
                            <mn>1</mn>
                          </mrow>
                        </mrow>
                        <mo fence="true" stretchy="false">)</mo>
                      </mrow>
                      <mfrac>
                        <mrow>
                          <msup>
                            <mi>β</mi>
                            <mn>1</mn>
                          </msup>
                          <msup>
                            <mi>β</mi>
                            <mn>2</mn>
                          </msup>
                        </mrow>
                        <msup>
                          <mrow>
                            <mo fence="true" stretchy="false">(</mo>
                            <mrow>
                              <mi>β</mi>
                            </mrow>
                            <mo fence="true" stretchy="false">)</mo>
                          </mrow>
                          <mn>2</mn>
                        </msup>
                      </mfrac>
                    </mrow>
                  </mtd>
                  <mtd>
                    <mrow>
                      <mrow>
                        <mo fence="true" stretchy="false">(</mo>
                        <mrow>
                          <mrow>
                            <mi>γ</mi>
                            <mo stretchy="false">−</mo>
                            <mn>1</mn>
                          </mrow>
                        </mrow>
                        <mo fence="true" stretchy="false">)</mo>
                      </mrow>
                      <mfrac>
                        <mrow>
                          <msup>
                            <mi>β</mi>
                            <mn>1</mn>
                          </msup>
                          <msup>
                            <mi>β</mi>
                            <mn>3</mn>
                          </msup>
                        </mrow>
                        <msup>
                          <mrow>
                            <mo fence="true" stretchy="false">(</mo>
                            <mrow>
                              <mi>β</mi>
                            </mrow>
                            <mo fence="true" stretchy="false">)</mo>
                          </mrow>
                          <mn>2</mn>
                        </msup>
                      </mfrac>
                    </mrow>
                  </mtd>
                </mtr>
                <mtr>
                  <mtd>
                    <mrow>
                      <mrow>
                        <mo stretchy="false">−</mo>
                        <mi>γ</mi>
                      </mrow>
                      <msup>
                        <mi>β</mi>
                        <mn>2</mn>
                      </msup>
                    </mrow>
                  </mtd>
                  <mtd>
                    <mrow>
                      <mrow>
                        <mo fence="true" stretchy="false">(</mo>
                        <mrow>
                          <mrow>
                            <mi>γ</mi>
                            <mo stretchy="false">−</mo>
                            <mn>1</mn>
                          </mrow>
                        </mrow>
                        <mo fence="true" stretchy="false">)</mo>
                      </mrow>
                      <mfrac>
                        <mrow>
                          <msup>
                            <mi>β</mi>
                            <mn>1</mn>
                          </msup>
                          <msup>
                            <mi>β</mi>
                            <mn>2</mn>
                          </msup>
                        </mrow>
                        <msup>
                          <mrow>
                            <mo fence="true" stretchy="false">(</mo>
                            <mrow>
                              <mi>β</mi>
                            </mrow>
                            <mo fence="true" stretchy="false">)</mo>
                          </mrow>
                          <mn>2</mn>
                        </msup>
                      </mfrac>
                    </mrow>
                  </mtd>
                  <mtd>
                    <mrow>
                      <mrow>
                        <mn>1</mn>
                        <mo stretchy="false">+</mo>
                        <mrow>
                          <mo fence="true" stretchy="false">(</mo>
                          <mrow>
                            <mrow>
                              <mi>γ</mi>
                              <mo stretchy="false">−</mo>
                              <mn>1</mn>
                            </mrow>
                          </mrow>
                          <mo fence="true" stretchy="false">)</mo>
                        </mrow>
                      </mrow>
                      <mfrac>
                        <msup>
                          <mrow>
                            <mo fence="true" stretchy="false">(</mo>
                            <mrow>
                              <msup>
                                <mi>β</mi>
                                <mn>2</mn>
                              </msup>
                            </mrow>
                            <mo fence="true" stretchy="false">)</mo>
                          </mrow>
                          <mn>2</mn>
                        </msup>
                        <msup>
                          <mrow>
                            <mo fence="true" stretchy="false">(</mo>
                            <mrow>
                              <mi>β</mi>
                            </mrow>
                            <mo fence="true" stretchy="false">)</mo>
                          </mrow>
                          <mn>2</mn>
                        </msup>
                      </mfrac>
                    </mrow>
                  </mtd>
                  <mtd>
                    <mrow>
                      <mrow>
                        <mo fence="true" stretchy="false">(</mo>
                        <mrow>
                          <mrow>
                            <mi>γ</mi>
                            <mo stretchy="false">−</mo>
                            <mn>1</mn>
                          </mrow>
                        </mrow>
                        <mo fence="true" stretchy="false">)</mo>
                      </mrow>
                      <mfrac>
                        <mrow>
                          <msup>
                            <mi>β</mi>
                            <mn>2</mn>
                          </msup>
                          <msup>
                            <mi>β</mi>
                            <mn>3</mn>
                          </msup>
                        </mrow>
                        <msup>
                          <mrow>
                            <mo fence="true" stretchy="false">(</mo>
                            <mrow>
                              <mi>β</mi>
                            </mrow>
                            <mo fence="true" stretchy="false">)</mo>
                          </mrow>
                          <mn>2</mn>
                        </msup>
                      </mfrac>
                    </mrow>
                  </mtd>
                </mtr>
                <mtr>
                  <mtd>
                    <mrow>
                      <mrow>
                        <mo stretchy="false">−</mo>
                        <mi>γ</mi>
                      </mrow>
                      <msup>
                        <mi>β</mi>
                        <mn>3</mn>
                      </msup>
                    </mrow>
                  </mtd>
                  <mtd>
                    <mrow>
                      <mrow>
                        <mo fence="true" stretchy="false">(</mo>
                        <mrow>
                          <mrow>
                            <mi>γ</mi>
                            <mo stretchy="false">−</mo>
                            <mn>1</mn>
                          </mrow>
                        </mrow>
                        <mo fence="true" stretchy="false">)</mo>
                      </mrow>
                      <mfrac>
                        <mrow>
                          <msup>
                            <mi>β</mi>
                            <mn>1</mn>
                          </msup>
                          <msup>
                            <mi>β</mi>
                            <mn>3</mn>
                          </msup>
                        </mrow>
                        <msup>
                          <mrow>
                            <mo fence="true" stretchy="false">(</mo>
                            <mrow>
                              <mi>β</mi>
                            </mrow>
                            <mo fence="true" stretchy="false">)</mo>
                          </mrow>
                          <mn>2</mn>
                        </msup>
                      </mfrac>
                    </mrow>
                  </mtd>
                  <mtd>
                    <mrow>
                      <mrow>
                        <mo fence="true" stretchy="false">(</mo>
                        <mrow>
                          <mrow>
                            <mi>γ</mi>
                            <mo stretchy="false">−</mo>
                            <mn>1</mn>
                          </mrow>
                        </mrow>
                        <mo fence="true" stretchy="false">)</mo>
                      </mrow>
                      <mfrac>
                        <mrow>
                          <msup>
                            <mi>β</mi>
                            <mn>2</mn>
                          </msup>
                          <msup>
                            <mi>β</mi>
                            <mn>3</mn>
                          </msup>
                        </mrow>
                        <msup>
                          <mrow>
                            <mo fence="true" stretchy="false">(</mo>
                            <mrow>
                              <mi>β</mi>
                            </mrow>
                            <mo fence="true" stretchy="false">)</mo>
                          </mrow>
                          <mn>2</mn>
                        </msup>
                      </mfrac>
                    </mrow>
                  </mtd>
                  <mtd>
                    <mrow>
                      <mrow>
                        <mn>1</mn>
                        <mo stretchy="false">+</mo>
                        <mrow>
                          <mo fence="true" stretchy="false">(</mo>
                          <mrow>
                            <mrow>
                              <mi>γ</mi>
                              <mo stretchy="false">−</mo>
                              <mn>1</mn>
                            </mrow>
                          </mrow>
                          <mo fence="true" stretchy="false">)</mo>
                        </mrow>
                      </mrow>
                      <mfrac>
                        <msup>
                          <mrow>
                            <mo fence="true" stretchy="false">(</mo>
                            <mrow>
                              <msup>
                                <mi>β</mi>
                                <mn>3</mn>
                              </msup>
                            </mrow>
                            <mo fence="true" stretchy="false">)</mo>
                          </mrow>
                          <mn>2</mn>
                        </msup>
                        <msup>
                          <mrow>
                            <mo fence="true" stretchy="false">(</mo>
                            <mrow>
                              <mi>β</mi>
                            </mrow>
                            <mo fence="true" stretchy="false">)</mo>
                          </mrow>
                          <mn>2</mn>
                        </msup>
                      </mfrac>
                    </mrow>
                  </mtd>
                </mtr>
              </mtable>
            </mstyle>
          </mrow>
          <mo fence="true" stretchy="true">)</mo>
        </mrow>
        <mo stretchy="false">⋅</mo>
        <mrow>
          <mo fence="true" stretchy="true">(</mo>
          <mrow>
            <mstyle mathsize="12pt">
              <mtable>
                <mtr>
                  <mtd>
                    <mrow>
                      <mi>ϕ</mi>
                      <mo stretchy="false">/</mo>
                      <mi>c</mi>
                    </mrow>
                  </mtd>
                </mtr>
                <mtr>
                  <mtd>
                    <mrow/>
                  </mtd>
                </mtr>
                <mtr>
                  <mtd>
                    <msub>
                      <mi>A</mi>
                      <mi>x</mi>
                    </msub>
                  </mtd>
                </mtr>
                <mtr>
                  <mtd>
                    <mrow/>
                  </mtd>
                </mtr>
                <mtr>
                  <mtd>
                    <msub>
                      <mi>A</mi>
                      <mi>y</mi>
                    </msub>
                  </mtd>
                </mtr>
                <mtr>
                  <mtd>
                    <mrow/>
                  </mtd>
                </mtr>
                <mtr>
                  <mtd>
                    <msub>
                      <mi>A</mi>
                      <mi>z</mi>
                    </msub>
                  </mtd>
                </mtr>
              </mtable>
            </mstyle>
          </mrow>
          <mo fence="true" stretchy="true">)</mo>
        </mrow>
      </mrow>
      <mo stretchy="false">=</mo>
      <mrow>
        <mo fence="true" stretchy="true">(</mo>
        <mrow>
          <mstyle mathsize="12pt">
            <mtable>
              <mtr>
                <mtd>
                  <mrow>
                    <mi>ϕ</mi>
                    <mrow>
                      <mi>'</mi>
                      <mo stretchy="false">/</mo>
                      <mi>c</mi>
                    </mrow>
                  </mrow>
                </mtd>
              </mtr>
              <mtr>
                <mtd>
                  <mrow/>
                </mtd>
              </mtr>
              <mtr>
                <mtd>
                  <msub>
                    <mrow>
                      <mi>A</mi>
                      <mi>'</mi>
                    </mrow>
                    <mi>x</mi>
                  </msub>
                </mtd>
              </mtr>
              <mtr>
                <mtd>
                  <mrow/>
                </mtd>
              </mtr>
              <mtr>
                <mtd>
                  <msub>
                    <mrow>
                      <mi>A</mi>
                      <mi>'</mi>
                    </mrow>
                    <mi>y</mi>
                  </msub>
                </mtd>
              </mtr>
              <mtr>
                <mtd>
                  <mrow/>
                </mtd>
              </mtr>
              <mtr>
                <mtd>
                  <msub>
                    <mi>A</mi>
                    <mi>z</mi>
                  </msub>
                </mtd>
              </mtr>
            </mtable>
          </mstyle>
        </mrow>
        <mo fence="true" stretchy="true">)</mo>
      </mrow>
    </mrow>
    <annotation encoding="StarMath 5.0">left ( { size 12 matrix {
%gamma # - %gamma %beta sup 1 # - %gamma %beta sup 2 # - %gamma %beta sup 3 ##
- %gamma %beta sup 1 # 1 + ( %gamma -1 ) { (%beta sup 1)^2 over (%beta)^2 } # ( %gamma - 1 ) { {%beta sup 1 %beta sup 2} over (%beta)^2 } # ( %gamma - 1 ) { {%beta sup 1 %beta sup 3} over (%beta)^2 } ##
- %gamma %beta sup 2 # ( %gamma - 1 ) { {%beta sup 1 %beta sup 2} over (%beta)^2 } # 1 + ( %gamma -1 ) { (%beta sup 2)^2 over (%beta)^2 } # ( %gamma - 1 ) { {%beta sup 2 %beta sup 3} over (%beta)^2 } ##
- %gamma %beta sup 3 # ( %gamma - 1 ) { {%beta sup 1 %beta sup 3} over (%beta)^2 } # ( %gamma - 1 ) { {%beta sup 2 %beta sup 3} over (%beta)^2 } # 1 + ( %gamma -1 ) { (%beta sup 3)^2 over (%beta)^2 }
} } right )
cdot left ( { size 12 matrix { %phi/c ## {} ## A_x ## {} ## A_y ## {} ## A_z } } right ) =  left ( { size 12 matrix { nospace%phi'/c ## {} ## nospace{A'}_x ## {} ## nospace{A'}_y ## {} ## nospace{A}_z } } right )</annotation>
  </semantics>
</math>
</file>

<file path=Object 26/content.xml><?xml version="1.0" encoding="utf-8"?>
<math xmlns="http://www.w3.org/1998/Math/MathML">
  <semantics>
    <mstyle mathvariant="bold">
      <mi>β</mi>
    </mstyle>
    <annotation encoding="StarMath 5.0">{bold %beta }</annotation>
  </semantics>
</math>
</file>

<file path=Object 27/content.xml><?xml version="1.0" encoding="utf-8"?>
<math xmlns="http://www.w3.org/1998/Math/MathML">
  <semantics>
    <mrow>
      <mrow>
        <mstyle mathvariant="bold">
          <mi>β</mi>
        </mstyle>
        <mo stretchy="false">=</mo>
        <msup>
          <mi>β</mi>
          <mn>1</mn>
        </msup>
      </mrow>
      <mrow>
        <mover accent="true">
          <mi>x</mi>
          <mo stretchy="false">^</mo>
        </mover>
        <mo stretchy="false">+</mo>
        <msup>
          <mi>β</mi>
          <mn>2</mn>
        </msup>
      </mrow>
      <mrow>
        <mover accent="true">
          <mi>y</mi>
          <mo stretchy="false">^</mo>
        </mover>
        <mo stretchy="false">+</mo>
        <msup>
          <mi>β</mi>
          <mn>3</mn>
        </msup>
      </mrow>
      <mover accent="true">
        <mi>z</mi>
        <mo stretchy="false">^</mo>
      </mover>
    </mrow>
    <annotation encoding="StarMath 5.0">{bold %beta} = %beta sup 1 hat{x} + %beta sup 2 hat{y} + %beta sup 3 hat{z}</annotation>
  </semantics>
</math>
</file>

<file path=Object 28/content.xml><?xml version="1.0" encoding="utf-8"?>
<math xmlns="http://www.w3.org/1998/Math/MathML" display="block">
  <semantics>
    <mi>γ</mi>
    <annotation encoding="StarMath 5.0"> %gamma</annotation>
  </semantics>
</math>
</file>

<file path=Object 29/content.xml><?xml version="1.0" encoding="utf-8"?>
<math xmlns="http://www.w3.org/1998/Math/MathML" display="block">
  <semantics>
    <mi>x</mi>
    <annotation encoding="StarMath 5.0"> x </annotation>
  </semantics>
</math>
</file>

<file path=Object 3/content.xml><?xml version="1.0" encoding="utf-8"?>
<math xmlns="http://www.w3.org/1998/Math/MathML" display="block">
  <semantics>
    <mrow>
      <mo fence="true" stretchy="true">{</mo>
      <mrow>
        <mtable>
          <mtr>
            <mtd>
              <mrow>
                <mrow>
                  <mo stretchy="false">−</mo>
                  <msup>
                    <mo stretchy="false">∇</mo>
                    <mn>2</mn>
                  </msup>
                </mrow>
                <mrow>
                  <mi>V</mi>
                  <mo stretchy="false">−</mo>
                  <mfrac>
                    <mo stretchy="false">∂</mo>
                    <mrow>
                      <mo stretchy="false">∂</mo>
                      <mi>t</mi>
                    </mrow>
                  </mfrac>
                </mrow>
                <mrow>
                  <mrow>
                    <mo fence="true" stretchy="true">[</mo>
                    <mrow>
                      <mrow>
                        <mo stretchy="false">∇</mo>
                        <mo stretchy="false">⋅</mo>
                        <mstyle mathvariant="bold">
                          <mi>A</mi>
                        </mstyle>
                      </mrow>
                    </mrow>
                    <mo fence="true" stretchy="true">]</mo>
                  </mrow>
                  <mo stretchy="false">=</mo>
                  <mfrac>
                    <mn>1</mn>
                    <msub>
                      <mi>ε</mi>
                      <mn>0</mn>
                    </msub>
                  </mfrac>
                </mrow>
                <mi>ρ</mi>
              </mrow>
            </mtd>
          </mtr>
          <mtr>
            <mtd>
              <mrow>
                <mrow>
                  <mo fence="true" stretchy="true">[</mo>
                  <mrow>
                    <mrow>
                      <mfrac>
                        <mn>1</mn>
                        <msup>
                          <mi>c</mi>
                          <mn>2</mn>
                        </msup>
                      </mfrac>
                      <mrow>
                        <mfrac>
                          <mo stretchy="false">∂</mo>
                          <mrow>
                            <mo stretchy="false">∂</mo>
                            <mi>t</mi>
                          </mrow>
                        </mfrac>
                        <mo stretchy="false">−</mo>
                        <msup>
                          <mo stretchy="false">∇</mo>
                          <mn>2</mn>
                        </msup>
                      </mrow>
                    </mrow>
                  </mrow>
                  <mo fence="true" stretchy="true">]</mo>
                </mrow>
                <mrow>
                  <mstyle mathvariant="bold">
                    <mi>A</mi>
                  </mstyle>
                  <mo stretchy="false">=</mo>
                  <mrow>
                    <mfrac>
                      <mn>1</mn>
                      <mrow>
                        <msub>
                          <mi>ε</mi>
                          <mn>0</mn>
                        </msub>
                        <msup>
                          <mi>c</mi>
                          <mn>2</mn>
                        </msup>
                      </mrow>
                    </mfrac>
                    <mo stretchy="false">−</mo>
                    <mo stretchy="false">∇</mo>
                  </mrow>
                </mrow>
                <mrow>
                  <mo fence="true" stretchy="true">[</mo>
                  <mrow>
                    <mrow>
                      <mrow>
                        <mrow>
                          <mo stretchy="false">∇</mo>
                          <mo stretchy="false">⋅</mo>
                          <mstyle mathvariant="bold">
                            <mi>A</mi>
                          </mstyle>
                        </mrow>
                        <mo stretchy="false">+</mo>
                        <mfrac>
                          <mn>1</mn>
                          <msup>
                            <mi>c</mi>
                            <mn>2</mn>
                          </msup>
                        </mfrac>
                      </mrow>
                      <mfrac>
                        <mrow>
                          <mo stretchy="false">∂</mo>
                          <mi>V</mi>
                        </mrow>
                        <mrow>
                          <mo stretchy="false">∂</mo>
                          <mi>t</mi>
                        </mrow>
                      </mfrac>
                    </mrow>
                  </mrow>
                  <mo fence="true" stretchy="true">]</mo>
                </mrow>
              </mrow>
            </mtd>
          </mtr>
        </mtable>
      </mrow>
    </mrow>
    <annotation encoding="StarMath 5.0">left lbrace { stack {
- nabla^2 V - { {partial} over {partial t} } left [ { nabla cdot {bold A} } right ] = { 1 over {%varepsilon_0} } %rho #
left [ { { 1 over c^2 } { {partial} over {partial t} } - nabla^2 } right ] {bold A} = { 1 over {%varepsilon_0 c^2} } - nabla left [ { nabla cdot {bold A} + { 1 over c^2 } { {partial V} over {partial t} } } right ]
} } right none</annotation>
  </semantics>
</math>
</file>

<file path=Object 30/content.xml><?xml version="1.0" encoding="utf-8"?>
<math xmlns="http://www.w3.org/1998/Math/MathML" display="block">
  <semantics>
    <mrow>
      <mrow>
        <mrow>
          <mo fence="true" stretchy="true">(</mo>
          <mrow>
            <mstyle mathsize="12pt">
              <mtable>
                <mtr>
                  <mtd>
                    <mi>γ</mi>
                  </mtd>
                  <mtd>
                    <mrow>
                      <mrow>
                        <mo stretchy="false">−</mo>
                        <mi>γ</mi>
                      </mrow>
                      <msup>
                        <mi>β</mi>
                        <mn>1</mn>
                      </msup>
                    </mrow>
                  </mtd>
                  <mtd>
                    <mn>0</mn>
                  </mtd>
                  <mtd>
                    <mn>0</mn>
                  </mtd>
                </mtr>
                <mtr>
                  <mtd>
                    <mrow>
                      <mrow>
                        <mo stretchy="false">−</mo>
                        <mi>γ</mi>
                      </mrow>
                      <msup>
                        <mi>β</mi>
                        <mn>1</mn>
                      </msup>
                    </mrow>
                  </mtd>
                  <mtd>
                    <mrow>
                      <mrow>
                        <mn>1</mn>
                        <mo stretchy="false">+</mo>
                        <mrow>
                          <mo fence="true" stretchy="false">(</mo>
                          <mrow>
                            <mrow>
                              <mi>γ</mi>
                              <mo stretchy="false">−</mo>
                              <mn>1</mn>
                            </mrow>
                          </mrow>
                          <mo fence="true" stretchy="false">)</mo>
                        </mrow>
                      </mrow>
                      <mfrac>
                        <msup>
                          <mrow>
                            <mo fence="true" stretchy="false">(</mo>
                            <mrow>
                              <msup>
                                <mi>β</mi>
                                <mn>1</mn>
                              </msup>
                            </mrow>
                            <mo fence="true" stretchy="false">)</mo>
                          </mrow>
                          <mn>2</mn>
                        </msup>
                        <msup>
                          <mrow>
                            <mo fence="true" stretchy="false">(</mo>
                            <mrow>
                              <mi>β</mi>
                            </mrow>
                            <mo fence="true" stretchy="false">)</mo>
                          </mrow>
                          <mn>2</mn>
                        </msup>
                      </mfrac>
                    </mrow>
                  </mtd>
                  <mtd>
                    <mn>0</mn>
                  </mtd>
                  <mtd>
                    <mn>0</mn>
                  </mtd>
                </mtr>
                <mtr>
                  <mtd>
                    <mn>0</mn>
                  </mtd>
                  <mtd>
                    <mn>0</mn>
                  </mtd>
                  <mtd>
                    <mn>1</mn>
                  </mtd>
                  <mtd>
                    <mn>0</mn>
                  </mtd>
                </mtr>
                <mtr>
                  <mtd>
                    <mn>0</mn>
                  </mtd>
                  <mtd>
                    <mn>0</mn>
                  </mtd>
                  <mtd>
                    <mn>0</mn>
                  </mtd>
                  <mtd>
                    <mn>1</mn>
                  </mtd>
                </mtr>
              </mtable>
            </mstyle>
          </mrow>
          <mo fence="true" stretchy="true">)</mo>
        </mrow>
        <mo stretchy="false">⋅</mo>
        <mrow>
          <mo fence="true" stretchy="true">(</mo>
          <mrow>
            <mstyle mathsize="12pt">
              <mtable>
                <mtr>
                  <mtd>
                    <mrow>
                      <mi>ϕ</mi>
                      <mo stretchy="false">/</mo>
                      <mi>c</mi>
                    </mrow>
                  </mtd>
                </mtr>
                <mtr>
                  <mtd>
                    <msub>
                      <mi>A</mi>
                      <mi>x</mi>
                    </msub>
                  </mtd>
                </mtr>
                <mtr>
                  <mtd>
                    <msub>
                      <mi>A</mi>
                      <mi>y</mi>
                    </msub>
                  </mtd>
                </mtr>
                <mtr>
                  <mtd>
                    <msub>
                      <mi>A</mi>
                      <mi>z</mi>
                    </msub>
                  </mtd>
                </mtr>
              </mtable>
            </mstyle>
          </mrow>
          <mo fence="true" stretchy="true">)</mo>
        </mrow>
      </mrow>
      <mo stretchy="false">=</mo>
      <mrow>
        <mo fence="true" stretchy="true">(</mo>
        <mrow>
          <mstyle mathsize="12pt">
            <mtable>
              <mtr>
                <mtd>
                  <mrow>
                    <mi>γ</mi>
                    <mrow>
                      <mi>ϕ</mi>
                      <mo stretchy="false">−</mo>
                      <mi>γ</mi>
                    </mrow>
                    <msup>
                      <mi>β</mi>
                      <mn>1</mn>
                    </msup>
                    <msub>
                      <mi>A</mi>
                      <mi>x</mi>
                    </msub>
                  </mrow>
                </mtd>
              </mtr>
              <mtr>
                <mtd>
                  <mrow>
                    <mrow>
                      <mo stretchy="false">−</mo>
                      <mi>γ</mi>
                    </mrow>
                    <msup>
                      <mi>β</mi>
                      <mn>1</mn>
                    </msup>
                    <mrow>
                      <mi>ϕ</mi>
                      <mo stretchy="false">+</mo>
                      <mrow>
                        <mo fence="true" stretchy="true">[</mo>
                        <mrow>
                          <mrow>
                            <mrow>
                              <mn>1</mn>
                              <mo stretchy="false">+</mo>
                              <mrow>
                                <mo fence="true" stretchy="false">(</mo>
                                <mrow>
                                  <mrow>
                                    <mi>γ</mi>
                                    <mo stretchy="false">−</mo>
                                    <mn>1</mn>
                                  </mrow>
                                </mrow>
                                <mo fence="true" stretchy="false">)</mo>
                              </mrow>
                            </mrow>
                            <mfrac>
                              <msup>
                                <mrow>
                                  <mo fence="true" stretchy="false">(</mo>
                                  <mrow>
                                    <msup>
                                      <mi>β</mi>
                                      <mn>1</mn>
                                    </msup>
                                  </mrow>
                                  <mo fence="true" stretchy="false">)</mo>
                                </mrow>
                                <mn>2</mn>
                              </msup>
                              <msup>
                                <mrow>
                                  <mo fence="true" stretchy="false">(</mo>
                                  <mrow>
                                    <mi>β</mi>
                                  </mrow>
                                  <mo fence="true" stretchy="false">)</mo>
                                </mrow>
                                <mn>2</mn>
                              </msup>
                            </mfrac>
                          </mrow>
                        </mrow>
                        <mo fence="true" stretchy="true">]</mo>
                      </mrow>
                    </mrow>
                    <msub>
                      <mi>A</mi>
                      <mi>x</mi>
                    </msub>
                  </mrow>
                </mtd>
              </mtr>
              <mtr>
                <mtd>
                  <msub>
                    <mi>A</mi>
                    <mi>y</mi>
                  </msub>
                </mtd>
              </mtr>
              <mtr>
                <mtd>
                  <msub>
                    <mi>A</mi>
                    <mi>z</mi>
                  </msub>
                </mtd>
              </mtr>
            </mtable>
          </mstyle>
        </mrow>
        <mo fence="true" stretchy="true">)</mo>
      </mrow>
    </mrow>
    <annotation encoding="StarMath 5.0">left ( { size 12 matrix { 
%gamma # - %gamma %beta sup 1 # 0 # 0 ##
- %gamma %beta sup 1 # 1 + ( %gamma -1 ) { (%beta sup 1)^2 over (%beta)^2 } # 0 # 0 ##
0 # 0 # 1 # 0 ##
0 # 0 # 0 # 1 } } right )
cdot
left ( { size 12 matrix { %phi/c ## A_x ## A_y ## A_z } } right )
=
left ( { size 12 matrix { %gamma %phi - %gamma %beta sup 1 A_x## -%gamma %beta sup 1 %phi + left [ { 1 + ( %gamma - 1 ) { (%beta sup 1)^2 over (%beta)^2 } } right ] A_x ## A_y ## A_z } } right )</annotation>
  </semantics>
</math>
</file>

<file path=Object 31/content.xml><?xml version="1.0" encoding="utf-8"?>
<math xmlns="http://www.w3.org/1998/Math/MathML">
  <semantics>
    <msub>
      <mi>A</mi>
      <mi>x</mi>
    </msub>
    <annotation encoding="StarMath 5.0">A_x</annotation>
  </semantics>
</math>
</file>

<file path=Object 32/content.xml><?xml version="1.0" encoding="utf-8"?>
<math xmlns="http://www.w3.org/1998/Math/MathML">
  <semantics>
    <mrow>
      <mo fence="true" stretchy="false">(</mo>
      <mrow>
        <mrow>
          <mi>x</mi>
          <mi>,</mi>
          <mi>y</mi>
          <mi>,</mi>
          <mi>z</mi>
          <mi>,</mi>
          <mi>t</mi>
        </mrow>
      </mrow>
      <mo fence="true" stretchy="false">)</mo>
    </mrow>
    <annotation encoding="StarMath 5.0">( x , y , z , t )</annotation>
  </semantics>
</math>
</file>

<file path=Object 33/content.xml><?xml version="1.0" encoding="utf-8"?>
<math xmlns="http://www.w3.org/1998/Math/MathML" display="block">
  <semantics>
    <mrow>
      <msub>
        <mi>A</mi>
        <mi>x</mi>
      </msub>
      <mi>,</mi>
      <msub>
        <mi>A</mi>
        <mi>y</mi>
      </msub>
      <mi>,</mi>
      <msub>
        <mi>A</mi>
        <mi>z</mi>
      </msub>
    </mrow>
    <annotation encoding="StarMath 5.0">A_x , A_y , A_z </annotation>
  </semantics>
</math>
</file>

<file path=Object 34/content.xml><?xml version="1.0" encoding="utf-8"?>
<math xmlns="http://www.w3.org/1998/Math/MathML">
  <semantics>
    <msub>
      <mrow>
        <mi>A</mi>
        <mi>'</mi>
      </mrow>
      <mi>x</mi>
    </msub>
    <annotation encoding="StarMath 5.0">nospace{A'}_x</annotation>
  </semantics>
</math>
</file>

<file path=Object 35/content.xml><?xml version="1.0" encoding="utf-8"?>
<math xmlns="http://www.w3.org/1998/Math/MathML">
  <semantics>
    <mrow>
      <mo fence="true" stretchy="false">(</mo>
      <mrow>
        <mrow>
          <mi>x</mi>
          <mi>,</mi>
          <mi>y</mi>
          <mi>,</mi>
          <mi>z</mi>
          <mi>,</mi>
          <mi>t</mi>
        </mrow>
      </mrow>
      <mo fence="true" stretchy="false">)</mo>
    </mrow>
    <annotation encoding="StarMath 5.0">( x , y , z , t )</annotation>
  </semantics>
</math>
</file>

<file path=Object 36/content.xml><?xml version="1.0" encoding="utf-8"?>
<math xmlns="http://www.w3.org/1998/Math/MathML">
  <semantics>
    <msup>
      <mi>A</mi>
      <mrow>
        <mn>1</mn>
        <mi>'</mi>
      </mrow>
    </msup>
    <annotation encoding="StarMath 5.0">A sup nospace{1'}</annotation>
  </semantics>
</math>
</file>

<file path=Object 37/content.xml><?xml version="1.0" encoding="utf-8"?>
<math xmlns="http://www.w3.org/1998/Math/MathML">
  <semantics>
    <mrow>
      <mo fence="true" stretchy="false">(</mo>
      <mrow>
        <mrow>
          <mi>x</mi>
          <mi>,</mi>
          <mi>y</mi>
          <mi>,</mi>
          <mi>z</mi>
          <mi>,</mi>
          <mi>t</mi>
        </mrow>
      </mrow>
      <mo fence="true" stretchy="false">)</mo>
    </mrow>
    <annotation encoding="StarMath 5.0">( x , y , z , t )</annotation>
  </semantics>
</math>
</file>

<file path=Object 38/content.xml><?xml version="1.0" encoding="utf-8"?>
<math xmlns="http://www.w3.org/1998/Math/MathML">
  <semantics>
    <mrow>
      <mo fence="true" stretchy="false">(</mo>
      <mrow>
        <mrow>
          <mrow>
            <mi>x</mi>
            <mi>'</mi>
          </mrow>
          <mi>,</mi>
          <mrow>
            <mi>y</mi>
            <mi>'</mi>
          </mrow>
          <mi>,</mi>
          <mrow>
            <mi>z</mi>
            <mi>'</mi>
          </mrow>
          <mi>,</mi>
          <mrow>
            <mi>t</mi>
            <mi>'</mi>
          </mrow>
        </mrow>
      </mrow>
      <mo fence="true" stretchy="false">)</mo>
    </mrow>
    <annotation encoding="StarMath 5.0">( nospace{x'} , nospace{y'} , nospace{z'} , nospace{t'} )</annotation>
  </semantics>
</math>
</file>

<file path=Object 39/content.xml><?xml version="1.0" encoding="utf-8"?>
<math xmlns="http://www.w3.org/1998/Math/MathML">
  <semantics>
    <mrow>
      <mo fence="true" stretchy="false">(</mo>
      <mrow>
        <mrow>
          <mi>x</mi>
          <mi>,</mi>
          <mi>y</mi>
          <mi>,</mi>
          <mi>z</mi>
        </mrow>
      </mrow>
      <mo fence="true" stretchy="false">)</mo>
    </mrow>
    <annotation encoding="StarMath 5.0">( x , y , z )</annotation>
  </semantics>
</math>
</file>

<file path=Object 4/content.xml><?xml version="1.0" encoding="utf-8"?>
<math xmlns="http://www.w3.org/1998/Math/MathML">
  <semantics>
    <mrow>
      <msub>
        <mi>A</mi>
        <mi>x</mi>
      </msub>
      <mi>,</mi>
      <msub>
        <mi>A</mi>
        <mi>y</mi>
      </msub>
      <mi>,</mi>
      <msub>
        <mi>A</mi>
        <mi>z</mi>
      </msub>
    </mrow>
    <annotation encoding="StarMath 5.0">A_x , A_y , A_z </annotation>
  </semantics>
</math>
</file>

<file path=Object 40/content.xml><?xml version="1.0" encoding="utf-8"?>
<math xmlns="http://www.w3.org/1998/Math/MathML">
  <semantics>
    <mrow>
      <mo fence="true" stretchy="false">(</mo>
      <mrow>
        <mrow>
          <mi>x</mi>
          <mi>,</mi>
          <mi>y</mi>
          <mi>,</mi>
          <mi>z</mi>
        </mrow>
      </mrow>
      <mo fence="true" stretchy="false">)</mo>
    </mrow>
    <annotation encoding="StarMath 5.0">( x , y , z )</annotation>
  </semantics>
</math>
</file>

<file path=Object 41/content.xml><?xml version="1.0" encoding="utf-8"?>
<math xmlns="http://www.w3.org/1998/Math/MathML">
  <semantics>
    <mrow>
      <mo fence="true" stretchy="false">(</mo>
      <mrow>
        <mrow>
          <mrow>
            <mi>x</mi>
            <mi>'</mi>
          </mrow>
          <mi>,</mi>
          <mrow>
            <mi>y</mi>
            <mi>'</mi>
          </mrow>
          <mi>,</mi>
          <mrow>
            <mi>z</mi>
            <mi>'</mi>
          </mrow>
        </mrow>
      </mrow>
      <mo fence="true" stretchy="false">)</mo>
    </mrow>
    <annotation encoding="StarMath 5.0">( nospace{x'} , nospace{y'} , nospace{z'} )</annotation>
  </semantics>
</math>
</file>

<file path=Object 42/content.xml><?xml version="1.0" encoding="utf-8"?>
<math xmlns="http://www.w3.org/1998/Math/MathML">
  <semantics>
    <mstyle mathvariant="bold">
      <mi>A</mi>
    </mstyle>
    <annotation encoding="StarMath 5.0">{bold A}</annotation>
  </semantics>
</math>
</file>

<file path=Object 43/content.xml><?xml version="1.0" encoding="utf-8"?>
<math xmlns="http://www.w3.org/1998/Math/MathML">
  <semantics>
    <mrow>
      <mstyle mathvariant="bold">
        <mi>A</mi>
      </mstyle>
      <mi>'</mi>
    </mrow>
    <annotation encoding="StarMath 5.0">nospace{{bold A}'}</annotation>
  </semantics>
</math>
</file>

<file path=Object 44/content.xml><?xml version="1.0" encoding="utf-8"?>
<math xmlns="http://www.w3.org/1998/Math/MathML" display="block">
  <semantics>
    <mrow>
      <mrow>
        <msup>
          <mi>F</mi>
          <mrow>
            <mstyle color="red">
              <mi>μ</mi>
            </mstyle>
            <mstyle color="red">
              <mi>ν</mi>
            </mstyle>
          </mrow>
        </msup>
        <mo stretchy="false">=</mo>
        <msup>
          <mo stretchy="false">∂</mo>
          <mstyle color="red">
            <mi>μ</mi>
          </mstyle>
        </msup>
      </mrow>
      <mrow>
        <msup>
          <mi>A</mi>
          <mstyle color="red">
            <mi>ν</mi>
          </mstyle>
        </msup>
        <mo stretchy="false">−</mo>
        <msup>
          <mo stretchy="false">∂</mo>
          <mstyle color="red">
            <mi>ν</mi>
          </mstyle>
        </msup>
      </mrow>
      <mrow>
        <msup>
          <mi>A</mi>
          <mstyle color="red">
            <mi>μ</mi>
          </mstyle>
        </msup>
        <mo stretchy="false">=</mo>
        <mrow>
          <mo fence="true" stretchy="true">(</mo>
          <mrow>
            <mtable>
              <mtr>
                <mtd>
                  <mn>0</mn>
                </mtd>
                <mtd>
                  <mrow>
                    <mrow>
                      <mo stretchy="false">−</mo>
                      <msub>
                        <mi>E</mi>
                        <mi>x</mi>
                      </msub>
                    </mrow>
                    <mo stretchy="false">/</mo>
                    <mi>c</mi>
                  </mrow>
                </mtd>
                <mtd>
                  <mrow>
                    <mrow>
                      <mo stretchy="false">−</mo>
                      <msub>
                        <mi>E</mi>
                        <mi>y</mi>
                      </msub>
                    </mrow>
                    <mo stretchy="false">/</mo>
                    <mi>c</mi>
                  </mrow>
                </mtd>
                <mtd>
                  <mrow>
                    <mrow>
                      <mo stretchy="false">−</mo>
                      <msub>
                        <mi>E</mi>
                        <mi>z</mi>
                      </msub>
                    </mrow>
                    <mo stretchy="false">/</mo>
                    <mi>c</mi>
                  </mrow>
                </mtd>
              </mtr>
              <mtr>
                <mtd>
                  <mrow>
                    <msub>
                      <mi>E</mi>
                      <mi>x</mi>
                    </msub>
                    <mo stretchy="false">/</mo>
                    <mi>c</mi>
                  </mrow>
                </mtd>
                <mtd>
                  <mn>0</mn>
                </mtd>
                <mtd>
                  <mrow>
                    <mo stretchy="false">−</mo>
                    <msub>
                      <mi>B</mi>
                      <mi>z</mi>
                    </msub>
                  </mrow>
                </mtd>
                <mtd>
                  <msub>
                    <mi>B</mi>
                    <mi>y</mi>
                  </msub>
                </mtd>
              </mtr>
              <mtr>
                <mtd>
                  <mrow>
                    <msub>
                      <mi>E</mi>
                      <mi>y</mi>
                    </msub>
                    <mo stretchy="false">/</mo>
                    <mi>c</mi>
                  </mrow>
                </mtd>
                <mtd>
                  <msub>
                    <mi>B</mi>
                    <mi>z</mi>
                  </msub>
                </mtd>
                <mtd>
                  <mn>0</mn>
                </mtd>
                <mtd>
                  <mrow>
                    <mo stretchy="false">−</mo>
                    <msub>
                      <mi>B</mi>
                      <mi>x</mi>
                    </msub>
                  </mrow>
                </mtd>
              </mtr>
              <mtr>
                <mtd>
                  <mrow>
                    <msub>
                      <mi>E</mi>
                      <mi>z</mi>
                    </msub>
                    <mo stretchy="false">/</mo>
                    <mi>c</mi>
                  </mrow>
                </mtd>
                <mtd>
                  <mrow>
                    <mo stretchy="false">−</mo>
                    <msub>
                      <mi>B</mi>
                      <mi>y</mi>
                    </msub>
                  </mrow>
                </mtd>
                <mtd>
                  <msub>
                    <mi>B</mi>
                    <mi>x</mi>
                  </msub>
                </mtd>
                <mtd>
                  <mn>0</mn>
                </mtd>
              </mtr>
            </mtable>
          </mrow>
          <mo fence="true" stretchy="true">)</mo>
        </mrow>
      </mrow>
    </mrow>
    <annotation encoding="StarMath 5.0">F sup {{color red %mu} {color red %nu}} = partial sup {color red %mu} A sup {color red %nu} - partial sup {color red %nu} A sup {color red %mu} = left ( { matrix { 0 # - E_x/c # - E_y/c # - E_z/c ## E_x/c # 0 # - B_z # B_y ## E_y/c # B_z # 0 # - B_x ## E_z/c # - B_y # B_x # 0 } } right )</annotation>
  </semantics>
</math>
</file>

<file path=Object 45/content.xml><?xml version="1.0" encoding="utf-8"?>
<math xmlns="http://www.w3.org/1998/Math/MathML">
  <semantics>
    <msup>
      <mi>F</mi>
      <mrow>
        <mstyle color="red">
          <mi>μ</mi>
        </mstyle>
        <mstyle color="red">
          <mi>ν</mi>
        </mstyle>
      </mrow>
    </msup>
    <annotation encoding="StarMath 5.0">F sup {{color red %mu} {color red %nu}}</annotation>
  </semantics>
</math>
</file>

<file path=Object 46/content.xml><?xml version="1.0" encoding="utf-8"?>
<math xmlns="http://www.w3.org/1998/Math/MathML" display="block">
  <semantics>
    <mstyle mathvariant="bold">
      <mi>A</mi>
    </mstyle>
    <annotation encoding="StarMath 5.0">{bold A}</annotation>
  </semantics>
</math>
</file>

<file path=Object 47/content.xml><?xml version="1.0" encoding="utf-8"?>
<math xmlns="http://www.w3.org/1998/Math/MathML">
  <semantics>
    <mrow>
      <mn>0</mn>
      <mi>,</mi>
      <mn>1</mn>
      <mi>,</mi>
      <mn>2</mn>
      <mi>,</mi>
      <mn>3</mn>
    </mrow>
    <annotation encoding="StarMath 5.0">0 , 1 , 2 , 3</annotation>
  </semantics>
</math>
</file>

<file path=Object 48/content.xml><?xml version="1.0" encoding="utf-8"?>
<math xmlns="http://www.w3.org/1998/Math/MathML">
  <semantics>
    <msup>
      <mi>F</mi>
      <mrow>
        <mn>0</mn>
        <mn>1</mn>
      </mrow>
    </msup>
    <annotation encoding="StarMath 5.0">F sup {0 1}</annotation>
  </semantics>
</math>
</file>

<file path=Object 49/content.xml><?xml version="1.0" encoding="utf-8"?>
<math xmlns="http://www.w3.org/1998/Math/MathML">
  <semantics>
    <msup>
      <mi>F</mi>
      <mrow>
        <mn>2</mn>
        <mn>3</mn>
      </mrow>
    </msup>
    <annotation encoding="StarMath 5.0">F sup { 2 3}</annotation>
  </semantics>
</math>
</file>

<file path=Object 5/content.xml><?xml version="1.0" encoding="utf-8"?>
<math xmlns="http://www.w3.org/1998/Math/MathML">
  <semantics>
    <mstyle mathvariant="bold">
      <mi>A</mi>
    </mstyle>
    <annotation encoding="StarMath 5.0">{bold A}</annotation>
  </semantics>
</math>
</file>

<file path=Object 50/content.xml><?xml version="1.0" encoding="utf-8"?>
<math xmlns="http://www.w3.org/1998/Math/MathML" display="block">
  <semantics>
    <mi>c</mi>
    <annotation encoding="StarMath 5.0">c</annotation>
  </semantics>
</math>
</file>

<file path=Object 51/content.xml><?xml version="1.0" encoding="utf-8"?>
<math xmlns="http://www.w3.org/1998/Math/MathML">
  <semantics>
    <msup>
      <mi>F</mi>
      <mrow>
        <mstyle color="red">
          <mi>μ</mi>
        </mstyle>
        <mstyle color="red">
          <mi>ν</mi>
        </mstyle>
      </mrow>
    </msup>
    <annotation encoding="StarMath 5.0">F sup {{color red %mu} {color red %nu}}</annotation>
  </semantics>
</math>
</file>

<file path=Object 52/content.xml><?xml version="1.0" encoding="utf-8"?>
<math xmlns="http://www.w3.org/1998/Math/MathML" display="block">
  <semantics>
    <mi>μ</mi>
    <annotation encoding="StarMath 5.0">%mu </annotation>
  </semantics>
</math>
</file>

<file path=Object 53/content.xml><?xml version="1.0" encoding="utf-8"?>
<math xmlns="http://www.w3.org/1998/Math/MathML" display="block">
  <semantics>
    <mi>ν</mi>
    <annotation encoding="StarMath 5.0"> %nu</annotation>
  </semantics>
</math>
</file>

<file path=Object 54/content.xml><?xml version="1.0" encoding="utf-8"?>
<math xmlns="http://www.w3.org/1998/Math/MathML">
  <semantics>
    <mrow>
      <msup>
        <mi>F</mi>
        <mrow>
          <mstyle color="red">
            <mi>μ</mi>
          </mstyle>
          <mstyle color="red">
            <mi>ν</mi>
          </mstyle>
        </mrow>
      </msup>
      <mo stretchy="false">=</mo>
      <mrow>
        <mo stretchy="false">−</mo>
        <msup>
          <mi>F</mi>
          <mrow>
            <mstyle color="red">
              <mi>ν</mi>
            </mstyle>
            <mstyle color="red">
              <mi>μ</mi>
            </mstyle>
          </mrow>
        </msup>
      </mrow>
    </mrow>
    <annotation encoding="StarMath 5.0">F sup {{color red %mu} {color red %nu}} = - F sup {{color red %nu} {color red %mu}}</annotation>
  </semantics>
</math>
</file>

<file path=Object 55/content.xml><?xml version="1.0" encoding="utf-8"?>
<math xmlns="http://www.w3.org/1998/Math/MathML">
  <semantics>
    <mrow>
      <mo fence="true" stretchy="false">(</mo>
      <mrow>
        <mrow>
          <mtext>+</mtext>
          <mi>,</mi>
          <mtext>-</mtext>
          <mi>,</mi>
          <mtext>-</mtext>
          <mi>,</mi>
          <mtext>-</mtext>
        </mrow>
      </mrow>
      <mo fence="true" stretchy="false">)</mo>
    </mrow>
    <annotation encoding="StarMath 5.0">( "+" , "-" , "-" , "-" )</annotation>
  </semantics>
</math>
</file>

<file path=Object 56/content.xml><?xml version="1.0" encoding="utf-8"?>
<math xmlns="http://www.w3.org/1998/Math/MathML">
  <semantics>
    <mrow>
      <mo fence="true" stretchy="false">(</mo>
      <mrow>
        <mrow>
          <mtext>-</mtext>
          <mi>,</mi>
          <mtext>+</mtext>
          <mi>,</mi>
          <mtext>+</mtext>
          <mi>,</mi>
          <mtext>+</mtext>
        </mrow>
      </mrow>
      <mo fence="true" stretchy="false">)</mo>
    </mrow>
    <annotation encoding="StarMath 5.0">( "-" , "+" , "+" , "+" )</annotation>
  </semantics>
</math>
</file>

<file path=Object 57/content.xml><?xml version="1.0" encoding="utf-8"?>
<math xmlns="http://www.w3.org/1998/Math/MathML" display="block">
  <semantics>
    <mi>μ</mi>
    <annotation encoding="StarMath 5.0">%mu</annotation>
  </semantics>
</math>
</file>

<file path=Object 58/content.xml><?xml version="1.0" encoding="utf-8"?>
<math xmlns="http://www.w3.org/1998/Math/MathML" display="block">
  <semantics>
    <mrow>
      <mi>μ</mi>
      <mi>'</mi>
    </mrow>
    <annotation encoding="StarMath 5.0">nospace{%mu'}</annotation>
  </semantics>
</math>
</file>

<file path=Object 59/content.xml><?xml version="1.0" encoding="utf-8"?>
<math xmlns="http://www.w3.org/1998/Math/MathML" display="block">
  <semantics>
    <mi>ν</mi>
    <annotation encoding="StarMath 5.0">%nu</annotation>
  </semantics>
</math>
</file>

<file path=Object 6/content.xml><?xml version="1.0" encoding="utf-8"?>
<math xmlns="http://www.w3.org/1998/Math/MathML">
  <semantics>
    <mstyle mathvariant="bold">
      <mi>B</mi>
    </mstyle>
    <annotation encoding="StarMath 5.0">{bold B}</annotation>
  </semantics>
</math>
</file>

<file path=Object 60/content.xml><?xml version="1.0" encoding="utf-8"?>
<math xmlns="http://www.w3.org/1998/Math/MathML" display="block">
  <semantics>
    <mrow>
      <mi>ν</mi>
      <mi>'</mi>
    </mrow>
    <annotation encoding="StarMath 5.0">nospace{%nu'}</annotation>
  </semantics>
</math>
</file>

<file path=Object 61/content.xml><?xml version="1.0" encoding="utf-8"?>
<math xmlns="http://www.w3.org/1998/Math/MathML">
  <semantics>
    <msup>
      <mi>F</mi>
      <mrow>
        <mstyle color="red">
          <mrow>
            <mi>μ</mi>
            <mi>'</mi>
          </mrow>
        </mstyle>
        <mstyle color="red">
          <mrow>
            <mi>ν</mi>
            <mi>'</mi>
          </mrow>
        </mstyle>
      </mrow>
    </msup>
    <annotation encoding="StarMath 5.0">F sup {{color red nospace{%mu'}} {color red nospace{%nu'}}}</annotation>
  </semantics>
</math>
</file>

<file path=Object 62/content.xml><?xml version="1.0" encoding="utf-8"?>
<math xmlns="http://www.w3.org/1998/Math/MathML">
  <semantics>
    <mrow>
      <msup>
        <mi>F</mi>
        <mrow>
          <mstyle color="blue">
            <mi>μ</mi>
          </mstyle>
          <mstyle color="blue">
            <mi>ν</mi>
          </mstyle>
        </mrow>
      </msup>
      <mrow>
        <msub>
          <mo stretchy="false">∂</mo>
          <mstyle color="blue">
            <mi>μ</mi>
          </mstyle>
        </msub>
        <mo stretchy="false">⊗</mo>
        <msub>
          <mo stretchy="false">∂</mo>
          <mstyle color="blue">
            <mi>ν</mi>
          </mstyle>
        </msub>
      </mrow>
    </mrow>
    <annotation encoding="StarMath 5.0">F sup {{color blue %mu} {color blue %nu}} partial sub {color blue %mu} otimes partial sub {color blue %nu}</annotation>
  </semantics>
</math>
</file>

<file path=Object 63/content.xml><?xml version="1.0" encoding="utf-8"?>
<math xmlns="http://www.w3.org/1998/Math/MathML">
  <semantics>
    <mrow>
      <msub>
        <mo stretchy="false">∂</mo>
        <mstyle color="red">
          <mi>μ</mi>
        </mstyle>
      </msub>
      <mo stretchy="false">⊗</mo>
      <msub>
        <mo stretchy="false">∂</mo>
        <mstyle color="red">
          <mi>ν</mi>
        </mstyle>
      </msub>
    </mrow>
    <annotation encoding="StarMath 5.0">partial sub {color red %mu} otimes partial sub {color red %nu}</annotation>
  </semantics>
</math>
</file>

<file path=Object 64/content.xml><?xml version="1.0" encoding="utf-8"?>
<math xmlns="http://www.w3.org/1998/Math/MathML">
  <semantics>
    <msup>
      <mi>F</mi>
      <mrow>
        <mstyle color="red">
          <mi>μ</mi>
        </mstyle>
        <mstyle color="red">
          <mi>ν</mi>
        </mstyle>
      </mrow>
    </msup>
    <annotation encoding="StarMath 5.0">F sup {{color red %mu} {color red %nu}}</annotation>
  </semantics>
</math>
</file>

<file path=Object 65/content.xml><?xml version="1.0" encoding="utf-8"?>
<math xmlns="http://www.w3.org/1998/Math/MathML">
  <semantics>
    <mstyle mathvariant="bold">
      <mi>E</mi>
    </mstyle>
    <annotation encoding="StarMath 5.0">{bold E}</annotation>
  </semantics>
</math>
</file>

<file path=Object 66/content.xml><?xml version="1.0" encoding="utf-8"?>
<math xmlns="http://www.w3.org/1998/Math/MathML">
  <semantics>
    <mstyle mathvariant="bold">
      <mi>B</mi>
    </mstyle>
    <annotation encoding="StarMath 5.0">{bold B}</annotation>
  </semantics>
</math>
</file>

<file path=Object 67/content.xml><?xml version="1.0" encoding="utf-8"?>
<math xmlns="http://www.w3.org/1998/Math/MathML">
  <semantics>
    <mstyle mathvariant="bold">
      <mi>E</mi>
    </mstyle>
    <annotation encoding="StarMath 5.0">{bold E}</annotation>
  </semantics>
</math>
</file>

<file path=Object 68/content.xml><?xml version="1.0" encoding="utf-8"?>
<math xmlns="http://www.w3.org/1998/Math/MathML">
  <semantics>
    <mstyle mathvariant="bold">
      <mi>B</mi>
    </mstyle>
    <annotation encoding="StarMath 5.0">{bold B}</annotation>
  </semantics>
</math>
</file>

<file path=Object 69/content.xml><?xml version="1.0" encoding="utf-8"?>
<math xmlns="http://www.w3.org/1998/Math/MathML">
  <semantics>
    <msup>
      <mi>F</mi>
      <mrow>
        <mstyle color="red">
          <mi>μ</mi>
        </mstyle>
        <mstyle color="red">
          <mi>ν</mi>
        </mstyle>
      </mrow>
    </msup>
    <annotation encoding="StarMath 5.0">F sup {{color red %mu} {color red %nu}}</annotation>
  </semantics>
</math>
</file>

<file path=Object 7/content.xml><?xml version="1.0" encoding="utf-8"?>
<math xmlns="http://www.w3.org/1998/Math/MathML">
  <semantics>
    <mstyle mathvariant="bold">
      <mi>E</mi>
    </mstyle>
    <annotation encoding="StarMath 5.0">{bold E}</annotation>
  </semantics>
</math>
</file>

<file path=Object 70/content.xml><?xml version="1.0" encoding="utf-8"?>
<math xmlns="http://www.w3.org/1998/Math/MathML">
  <semantics>
    <mstyle mathvariant="bold">
      <mi>E</mi>
    </mstyle>
    <annotation encoding="StarMath 5.0">{bold E}</annotation>
  </semantics>
</math>
</file>

<file path=Object 71/content.xml><?xml version="1.0" encoding="utf-8"?>
<math xmlns="http://www.w3.org/1998/Math/MathML">
  <semantics>
    <mstyle mathvariant="bold">
      <mi>B</mi>
    </mstyle>
    <annotation encoding="StarMath 5.0">{bold B}</annotation>
  </semantics>
</math>
</file>

<file path=Object 72/content.xml><?xml version="1.0" encoding="utf-8"?>
<math xmlns="http://www.w3.org/1998/Math/MathML" display="block">
  <semantics>
    <mrow>
      <mrow>
        <mstyle mathvariant="bold">
          <mi>B</mi>
        </mstyle>
        <mo stretchy="false">=</mo>
        <mrow>
          <mo stretchy="false">∇</mo>
          <mo stretchy="false">×</mo>
          <mstyle mathvariant="bold">
            <mi>A</mi>
          </mstyle>
        </mrow>
        <mo stretchy="false">=</mo>
        <mrow>
          <mo fence="true" stretchy="true">(</mo>
          <mrow>
            <mrow>
              <msub>
                <mo stretchy="false">∂</mo>
                <mn>2</mn>
              </msub>
              <mrow>
                <msub>
                  <mi>A</mi>
                  <mn>3</mn>
                </msub>
                <mo stretchy="false">−</mo>
                <msub>
                  <mo stretchy="false">∂</mo>
                  <mn>3</mn>
                </msub>
              </mrow>
              <msub>
                <mi>A</mi>
                <mn>2</mn>
              </msub>
            </mrow>
          </mrow>
          <mo fence="true" stretchy="true">)</mo>
        </mrow>
      </mrow>
      <mrow>
        <mover accent="true">
          <mi>x</mi>
          <mo stretchy="false">^</mo>
        </mover>
        <mo stretchy="false">+</mo>
        <mrow>
          <mo fence="true" stretchy="true">(</mo>
          <mrow>
            <mrow>
              <msub>
                <mo stretchy="false">∂</mo>
                <mn>3</mn>
              </msub>
              <mrow>
                <msub>
                  <mi>A</mi>
                  <mn>1</mn>
                </msub>
                <mo stretchy="false">−</mo>
                <msub>
                  <mo stretchy="false">∂</mo>
                  <mn>1</mn>
                </msub>
              </mrow>
              <msub>
                <mi>A</mi>
                <mn>3</mn>
              </msub>
            </mrow>
          </mrow>
          <mo fence="true" stretchy="true">)</mo>
        </mrow>
      </mrow>
      <mrow>
        <mover accent="true">
          <mi>y</mi>
          <mo stretchy="false">^</mo>
        </mover>
        <mo stretchy="false">+</mo>
        <mrow>
          <mo fence="true" stretchy="true">(</mo>
          <mrow>
            <mrow>
              <msub>
                <mo stretchy="false">∂</mo>
                <mn>1</mn>
              </msub>
              <mrow>
                <msub>
                  <mi>A</mi>
                  <mn>2</mn>
                </msub>
                <mo stretchy="false">−</mo>
                <msub>
                  <mo stretchy="false">∂</mo>
                  <mn>2</mn>
                </msub>
              </mrow>
              <msub>
                <mi>A</mi>
                <mn>1</mn>
              </msub>
            </mrow>
          </mrow>
          <mo fence="true" stretchy="true">)</mo>
        </mrow>
      </mrow>
      <mover accent="true">
        <mi>z</mi>
        <mo stretchy="false">^</mo>
      </mover>
    </mrow>
    <annotation encoding="StarMath 5.0">{bold B} = nabla times {bold A} = left ( { partial_2 A_3 - partial_3 A_2} right ) hat{x} + left ( { partial_3 A_1 - partial_1 A_3} right ) hat{y} + left ( { partial_1 A_2 - partial_2 A_1} right ) hat{z}</annotation>
  </semantics>
</math>
</file>

<file path=Object 73/content.xml><?xml version="1.0" encoding="utf-8"?>
<math xmlns="http://www.w3.org/1998/Math/MathML" display="block">
  <semantics>
    <mrow>
      <mrow>
        <msub>
          <mi>F</mi>
          <mrow>
            <mstyle color="red">
              <mi>μ</mi>
            </mstyle>
            <mstyle color="red">
              <mi>ν</mi>
            </mstyle>
          </mrow>
        </msub>
        <mo stretchy="false">=</mo>
        <msub>
          <mo stretchy="false">∂</mo>
          <mstyle color="red">
            <mi>μ</mi>
          </mstyle>
        </msub>
      </mrow>
      <mrow>
        <msub>
          <mi>A</mi>
          <mstyle color="red">
            <mi>ν</mi>
          </mstyle>
        </msub>
        <mo stretchy="false">−</mo>
        <msub>
          <mo stretchy="false">∂</mo>
          <mstyle color="red">
            <mi>ν</mi>
          </mstyle>
        </msub>
      </mrow>
      <msub>
        <mi>A</mi>
        <mstyle color="red">
          <mi>μ</mi>
        </mstyle>
      </msub>
    </mrow>
    <annotation encoding="StarMath 5.0">F sub {{color red %mu} {color red %nu}} = partial sub {color red %mu} A sub {color red %nu} - partial sub {color red %nu} A sub {color red %mu} </annotation>
  </semantics>
</math>
</file>

<file path=Object 74/content.xml><?xml version="1.0" encoding="utf-8"?>
<math xmlns="http://www.w3.org/1998/Math/MathML">
  <semantics>
    <msub>
      <mi>F</mi>
      <mrow>
        <mstyle color="red">
          <mi>μ</mi>
        </mstyle>
        <mstyle color="red">
          <mi>ν</mi>
        </mstyle>
      </mrow>
    </msub>
    <annotation encoding="StarMath 5.0">F sub {{color red %mu} {color red %nu}}</annotation>
  </semantics>
</math>
</file>

<file path=Object 75/content.xml><?xml version="1.0" encoding="utf-8"?>
<math xmlns="http://www.w3.org/1998/Math/MathML">
  <semantics>
    <msub>
      <mi>F</mi>
      <mrow>
        <mn>1</mn>
        <mn>2</mn>
      </mrow>
    </msub>
    <annotation encoding="StarMath 5.0">F sub {1 2}</annotation>
  </semantics>
</math>
</file>

<file path=Object 76/content.xml><?xml version="1.0" encoding="utf-8"?>
<math xmlns="http://www.w3.org/1998/Math/MathML" display="block">
  <semantics>
    <mrow>
      <mo fence="true" stretchy="true">{</mo>
      <mrow>
        <mtable>
          <mtr>
            <mtd columnalign="left">
              <mrow>
                <mrow>
                  <msub>
                    <mi>F</mi>
                    <mrow>
                      <mn>1</mn>
                      <mn>2</mn>
                    </mrow>
                  </msub>
                  <mo stretchy="false">=</mo>
                  <msub>
                    <mo stretchy="false">∂</mo>
                    <mn>1</mn>
                  </msub>
                </mrow>
                <mrow>
                  <msub>
                    <mi>A</mi>
                    <mn>2</mn>
                  </msub>
                  <mo stretchy="false">−</mo>
                  <msub>
                    <mo stretchy="false">∂</mo>
                    <mn>2</mn>
                  </msub>
                </mrow>
                <mrow>
                  <msub>
                    <mi>A</mi>
                    <mn>1</mn>
                  </msub>
                  <mo stretchy="false">=</mo>
                  <msub>
                    <mi>B</mi>
                    <mi>z</mi>
                  </msub>
                  <mo stretchy="false">=</mo>
                  <msup>
                    <mi>F</mi>
                    <mrow>
                      <mn>1</mn>
                      <mn>2</mn>
                    </mrow>
                  </msup>
                  <mo stretchy="false">=</mo>
                  <mrow>
                    <mo stretchy="false">−</mo>
                    <msub>
                      <mi>F</mi>
                      <mrow>
                        <mn>2</mn>
                        <mn>1</mn>
                      </mrow>
                    </msub>
                  </mrow>
                </mrow>
              </mrow>
            </mtd>
          </mtr>
          <mtr>
            <mtd columnalign="left">
              <mrow>
                <mrow>
                  <msub>
                    <mi>F</mi>
                    <mrow>
                      <mn>1</mn>
                      <mn>3</mn>
                    </mrow>
                  </msub>
                  <mo stretchy="false">=</mo>
                  <msub>
                    <mo stretchy="false">∂</mo>
                    <mn>1</mn>
                  </msub>
                </mrow>
                <mrow>
                  <msub>
                    <mi>A</mi>
                    <mn>3</mn>
                  </msub>
                  <mo stretchy="false">−</mo>
                  <msub>
                    <mo stretchy="false">∂</mo>
                    <mn>3</mn>
                  </msub>
                </mrow>
                <mrow>
                  <msub>
                    <mi>A</mi>
                    <mn>1</mn>
                  </msub>
                  <mo stretchy="false">=</mo>
                  <mrow>
                    <mo stretchy="false">−</mo>
                    <msub>
                      <mi>B</mi>
                      <mi>y</mi>
                    </msub>
                  </mrow>
                  <mo stretchy="false">=</mo>
                  <msup>
                    <mi>F</mi>
                    <mrow>
                      <mn>1</mn>
                      <mn>3</mn>
                    </mrow>
                  </msup>
                  <mo stretchy="false">=</mo>
                  <mrow>
                    <mo stretchy="false">−</mo>
                    <msub>
                      <mi>F</mi>
                      <mrow>
                        <mn>3</mn>
                        <mn>1</mn>
                      </mrow>
                    </msub>
                  </mrow>
                </mrow>
              </mrow>
            </mtd>
          </mtr>
          <mtr>
            <mtd columnalign="left">
              <mrow>
                <mrow>
                  <msub>
                    <mi>F</mi>
                    <mrow>
                      <mn>2</mn>
                      <mn>3</mn>
                    </mrow>
                  </msub>
                  <mo stretchy="false">=</mo>
                  <msub>
                    <mo stretchy="false">∂</mo>
                    <mn>2</mn>
                  </msub>
                </mrow>
                <mrow>
                  <msub>
                    <mi>A</mi>
                    <mn>3</mn>
                  </msub>
                  <mo stretchy="false">−</mo>
                  <msub>
                    <mo stretchy="false">∂</mo>
                    <mn>3</mn>
                  </msub>
                </mrow>
                <mrow>
                  <msub>
                    <mi>A</mi>
                    <mn>2</mn>
                  </msub>
                  <mo stretchy="false">=</mo>
                  <msub>
                    <mi>B</mi>
                    <mi>x</mi>
                  </msub>
                  <mo stretchy="false">=</mo>
                  <msup>
                    <mi>F</mi>
                    <mrow>
                      <mn>2</mn>
                      <mn>3</mn>
                    </mrow>
                  </msup>
                  <mo stretchy="false">=</mo>
                  <mrow>
                    <mo stretchy="false">−</mo>
                    <msub>
                      <mi>F</mi>
                      <mrow>
                        <mn>3</mn>
                        <mn>2</mn>
                      </mrow>
                    </msub>
                  </mrow>
                </mrow>
              </mrow>
            </mtd>
          </mtr>
        </mtable>
      </mrow>
    </mrow>
    <annotation encoding="StarMath 5.0">left lbrace { stack { 
alignl F sub {1 2} = partial_1 A_2 - partial_2 A_1 = B_z = F sup {1 2} = - F sub {2 1} #
alignl F sub {1 3} = partial_1 A_3 - partial_3 A_1 = - B_y = F sup {1 3} = - F sub {3 1} #
alignl F sub {2 3} = partial_2 A_3 - partial_3 A_2 = B_x = F sup {2 3} = - F sub {3 2}
} } right none</annotation>
  </semantics>
</math>
</file>

<file path=Object 77/content.xml><?xml version="1.0" encoding="utf-8"?>
<math xmlns="http://www.w3.org/1998/Math/MathML">
  <semantics>
    <msub>
      <mi>B</mi>
      <mi>z</mi>
    </msub>
    <annotation encoding="StarMath 5.0">B_z</annotation>
  </semantics>
</math>
</file>

<file path=Object 78/content.xml><?xml version="1.0" encoding="utf-8"?>
<math xmlns="http://www.w3.org/1998/Math/MathML">
  <semantics>
    <msub>
      <mi>F</mi>
      <mrow>
        <mn>1</mn>
        <mn>2</mn>
      </mrow>
    </msub>
    <annotation encoding="StarMath 5.0">F sub {1 2}</annotation>
  </semantics>
</math>
</file>

<file path=Object 79/content.xml><?xml version="1.0" encoding="utf-8"?>
<math xmlns="http://www.w3.org/1998/Math/MathML">
  <semantics>
    <msup>
      <mi>F</mi>
      <mrow>
        <mn>1</mn>
        <mn>2</mn>
      </mrow>
    </msup>
    <annotation encoding="StarMath 5.0">F sup {1 2}</annotation>
  </semantics>
</math>
</file>

<file path=Object 8/content.xml><?xml version="1.0" encoding="utf-8"?>
<math xmlns="http://www.w3.org/1998/Math/MathML" display="block">
  <semantics>
    <mi>c</mi>
    <annotation encoding="StarMath 5.0"> c </annotation>
  </semantics>
</math>
</file>

<file path=Object 80/content.xml><?xml version="1.0" encoding="utf-8"?>
<math xmlns="http://www.w3.org/1998/Math/MathML" display="block">
  <semantics>
    <mrow>
      <mo stretchy="false">−</mo>
      <msub>
        <mi>B</mi>
        <mi>y</mi>
      </msub>
    </mrow>
    <annotation encoding="StarMath 5.0">- B_y</annotation>
  </semantics>
</math>
</file>

<file path=Object 81/content.xml><?xml version="1.0" encoding="utf-8"?>
<math xmlns="http://www.w3.org/1998/Math/MathML" display="block">
  <semantics>
    <mrow>
      <mo fence="true" stretchy="true">{</mo>
      <mrow>
        <mtable>
          <mtr>
            <mtd>
              <mrow>
                <mrow>
                  <msub>
                    <mi>F</mi>
                    <mrow>
                      <mn>0</mn>
                      <mn>1</mn>
                    </mrow>
                  </msub>
                  <mo stretchy="false">=</mo>
                  <msub>
                    <mo stretchy="false">∂</mo>
                    <mn>0</mn>
                  </msub>
                </mrow>
                <mrow>
                  <msub>
                    <mi>A</mi>
                    <mn>1</mn>
                  </msub>
                  <mo stretchy="false">−</mo>
                  <msub>
                    <mo stretchy="false">∂</mo>
                    <mn>1</mn>
                  </msub>
                </mrow>
                <mrow>
                  <msub>
                    <mi>A</mi>
                    <mn>0</mn>
                  </msub>
                  <mo stretchy="false">=</mo>
                  <mrow>
                    <mfrac>
                      <mrow>
                        <mo stretchy="false">∂</mo>
                        <msub>
                          <mi>A</mi>
                          <mn>1</mn>
                        </msub>
                      </mrow>
                      <mrow>
                        <mo stretchy="false">∂</mo>
                        <msup>
                          <mi>x</mi>
                          <mn>0</mn>
                        </msup>
                      </mrow>
                    </mfrac>
                    <mo stretchy="false">−</mo>
                    <mfrac>
                      <mn>1</mn>
                      <mi>c</mi>
                    </mfrac>
                  </mrow>
                </mrow>
                <mrow>
                  <mfrac>
                    <mrow>
                      <mo stretchy="false">∂</mo>
                      <mi>ϕ</mi>
                    </mrow>
                    <mrow>
                      <mo stretchy="false">∂</mo>
                      <msup>
                        <mi>x</mi>
                        <mn>1</mn>
                      </msup>
                    </mrow>
                  </mfrac>
                  <mo stretchy="false">=</mo>
                  <mrow>
                    <mo stretchy="false">−</mo>
                    <mfrac>
                      <mn>1</mn>
                      <mi>c</mi>
                    </mfrac>
                  </mrow>
                </mrow>
                <mrow>
                  <mfrac>
                    <mrow>
                      <mo stretchy="false">∂</mo>
                      <msub>
                        <mi>A</mi>
                        <mi>x</mi>
                      </msub>
                    </mrow>
                    <mrow>
                      <mo stretchy="false">∂</mo>
                      <mi>t</mi>
                    </mrow>
                  </mfrac>
                  <mo stretchy="false">−</mo>
                  <mfrac>
                    <mn>1</mn>
                    <mi>c</mi>
                  </mfrac>
                </mrow>
                <mrow>
                  <mfrac>
                    <mrow>
                      <mo stretchy="false">∂</mo>
                      <mi>ϕ</mi>
                    </mrow>
                    <mrow>
                      <mo stretchy="false">∂</mo>
                      <mi>x</mi>
                    </mrow>
                  </mfrac>
                  <mo stretchy="false">=</mo>
                  <mrow>
                    <msub>
                      <mi>E</mi>
                      <mi>x</mi>
                    </msub>
                    <mo stretchy="false">/</mo>
                    <mi>c</mi>
                  </mrow>
                  <mo stretchy="false">=</mo>
                  <mrow>
                    <mo stretchy="false">−</mo>
                    <msup>
                      <mi>F</mi>
                      <mrow>
                        <mn>0</mn>
                        <mn>1</mn>
                      </mrow>
                    </msup>
                  </mrow>
                </mrow>
              </mrow>
            </mtd>
          </mtr>
          <mtr>
            <mtd>
              <mrow>
                <mrow>
                  <msub>
                    <mi>F</mi>
                    <mrow>
                      <mn>0</mn>
                      <mn>2</mn>
                    </mrow>
                  </msub>
                  <mo stretchy="false">=</mo>
                  <msub>
                    <mo stretchy="false">∂</mo>
                    <mn>0</mn>
                  </msub>
                </mrow>
                <mrow>
                  <msub>
                    <mi>A</mi>
                    <mn>2</mn>
                  </msub>
                  <mo stretchy="false">−</mo>
                  <msub>
                    <mo stretchy="false">∂</mo>
                    <mn>2</mn>
                  </msub>
                </mrow>
                <mrow>
                  <msub>
                    <mi>A</mi>
                    <mn>0</mn>
                  </msub>
                  <mo stretchy="false">=</mo>
                  <mrow>
                    <mfrac>
                      <mrow>
                        <mo stretchy="false">∂</mo>
                        <msub>
                          <mi>A</mi>
                          <mn>2</mn>
                        </msub>
                      </mrow>
                      <mrow>
                        <mo stretchy="false">∂</mo>
                        <msup>
                          <mi>x</mi>
                          <mn>0</mn>
                        </msup>
                      </mrow>
                    </mfrac>
                    <mo stretchy="false">−</mo>
                    <mfrac>
                      <mn>1</mn>
                      <mi>c</mi>
                    </mfrac>
                  </mrow>
                </mrow>
                <mrow>
                  <mfrac>
                    <mrow>
                      <mo stretchy="false">∂</mo>
                      <mi>ϕ</mi>
                    </mrow>
                    <mrow>
                      <mo stretchy="false">∂</mo>
                      <msup>
                        <mi>x</mi>
                        <mn>2</mn>
                      </msup>
                    </mrow>
                  </mfrac>
                  <mo stretchy="false">=</mo>
                  <mrow>
                    <mo stretchy="false">−</mo>
                    <mfrac>
                      <mn>1</mn>
                      <mi>c</mi>
                    </mfrac>
                  </mrow>
                </mrow>
                <mrow>
                  <mfrac>
                    <mrow>
                      <mo stretchy="false">∂</mo>
                      <msub>
                        <mi>A</mi>
                        <mi>y</mi>
                      </msub>
                    </mrow>
                    <mrow>
                      <mo stretchy="false">∂</mo>
                      <mi>t</mi>
                    </mrow>
                  </mfrac>
                  <mo stretchy="false">−</mo>
                  <mfrac>
                    <mn>1</mn>
                    <mi>c</mi>
                  </mfrac>
                </mrow>
                <mrow>
                  <mfrac>
                    <mrow>
                      <mo stretchy="false">∂</mo>
                      <mi>ϕ</mi>
                    </mrow>
                    <mrow>
                      <mo stretchy="false">∂</mo>
                      <mi>y</mi>
                    </mrow>
                  </mfrac>
                  <mo stretchy="false">=</mo>
                  <mrow>
                    <msub>
                      <mi>E</mi>
                      <mi>y</mi>
                    </msub>
                    <mo stretchy="false">/</mo>
                    <mi>c</mi>
                  </mrow>
                  <mo stretchy="false">=</mo>
                  <mrow>
                    <mo stretchy="false">−</mo>
                    <msup>
                      <mi>F</mi>
                      <mrow>
                        <mn>0</mn>
                        <mn>2</mn>
                      </mrow>
                    </msup>
                  </mrow>
                </mrow>
              </mrow>
            </mtd>
          </mtr>
          <mtr>
            <mtd>
              <mrow>
                <mrow>
                  <msub>
                    <mi>F</mi>
                    <mrow>
                      <mn>0</mn>
                      <mn>3</mn>
                    </mrow>
                  </msub>
                  <mo stretchy="false">=</mo>
                  <msub>
                    <mo stretchy="false">∂</mo>
                    <mn>0</mn>
                  </msub>
                </mrow>
                <mrow>
                  <msub>
                    <mi>A</mi>
                    <mn>3</mn>
                  </msub>
                  <mo stretchy="false">−</mo>
                  <msub>
                    <mo stretchy="false">∂</mo>
                    <mn>3</mn>
                  </msub>
                </mrow>
                <mrow>
                  <msub>
                    <mi>A</mi>
                    <mn>0</mn>
                  </msub>
                  <mo stretchy="false">=</mo>
                  <mrow>
                    <mfrac>
                      <mrow>
                        <mo stretchy="false">∂</mo>
                        <msub>
                          <mi>A</mi>
                          <mn>3</mn>
                        </msub>
                      </mrow>
                      <mrow>
                        <mo stretchy="false">∂</mo>
                        <msup>
                          <mi>x</mi>
                          <mn>0</mn>
                        </msup>
                      </mrow>
                    </mfrac>
                    <mo stretchy="false">−</mo>
                    <mfrac>
                      <mn>1</mn>
                      <mi>c</mi>
                    </mfrac>
                  </mrow>
                </mrow>
                <mrow>
                  <mfrac>
                    <mrow>
                      <mo stretchy="false">∂</mo>
                      <mi>ϕ</mi>
                    </mrow>
                    <mrow>
                      <mo stretchy="false">∂</mo>
                      <msup>
                        <mi>x</mi>
                        <mn>3</mn>
                      </msup>
                    </mrow>
                  </mfrac>
                  <mo stretchy="false">=</mo>
                  <mrow>
                    <mo stretchy="false">−</mo>
                    <mfrac>
                      <mn>1</mn>
                      <mi>c</mi>
                    </mfrac>
                  </mrow>
                </mrow>
                <mrow>
                  <mfrac>
                    <mrow>
                      <mo stretchy="false">∂</mo>
                      <msub>
                        <mi>A</mi>
                        <mi>z</mi>
                      </msub>
                    </mrow>
                    <mrow>
                      <mo stretchy="false">∂</mo>
                      <mi>t</mi>
                    </mrow>
                  </mfrac>
                  <mo stretchy="false">−</mo>
                  <mfrac>
                    <mn>1</mn>
                    <mi>c</mi>
                  </mfrac>
                </mrow>
                <mrow>
                  <mfrac>
                    <mrow>
                      <mo stretchy="false">∂</mo>
                      <mi>ϕ</mi>
                    </mrow>
                    <mrow>
                      <mo stretchy="false">∂</mo>
                      <mi>z</mi>
                    </mrow>
                  </mfrac>
                  <mo stretchy="false">=</mo>
                  <mrow>
                    <msub>
                      <mi>E</mi>
                      <mi>z</mi>
                    </msub>
                    <mo stretchy="false">/</mo>
                    <mi>c</mi>
                  </mrow>
                  <mo stretchy="false">=</mo>
                  <mrow>
                    <mo stretchy="false">−</mo>
                    <msup>
                      <mi>F</mi>
                      <mrow>
                        <mn>0</mn>
                        <mn>3</mn>
                      </mrow>
                    </msup>
                  </mrow>
                </mrow>
              </mrow>
            </mtd>
          </mtr>
        </mtable>
      </mrow>
    </mrow>
    <annotation encoding="StarMath 5.0">left lbrace { stack {
F sub {0 1} = partial_0 A_1 - partial_1 A_0 = { {partial A_1} over {partial x^0} } - { 1 over c } { {partial %phi} over {partial x^1} } = - { 1 over c } { {partial A_x} over {partial t} } - { 1 over c } { {partial %phi} over {partial x} } = E_x / c = - F sup {0 1} #
F sub {0 2} = partial_0 A_2 - partial_2 A_0 = { {partial A_2} over {partial x^0} } - { 1 over c } { {partial %phi} over {partial x^2} } = - { 1 over c } { {partial A_y} over {partial t} } - { 1 over c } { {partial %phi} over {partial y} } = E_y / c = - F sup {0 2} #
F sub {0 3} = partial_0 A_3 - partial_3 A_0 = { {partial A_3} over {partial x^0} } - { 1 over c } { {partial %phi} over {partial x^3} } = - { 1 over c } { {partial A_z} over {partial t} } - { 1 over c } { {partial %phi} over {partial z} } = E_z / c = - F sup {0 3}

} } right none</annotation>
  </semantics>
</math>
</file>

<file path=Object 82/content.xml><?xml version="1.0" encoding="utf-8"?>
<math xmlns="http://www.w3.org/1998/Math/MathML" display="block">
  <semantics>
    <mrow>
      <mrow>
        <mstyle mathvariant="bold">
          <mi>E</mi>
        </mstyle>
        <mo stretchy="false">=</mo>
        <mrow>
          <mrow>
            <mo stretchy="false">−</mo>
            <mfrac>
              <mrow>
                <mo stretchy="false">∂</mo>
                <mstyle mathvariant="bold">
                  <mi>A</mi>
                </mstyle>
              </mrow>
              <mrow>
                <mo stretchy="false">∂</mo>
                <mi>t</mi>
              </mrow>
            </mfrac>
          </mrow>
          <mo stretchy="false">−</mo>
          <mo stretchy="false">∇</mo>
        </mrow>
      </mrow>
      <mi>ϕ</mi>
    </mrow>
    <annotation encoding="StarMath 5.0">{bold E} = - { {partial {bold A}} over {partial t} } - nabla %phi</annotation>
  </semantics>
</math>
</file>

<file path=Object 83/content.xml><?xml version="1.0" encoding="utf-8"?>
<math xmlns="http://www.w3.org/1998/Math/MathML" display="block">
  <semantics>
    <mrow>
      <mrow>
        <msup>
          <mi>F</mi>
          <mrow>
            <mstyle color="red">
              <mi>μ</mi>
            </mstyle>
            <mstyle color="red">
              <mi>ν</mi>
            </mstyle>
          </mrow>
        </msup>
        <mo stretchy="false">=</mo>
        <msup>
          <mi>η</mi>
          <mrow>
            <mstyle color="red">
              <mi>μ</mi>
            </mstyle>
            <mstyle color="blue">
              <mi>α</mi>
            </mstyle>
          </mrow>
        </msup>
      </mrow>
      <msup>
        <mi>η</mi>
        <mrow>
          <mstyle color="red">
            <mi>ν</mi>
          </mstyle>
          <mstyle color="blue">
            <mi>β</mi>
          </mstyle>
        </mrow>
      </msup>
      <msub>
        <mi>F</mi>
        <mrow>
          <mstyle color="blue">
            <mi>α</mi>
          </mstyle>
          <mstyle color="blue">
            <mi>β</mi>
          </mstyle>
        </mrow>
      </msub>
    </mrow>
    <annotation encoding="StarMath 5.0">F sup {{color red %mu} {color red %nu}} = %eta sup {{color red %mu} {color blue %alpha}} %eta sup {{color red %nu} {color blue %beta}} F sub {{color blue %alpha} {color blue %beta}}</annotation>
  </semantics>
</math>
</file>

<file path=Object 84/content.xml><?xml version="1.0" encoding="utf-8"?>
<math xmlns="http://www.w3.org/1998/Math/MathML">
  <semantics>
    <msub>
      <mi>F</mi>
      <mrow>
        <mn>1</mn>
        <mn>2</mn>
      </mrow>
    </msub>
    <annotation encoding="StarMath 5.0">F sub {1 2}</annotation>
  </semantics>
</math>
</file>

<file path=Object 85/content.xml><?xml version="1.0" encoding="utf-8"?>
<math xmlns="http://www.w3.org/1998/Math/MathML" display="block">
  <semantics>
    <mi>η</mi>
    <annotation encoding="StarMath 5.0">%eta</annotation>
  </semantics>
</math>
</file>

<file path=Object 86/content.xml><?xml version="1.0" encoding="utf-8"?>
<math xmlns="http://www.w3.org/1998/Math/MathML">
  <semantics>
    <msup>
      <mi mathvariant="normal">g</mi>
      <mrow>
        <mn>1</mn>
        <mn>1</mn>
      </mrow>
    </msup>
    <annotation encoding="StarMath 5.0">{func g} sup {1 1}</annotation>
  </semantics>
</math>
</file>

<file path=Object 87/content.xml><?xml version="1.0" encoding="utf-8"?>
<math xmlns="http://www.w3.org/1998/Math/MathML">
  <semantics>
    <msup>
      <mi mathvariant="normal">g</mi>
      <mrow>
        <mn>2</mn>
        <mn>2</mn>
      </mrow>
    </msup>
    <annotation encoding="StarMath 5.0">{func g} sup {2 2}</annotation>
  </semantics>
</math>
</file>

<file path=Object 88/content.xml><?xml version="1.0" encoding="utf-8"?>
<math xmlns="http://www.w3.org/1998/Math/MathML">
  <semantics>
    <mrow>
      <mo stretchy="false">−</mo>
      <mn>1</mn>
    </mrow>
    <annotation encoding="StarMath 5.0">-1</annotation>
  </semantics>
</math>
</file>

<file path=Object 89/content.xml><?xml version="1.0" encoding="utf-8"?>
<math xmlns="http://www.w3.org/1998/Math/MathML">
  <semantics>
    <mrow>
      <mo stretchy="false">−</mo>
      <mn>1</mn>
    </mrow>
    <annotation encoding="StarMath 5.0">-1</annotation>
  </semantics>
</math>
</file>

<file path=Object 9/content.xml><?xml version="1.0" encoding="utf-8"?>
<math xmlns="http://www.w3.org/1998/Math/MathML">
  <semantics>
    <mrow>
      <msub>
        <mi>A</mi>
        <mi>x</mi>
      </msub>
      <mi>,</mi>
      <msub>
        <mi>A</mi>
        <mi>y</mi>
      </msub>
      <mi>,</mi>
      <msub>
        <mi>A</mi>
        <mi>z</mi>
      </msub>
    </mrow>
    <annotation encoding="StarMath 5.0">A_x , A_y , A_z </annotation>
  </semantics>
</math>
</file>

<file path=Object 90/content.xml><?xml version="1.0" encoding="utf-8"?>
<math xmlns="http://www.w3.org/1998/Math/MathML" display="block">
  <semantics>
    <mrow>
      <mrow>
        <msup>
          <mi>F</mi>
          <mrow>
            <mn>1</mn>
            <mn>2</mn>
          </mrow>
        </msup>
        <mo stretchy="false">=</mo>
        <msup>
          <mi mathvariant="normal">g</mi>
          <mrow>
            <mn>1</mn>
            <mn>1</mn>
          </mrow>
        </msup>
      </mrow>
      <msub>
        <mi>F</mi>
        <mrow>
          <mn>1</mn>
          <mn>2</mn>
        </mrow>
      </msub>
      <mrow>
        <msup>
          <mi mathvariant="normal">g</mi>
          <mrow>
            <mn>2</mn>
            <mn>2</mn>
          </mrow>
        </msup>
        <mo stretchy="false">=</mo>
        <msub>
          <mi>F</mi>
          <mrow>
            <mn>1</mn>
            <mn>2</mn>
          </mrow>
        </msub>
        <mo stretchy="false">=</mo>
        <msub>
          <mi>B</mi>
          <mi>z</mi>
        </msub>
      </mrow>
    </mrow>
    <annotation encoding="StarMath 5.0">F sup {1 2} = {func g} sup {1 1} F sub {1 2} {func g} sup {2 2} = F sub {1 2} = B_z</annotation>
  </semantics>
</math>
</file>

<file path=Object 91/content.xml><?xml version="1.0" encoding="utf-8"?>
<math xmlns="http://www.w3.org/1998/Math/MathML">
  <semantics>
    <msup>
      <mi mathvariant="normal">g</mi>
      <mrow>
        <mn>0</mn>
        <mn>0</mn>
      </mrow>
    </msup>
    <annotation encoding="StarMath 5.0">{func g} sup {0 0}</annotation>
  </semantics>
</math>
</file>

<file path=Object 92/content.xml><?xml version="1.0" encoding="utf-8"?>
<math xmlns="http://www.w3.org/1998/Math/MathML" display="block">
  <semantics>
    <mn>1</mn>
    <annotation encoding="StarMath 5.0">1</annotation>
  </semantics>
</math>
</file>

<file path=Object 93/content.xml><?xml version="1.0" encoding="utf-8"?>
<math xmlns="http://www.w3.org/1998/Math/MathML">
  <semantics>
    <msup>
      <mi mathvariant="normal">g</mi>
      <mrow>
        <mn>1</mn>
        <mn>1</mn>
      </mrow>
    </msup>
    <annotation encoding="StarMath 5.0">{func g} sup {1 1}</annotation>
  </semantics>
</math>
</file>

<file path=Object 94/content.xml><?xml version="1.0" encoding="utf-8"?>
<math xmlns="http://www.w3.org/1998/Math/MathML" display="block">
  <semantics>
    <mrow>
      <mo stretchy="false">−</mo>
      <mn>1</mn>
    </mrow>
    <annotation encoding="StarMath 5.0">-1</annotation>
  </semantics>
</math>
</file>

<file path=Object 95/content.xml><?xml version="1.0" encoding="utf-8"?>
<math xmlns="http://www.w3.org/1998/Math/MathML" display="block">
  <semantics>
    <mrow>
      <mrow>
        <mn>0</mn>
        <mo stretchy="false">=</mo>
        <msub>
          <mo stretchy="false">∂</mo>
          <mstyle color="blue">
            <mi>μ</mi>
          </mstyle>
        </msub>
      </mrow>
      <mrow>
        <msup>
          <mi>A</mi>
          <mstyle color="blue">
            <mi>μ</mi>
          </mstyle>
        </msup>
        <mo stretchy="false">=</mo>
        <msub>
          <mo stretchy="false">∂</mo>
          <mn>0</mn>
        </msub>
      </mrow>
      <mrow>
        <msup>
          <mi>A</mi>
          <mn>0</mn>
        </msup>
        <mo stretchy="false">+</mo>
        <msub>
          <mo stretchy="false">∂</mo>
          <mn>1</mn>
        </msub>
      </mrow>
      <mrow>
        <msup>
          <mi>A</mi>
          <mn>1</mn>
        </msup>
        <mo stretchy="false">+</mo>
        <msub>
          <mo stretchy="false">∂</mo>
          <mn>2</mn>
        </msub>
      </mrow>
      <mrow>
        <msup>
          <mi>A</mi>
          <mn>2</mn>
        </msup>
        <mo stretchy="false">+</mo>
        <msub>
          <mo stretchy="false">∂</mo>
          <mn>3</mn>
        </msub>
      </mrow>
      <msup>
        <mi>A</mi>
        <mn>3</mn>
      </msup>
    </mrow>
    <annotation encoding="StarMath 5.0">0 = partial sub {color blue %mu} A sup {color blue %mu} = partial_0 A sup 0 + partial_1 A sup 1 + partial_2 A sup 2 + partial_3 A sup 3</annotation>
  </semantics>
</math>
</file>

<file path=Object 96/content.xml><?xml version="1.0" encoding="utf-8"?>
<math xmlns="http://www.w3.org/1998/Math/MathML" display="block">
  <semantics>
    <mrow>
      <msub>
        <mo stretchy="false">∂</mo>
        <mstyle color="blue">
          <mrow>
            <mi>μ</mi>
            <mi>'</mi>
          </mrow>
        </mstyle>
      </msub>
      <mrow>
        <msup>
          <mi>A</mi>
          <mstyle color="blue">
            <mrow>
              <mi>μ</mi>
              <mi>'</mi>
            </mrow>
          </mstyle>
        </msup>
        <mo stretchy="false">=</mo>
        <mn>0</mn>
      </mrow>
    </mrow>
    <annotation encoding="StarMath 5.0">partial sub {color blue nospace{%mu'}} A sup {color blue nospace{%mu'}} = 0</annotation>
  </semantics>
</math>
</file>

<file path=Object 97/content.xml><?xml version="1.0" encoding="utf-8"?>
<math xmlns="http://www.w3.org/1998/Math/MathML">
  <semantics>
    <mstyle mathvariant="bold">
      <mi>A</mi>
    </mstyle>
    <annotation encoding="StarMath 5.0">{bold A}</annotation>
  </semantics>
</math>
</file>

<file path=Object 98/content.xml><?xml version="1.0" encoding="utf-8"?>
<math xmlns="http://www.w3.org/1998/Math/MathML">
  <semantics>
    <mrow>
      <msub>
        <mo stretchy="false">∂</mo>
        <mstyle color="blue">
          <mi>μ</mi>
        </mstyle>
      </msub>
      <msup>
        <mi>A</mi>
        <mstyle color="blue">
          <mi>μ</mi>
        </mstyle>
      </msup>
    </mrow>
    <annotation encoding="StarMath 5.0">partial sub {color blue %mu} A sup {color blue %mu}</annotation>
  </semantics>
</math>
</file>

<file path=Object 99/content.xml><?xml version="1.0" encoding="utf-8"?>
<math xmlns="http://www.w3.org/1998/Math/MathML">
  <semantics>
    <msup>
      <mi>A</mi>
      <mstyle color="red">
        <mi>μ</mi>
      </mstyle>
    </msup>
    <annotation encoding="StarMath 5.0">A sup {color red %mu}</annotation>
  </semantics>
</math>
</file>